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d4ea6b"/>
    </style:style>
    <style:style style:name="ce5" style:family="table-cell" style:parent-style-name="Default" style:data-style-name="N36"/>
    <style:style style:name="ce3" style:family="table-cell" style:parent-style-name="Default" style:data-style-name="N36">
      <style:table-cell-properties fo:background-color="#d4ea6b"/>
    </style:style>
    <style:style style:name="ce9" style:family="table-cell" style:parent-style-name="Default">
      <style:map style:condition="cell-content()&gt;=365" style:apply-style-name="Error" style:base-cell-address="List1.H1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ff8000"/>
    </style:style>
    <style:style style:name="ce20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7" table:default-cell-style-name="Default"/>
        <table:table-column table:style-name="co1" table:default-cell-style-name="ce9"/>
        <table:table-row table:style-name="ro1">
          <table:table-cell office:value-type="float" office:value="13568" calcext:value-type="float">
            <text:p>13568</text:p>
          </table:table-cell>
          <table:table-cell table:number-columns-repeated="2"/>
          <table:table-cell table:style-name="ce5" office:value-type="date" office:date-value="2021-06-29" calcext:value-type="date">
            <text:p>29.06.20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rcent</text:p>
          </table:table-cell>
          <table:table-cell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formula="of:=[.A1]+[.A2]" office:value-type="float" office:value="13978" calcext:value-type="float">
            <text:p>13978</text:p>
          </table:table-cell>
          <table:table-cell table:formula="of:=[.A2]/[.B2]" office:value-type="float" office:value="0.0293318071254829" calcext:value-type="float">
            <text:p>0,029331807125483</text:p>
          </table:table-cell>
          <table:table-cell table:style-name="ce3" office:value-type="date" office:date-value="2021-09-07" calcext:value-type="date">
            <text:p>07.09.2021</text:p>
          </table:table-cell>
          <table:table-cell table:formula="of:=[.B2]-[.$A$1]" office:value-type="float" office:value="410" calcext:value-type="float">
            <text:p>410</text:p>
          </table:table-cell>
          <table:table-cell table:formula="of:=[.E2]*[.$F$1]" office:value-type="float" office:value="8610" calcext:value-type="float">
            <text:p>8610</text:p>
          </table:table-cell>
          <table:table-cell table:formula="of:=[.E2]/[.B2]*100" office:value-type="float" office:value="2.93318071254829" calcext:value-type="float">
            <text:p>2,93318071254829</text:p>
          </table:table-cell>
          <table:table-cell table:formula="of:=[.D2]-[.$D$1]" office:value-type="float" office:value="70" calcext:value-type="float">
            <text:p>70</text:p>
          </table:table-cell>
        </table:table-row>
        <table:table-row table:style-name="ro1">
          <table:table-cell table:formula="of:=[.B2]*[.C2]" office:value-type="float" office:value="410" calcext:value-type="float">
            <text:p>410</text:p>
          </table:table-cell>
          <table:table-cell table:formula="of:=[.B2]+[.A3]" office:value-type="float" office:value="14388" calcext:value-type="float">
            <text:p>14388</text:p>
          </table:table-cell>
          <table:table-cell table:formula="of:=[.C2]" office:value-type="float" office:value="0.0293318071254829" calcext:value-type="float">
            <text:p>0,029331807125483</text:p>
          </table:table-cell>
          <table:table-cell table:style-name="ce5" table:formula="of:=[.$D$2]-[.$D$1]+[.D2]" office:value-type="date" office:date-value="2021-11-16" calcext:value-type="date">
            <text:p>16.11.2021</text:p>
          </table:table-cell>
          <table:table-cell table:formula="of:=[.B3]-[.$A$1]" office:value-type="float" office:value="820" calcext:value-type="float">
            <text:p>820</text:p>
          </table:table-cell>
          <table:table-cell table:formula="of:=[.E3]*[.$F$1]" office:value-type="float" office:value="17220" calcext:value-type="float">
            <text:p>17220</text:p>
          </table:table-cell>
          <table:table-cell table:formula="of:=[.E3]/[.B3]*100" office:value-type="float" office:value="5.69919377258827" calcext:value-type="float">
            <text:p>5,69919377258827</text:p>
          </table:table-cell>
          <table:table-cell table:formula="of:=[.D3]-[.$D$1]" office:value-type="float" office:value="140" calcext:value-type="float">
            <text:p>140</text:p>
          </table:table-cell>
        </table:table-row>
        <table:table-row table:style-name="ro1">
          <table:table-cell table:formula="of:=[.B3]*[.C3]" office:value-type="float" office:value="422.026040921448" calcext:value-type="float">
            <text:p>422,026040921448</text:p>
          </table:table-cell>
          <table:table-cell table:formula="of:=[.B3]+[.A4]" office:value-type="float" office:value="14810.0260409214" calcext:value-type="float">
            <text:p>14810,0260409214</text:p>
          </table:table-cell>
          <table:table-cell table:formula="of:=[.C3]" office:value-type="float" office:value="0.0293318071254829" calcext:value-type="float">
            <text:p>0,029331807125483</text:p>
          </table:table-cell>
          <table:table-cell table:style-name="ce5" table:formula="of:=[.$D$2]-[.$D$1]+[.D3]" office:value-type="date" office:date-value="2022-01-25" calcext:value-type="date">
            <text:p>25.01.2022</text:p>
          </table:table-cell>
          <table:table-cell table:formula="of:=[.B4]-[.$A$1]" office:value-type="float" office:value="1242.02604092145" calcext:value-type="float">
            <text:p>1242,02604092145</text:p>
          </table:table-cell>
          <table:table-cell table:formula="of:=[.E4]*[.$F$1]" office:value-type="float" office:value="26082.5468593504" calcext:value-type="float">
            <text:p>26082,5468593504</text:p>
          </table:table-cell>
          <table:table-cell table:formula="of:=[.E4]/[.B4]*100" office:value-type="float" office:value="8.38638661059486" calcext:value-type="float">
            <text:p>8,38638661059486</text:p>
          </table:table-cell>
          <table:table-cell table:formula="of:=[.D4]-[.$D$1]" office:value-type="float" office:value="210" calcext:value-type="float">
            <text:p>210</text:p>
          </table:table-cell>
        </table:table-row>
        <table:table-row table:style-name="ro1">
          <table:table-cell table:formula="of:=[.B4]*[.C4]" office:value-type="float" office:value="434.404827355687" calcext:value-type="float">
            <text:p>434,404827355687</text:p>
          </table:table-cell>
          <table:table-cell table:formula="of:=[.B4]+[.A5]" office:value-type="float" office:value="15244.4308682771" calcext:value-type="float">
            <text:p>15244,4308682771</text:p>
          </table:table-cell>
          <table:table-cell table:formula="of:=[.C4]" office:value-type="float" office:value="0.0293318071254829" calcext:value-type="float">
            <text:p>0,029331807125483</text:p>
          </table:table-cell>
          <table:table-cell table:style-name="ce5" table:formula="of:=[.$D$2]-[.$D$1]+[.D4]" office:value-type="date" office:date-value="2022-04-05" calcext:value-type="date">
            <text:p>05.04.2022</text:p>
          </table:table-cell>
          <table:table-cell table:formula="of:=[.B5]-[.$A$1]" office:value-type="float" office:value="1676.43086827714" calcext:value-type="float">
            <text:p>1676,43086827714</text:p>
          </table:table-cell>
          <table:table-cell table:formula="of:=[.E5]*[.$F$1]" office:value-type="float" office:value="35205.0482338198" calcext:value-type="float">
            <text:p>35205,0482338198</text:p>
          </table:table-cell>
          <table:table-cell table:formula="of:=[.E5]/[.B5]*100" office:value-type="float" office:value="10.9970052851609" calcext:value-type="float">
            <text:p>10,9970052851609</text:p>
          </table:table-cell>
          <table:table-cell table:formula="of:=[.D5]-[.$D$1]" office:value-type="float" office:value="280" calcext:value-type="float">
            <text:p>280</text:p>
          </table:table-cell>
        </table:table-row>
        <table:table-row table:style-name="ro1">
          <table:table-cell table:formula="of:=[.B5]*[.C5]" office:value-type="float" office:value="447.146705966063" calcext:value-type="float">
            <text:p>447,146705966063</text:p>
          </table:table-cell>
          <table:table-cell table:formula="of:=[.B5]+[.A6]" office:value-type="float" office:value="15691.5775742432" calcext:value-type="float">
            <text:p>15691,5775742432</text:p>
          </table:table-cell>
          <table:table-cell table:formula="of:=[.C5]" office:value-type="float" office:value="0.0293318071254829" calcext:value-type="float">
            <text:p>0,029331807125483</text:p>
          </table:table-cell>
          <table:table-cell table:style-name="ce5" table:formula="of:=[.$D$2]-[.$D$1]+[.D5]" office:value-type="date" office:date-value="2022-06-14" calcext:value-type="date">
            <text:p>14.06.2022</text:p>
          </table:table-cell>
          <table:table-cell table:formula="of:=[.B6]-[.$A$1]" office:value-type="float" office:value="2123.5775742432" calcext:value-type="float">
            <text:p>2123,5775742432</text:p>
          </table:table-cell>
          <table:table-cell table:formula="of:=[.E6]*[.$F$1]" office:value-type="float" office:value="44595.1290591072" calcext:value-type="float">
            <text:p>44595,1290591072</text:p>
          </table:table-cell>
          <table:table-cell table:formula="of:=[.E6]/[.B6]*100" office:value-type="float" office:value="13.5332318512635" calcext:value-type="float">
            <text:p>13,5332318512635</text:p>
          </table:table-cell>
          <table:table-cell table:formula="of:=[.D6]-[.$D$1]" office:value-type="float" office:value="350" calcext:value-type="float">
            <text:p>350</text:p>
          </table:table-cell>
        </table:table-row>
        <table:table-row table:style-name="ro1">
          <table:table-cell table:formula="of:=[.B6]*[.C6]" office:value-type="float" office:value="460.262326902254" calcext:value-type="float">
            <text:p>460,262326902254</text:p>
          </table:table-cell>
          <table:table-cell table:formula="of:=[.B6]+[.A7]" office:value-type="float" office:value="16151.8399011455" calcext:value-type="float">
            <text:p>16151,8399011455</text:p>
          </table:table-cell>
          <table:table-cell table:formula="of:=[.C6]" office:value-type="float" office:value="0.0293318071254829" calcext:value-type="float">
            <text:p>0,029331807125483</text:p>
          </table:table-cell>
          <table:table-cell table:style-name="ce5" table:formula="of:=[.$D$2]-[.$D$1]+[.D6]" office:value-type="date" office:date-value="2022-08-23" calcext:value-type="date">
            <text:p>23.08.2022</text:p>
          </table:table-cell>
          <table:table-cell table:formula="of:=[.B7]-[.$A$1]" office:value-type="float" office:value="2583.83990114545" calcext:value-type="float">
            <text:p>2583,83990114545</text:p>
          </table:table-cell>
          <table:table-cell table:formula="of:=[.E7]*[.$F$1]" office:value-type="float" office:value="54260.6379240545" calcext:value-type="float">
            <text:p>54260,6379240545</text:p>
          </table:table-cell>
          <table:table-cell table:formula="of:=[.E7]/[.B7]*100" office:value-type="float" office:value="15.9971861841091" calcext:value-type="float">
            <text:p>15,9971861841091</text:p>
          </table:table-cell>
          <table:table-cell table:formula="of:=[.D7]-[.$D$1]" office:value-type="float" office:value="420" calcext:value-type="float">
            <text:p>420</text:p>
          </table:table-cell>
        </table:table-row>
        <table:table-row table:style-name="ro1">
          <table:table-cell table:formula="of:=[.B7]*[.C7]" office:value-type="float" office:value="473.762652702077" calcext:value-type="float">
            <text:p>473,762652702077</text:p>
          </table:table-cell>
          <table:table-cell table:formula="of:=[.B7]+[.A8]" office:value-type="float" office:value="16625.6025538475" calcext:value-type="float">
            <text:p>16625,6025538475</text:p>
          </table:table-cell>
          <table:table-cell table:formula="of:=[.C7]" office:value-type="float" office:value="0.0293318071254829" calcext:value-type="float">
            <text:p>0,029331807125483</text:p>
          </table:table-cell>
          <table:table-cell table:style-name="ce5" table:formula="of:=[.$D$2]-[.$D$1]+[.D7]" office:value-type="date" office:date-value="2022-11-01" calcext:value-type="date">
            <text:p>01.11.2022</text:p>
          </table:table-cell>
          <table:table-cell table:formula="of:=[.B8]-[.$A$1]" office:value-type="float" office:value="3057.60255384753" calcext:value-type="float">
            <text:p>3057,60255384753</text:p>
          </table:table-cell>
          <table:table-cell table:formula="of:=[.E8]*[.$F$1]" office:value-type="float" office:value="64209.6536307981" calcext:value-type="float">
            <text:p>64209,6536307981</text:p>
          </table:table-cell>
          <table:table-cell table:formula="of:=[.E8]/[.B8]*100" office:value-type="float" office:value="18.3909277510061" calcext:value-type="float">
            <text:p>18,3909277510061</text:p>
          </table:table-cell>
          <table:table-cell table:formula="of:=[.D8]-[.$D$1]" office:value-type="float" office:value="490" calcext:value-type="float">
            <text:p>490</text:p>
          </table:table-cell>
        </table:table-row>
        <table:table-row table:style-name="ro1">
          <table:table-cell table:formula="of:=[.B8]*[.C8]" office:value-type="float" office:value="487.658967454392" calcext:value-type="float">
            <text:p>487,658967454392</text:p>
          </table:table-cell>
          <table:table-cell table:formula="of:=[.B8]+[.A9]" office:value-type="float" office:value="17113.2615213019" calcext:value-type="float">
            <text:p>17113,2615213019</text:p>
          </table:table-cell>
          <table:table-cell table:formula="of:=[.C8]" office:value-type="float" office:value="0.0293318071254829" calcext:value-type="float">
            <text:p>0,029331807125483</text:p>
          </table:table-cell>
          <table:table-cell table:style-name="ce5" table:formula="of:=[.$D$2]-[.$D$1]+[.D8]" office:value-type="date" office:date-value="2023-01-10" calcext:value-type="date">
            <text:p>10.01.2023</text:p>
          </table:table-cell>
          <table:table-cell table:formula="of:=[.B9]-[.$A$1]" office:value-type="float" office:value="3545.26152130192" calcext:value-type="float">
            <text:p>3545,26152130192</text:p>
          </table:table-cell>
          <table:table-cell table:formula="of:=[.E9]*[.$F$1]" office:value-type="float" office:value="74450.4919473403" calcext:value-type="float">
            <text:p>74450,4919473403</text:p>
          </table:table-cell>
          <table:table-cell table:formula="of:=[.E9]/[.B9]*100" office:value-type="float" office:value="20.716457332747" calcext:value-type="float">
            <text:p>20,716457332747</text:p>
          </table:table-cell>
          <table:table-cell table:formula="of:=[.D9]-[.$D$1]" office:value-type="float" office:value="560" calcext:value-type="float">
            <text:p>560</text:p>
          </table:table-cell>
        </table:table-row>
        <table:table-row table:style-name="ro1">
          <table:table-cell table:formula="of:=[.B9]*[.C9]" office:value-type="float" office:value="501.962886230776" calcext:value-type="float">
            <text:p>501,962886230776</text:p>
          </table:table-cell>
          <table:table-cell table:formula="of:=[.B9]+[.A10]" office:value-type="float" office:value="17615.2244075327" calcext:value-type="float">
            <text:p>17615,2244075327</text:p>
          </table:table-cell>
          <table:table-cell table:formula="of:=[.C9]" office:value-type="float" office:value="0.0293318071254829" calcext:value-type="float">
            <text:p>0,029331807125483</text:p>
          </table:table-cell>
          <table:table-cell table:style-name="ce5" table:formula="of:=[.$D$2]-[.$D$1]+[.D9]" office:value-type="date" office:date-value="2023-03-21" calcext:value-type="date">
            <text:p>21.03.2023</text:p>
          </table:table-cell>
          <table:table-cell table:formula="of:=[.B10]-[.$A$1]" office:value-type="float" office:value="4047.2244075327" calcext:value-type="float">
            <text:p>4047,2244075327</text:p>
          </table:table-cell>
          <table:table-cell table:formula="of:=[.E10]*[.$F$1]" office:value-type="float" office:value="84991.7125581866" calcext:value-type="float">
            <text:p>84991,7125581866</text:p>
          </table:table-cell>
          <table:table-cell table:formula="of:=[.E10]/[.B10]*100" office:value-type="float" office:value="22.9757186959367" calcext:value-type="float">
            <text:p>22,9757186959367</text:p>
          </table:table-cell>
          <table:table-cell table:formula="of:=[.D10]-[.$D$1]" office:value-type="float" office:value="630" calcext:value-type="float">
            <text:p>630</text:p>
          </table:table-cell>
        </table:table-row>
        <table:table-row table:style-name="ro1">
          <table:table-cell table:formula="of:=[.B10]*[.C10]" office:value-type="float" office:value="516.686364793848" calcext:value-type="float">
            <text:p>516,686364793848</text:p>
          </table:table-cell>
          <table:table-cell table:formula="of:=[.B10]+[.A11]" office:value-type="float" office:value="18131.9107723265" calcext:value-type="float">
            <text:p>18131,9107723265</text:p>
          </table:table-cell>
          <table:table-cell table:formula="of:=[.C10]" office:value-type="float" office:value="0.0293318071254829" calcext:value-type="float">
            <text:p>0,029331807125483</text:p>
          </table:table-cell>
          <table:table-cell table:style-name="ce5" table:formula="of:=[.$D$2]-[.$D$1]+[.D10]" office:value-type="date" office:date-value="2023-05-30" calcext:value-type="date">
            <text:p>30.05.2023</text:p>
          </table:table-cell>
          <table:table-cell table:formula="of:=[.B11]-[.$A$1]" office:value-type="float" office:value="4563.91077232654" calcext:value-type="float">
            <text:p>4563,91077232654</text:p>
          </table:table-cell>
          <table:table-cell table:formula="of:=[.E11]*[.$F$1]" office:value-type="float" office:value="95842.1262188574" calcext:value-type="float">
            <text:p>95842,1262188574</text:p>
          </table:table-cell>
          <table:table-cell table:formula="of:=[.E11]/[.B11]*100" office:value-type="float" office:value="25.1706002176677" calcext:value-type="float">
            <text:p>25,1706002176677</text:p>
          </table:table-cell>
          <table:table-cell table:formula="of:=[.D11]-[.$D$1]" office:value-type="float" office:value="700" calcext:value-type="float">
            <text:p>700</text:p>
          </table:table-cell>
        </table:table-row>
        <table:table-row table:style-name="ro1">
          <table:table-cell table:formula="of:=[.B11]*[.C11]" office:value-type="float" office:value="531.841709590348" calcext:value-type="float">
            <text:p>531,841709590348</text:p>
          </table:table-cell>
          <table:table-cell table:formula="of:=[.B11]+[.A12]" office:value-type="float" office:value="18663.7524819169" calcext:value-type="float">
            <text:p>18663,7524819169</text:p>
          </table:table-cell>
          <table:table-cell table:formula="of:=[.C11]" office:value-type="float" office:value="0.0293318071254829" calcext:value-type="float">
            <text:p>0,029331807125483</text:p>
          </table:table-cell>
          <table:table-cell table:style-name="ce5" table:formula="of:=[.$D$2]-[.$D$1]+[.D11]" office:value-type="date" office:date-value="2023-08-08" calcext:value-type="date">
            <text:p>08.08.2023</text:p>
          </table:table-cell>
          <table:table-cell table:formula="of:=[.B12]-[.$A$1]" office:value-type="float" office:value="5095.75248191689" calcext:value-type="float">
            <text:p>5095,75248191689</text:p>
          </table:table-cell>
          <table:table-cell table:formula="of:=[.E12]*[.$F$1]" office:value-type="float" office:value="107010.802120255" calcext:value-type="float">
            <text:p>107010,802120255</text:p>
          </table:table-cell>
          <table:table-cell table:formula="of:=[.E12]/[.B12]*100" office:value-type="float" office:value="27.3029364638977" calcext:value-type="float">
            <text:p>27,3029364638977</text:p>
          </table:table-cell>
          <table:table-cell table:formula="of:=[.D12]-[.$D$1]" office:value-type="float" office:value="770" calcext:value-type="float">
            <text:p>770</text:p>
          </table:table-cell>
        </table:table-row>
        <table:table-row table:style-name="ro1">
          <table:table-cell table:formula="of:=[.B12]*[.C12]" office:value-type="float" office:value="547.441588037339" calcext:value-type="float">
            <text:p>547,441588037339</text:p>
          </table:table-cell>
          <table:table-cell table:formula="of:=[.B12]+[.A13]" office:value-type="float" office:value="19211.1940699542" calcext:value-type="float">
            <text:p>19211,1940699542</text:p>
          </table:table-cell>
          <table:table-cell table:formula="of:=[.C12]" office:value-type="float" office:value="0.0293318071254829" calcext:value-type="float">
            <text:p>0,029331807125483</text:p>
          </table:table-cell>
          <table:table-cell table:style-name="ce5" table:formula="of:=[.$D$2]-[.$D$1]+[.D12]" office:value-type="date" office:date-value="2023-10-17" calcext:value-type="date">
            <text:p>17.10.2023</text:p>
          </table:table-cell>
          <table:table-cell table:formula="of:=[.B13]-[.$A$1]" office:value-type="float" office:value="5643.19406995423" calcext:value-type="float">
            <text:p>5643,19406995423</text:p>
          </table:table-cell>
          <table:table-cell table:formula="of:=[.E13]*[.$F$1]" office:value-type="float" office:value="118507.075469039" calcext:value-type="float">
            <text:p>118507,075469039</text:p>
          </table:table-cell>
          <table:table-cell table:formula="of:=[.E13]/[.B13]*100" office:value-type="float" office:value="29.3745097228497" calcext:value-type="float">
            <text:p>29,3745097228497</text:p>
          </table:table-cell>
          <table:table-cell table:formula="of:=[.D13]-[.$D$1]" office:value-type="float" office:value="840" calcext:value-type="float">
            <text:p>840</text:p>
          </table:table-cell>
        </table:table-row>
        <table:table-row table:style-name="ro1">
          <table:table-cell table:formula="of:=[.B13]*[.C13]" office:value-type="float" office:value="563.499039110118" calcext:value-type="float">
            <text:p>563,499039110118</text:p>
          </table:table-cell>
          <table:table-cell table:formula="of:=[.B13]+[.A14]" office:value-type="float" office:value="19774.6931090644" calcext:value-type="float">
            <text:p>19774,6931090644</text:p>
          </table:table-cell>
          <table:table-cell table:formula="of:=[.C13]" office:value-type="float" office:value="0.0293318071254829" calcext:value-type="float">
            <text:p>0,029331807125483</text:p>
          </table:table-cell>
          <table:table-cell table:style-name="ce5" table:formula="of:=[.$D$2]-[.$D$1]+[.D13]" office:value-type="date" office:date-value="2023-12-26" calcext:value-type="date">
            <text:p>26.12.2023</text:p>
          </table:table-cell>
          <table:table-cell table:formula="of:=[.B14]-[.$A$1]" office:value-type="float" office:value="6206.69310906435" calcext:value-type="float">
            <text:p>6206,69310906435</text:p>
          </table:table-cell>
          <table:table-cell table:formula="of:=[.E14]*[.$F$1]" office:value-type="float" office:value="130340.555290351" calcext:value-type="float">
            <text:p>130340,555290351</text:p>
          </table:table-cell>
          <table:table-cell table:formula="of:=[.E14]/[.B14]*100" office:value-type="float" office:value="31.3870514947174" calcext:value-type="float">
            <text:p>31,3870514947174</text:p>
          </table:table-cell>
          <table:table-cell table:formula="of:=[.D14]-[.$D$1]" office:value-type="float" office:value="910" calcext:value-type="float">
            <text:p>910</text:p>
          </table:table-cell>
        </table:table-row>
        <table:table-row table:style-name="ro1">
          <table:table-cell table:formula="of:=[.B14]*[.C14]" office:value-type="float" office:value="580.027484240692" calcext:value-type="float">
            <text:p>580,027484240692</text:p>
          </table:table-cell>
          <table:table-cell table:formula="of:=[.B14]+[.A15]" office:value-type="float" office:value="20354.720593305" calcext:value-type="float">
            <text:p>20354,720593305</text:p>
          </table:table-cell>
          <table:table-cell table:formula="of:=[.C14]" office:value-type="float" office:value="0.0293318071254829" calcext:value-type="float">
            <text:p>0,029331807125483</text:p>
          </table:table-cell>
          <table:table-cell table:style-name="ce5" table:formula="of:=[.$D$2]-[.$D$1]+[.D14]" office:value-type="date" office:date-value="2024-03-05" calcext:value-type="date">
            <text:p>05.03.2024</text:p>
          </table:table-cell>
          <table:table-cell table:formula="of:=[.B15]-[.$A$1]" office:value-type="float" office:value="6786.72059330504" calcext:value-type="float">
            <text:p>6786,72059330504</text:p>
          </table:table-cell>
          <table:table-cell table:formula="of:=[.E15]*[.$F$1]" office:value-type="float" office:value="142521.132459406" calcext:value-type="float">
            <text:p>142521,132459406</text:p>
          </table:table-cell>
          <table:table-cell table:formula="of:=[.E15]/[.B15]*100" office:value-type="float" office:value="33.3422439389185" calcext:value-type="float">
            <text:p>33,3422439389185</text:p>
          </table:table-cell>
          <table:table-cell table:formula="of:=[.D15]-[.$D$1]" office:value-type="float" office:value="980" calcext:value-type="float">
            <text:p>980</text:p>
          </table:table-cell>
        </table:table-row>
        <table:table-row table:style-name="ro1">
          <table:table-cell table:formula="of:=[.B15]*[.C15]" office:value-type="float" office:value="597.040738535918" calcext:value-type="float">
            <text:p>597,040738535918</text:p>
          </table:table-cell>
          <table:table-cell table:formula="of:=[.B15]+[.A16]" office:value-type="float" office:value="20951.761331841" calcext:value-type="float">
            <text:p>20951,761331841</text:p>
          </table:table-cell>
          <table:table-cell table:formula="of:=[.C15]" office:value-type="float" office:value="0.0293318071254829" calcext:value-type="float">
            <text:p>0,029331807125483</text:p>
          </table:table-cell>
          <table:table-cell table:style-name="ce5" table:formula="of:=[.$D$2]-[.$D$1]+[.D15]" office:value-type="date" office:date-value="2024-05-14" calcext:value-type="date">
            <text:p>14.05.2024</text:p>
          </table:table-cell>
          <table:table-cell table:formula="of:=[.B16]-[.$A$1]" office:value-type="float" office:value="7383.76133184096" calcext:value-type="float">
            <text:p>7383,76133184096</text:p>
          </table:table-cell>
          <table:table-cell table:formula="of:=[.E16]*[.$F$1]" office:value-type="float" office:value="155058.98796866" calcext:value-type="float">
            <text:p>155058,98796866</text:p>
          </table:table-cell>
          <table:table-cell table:formula="of:=[.E16]/[.B16]*100" office:value-type="float" office:value="35.2417212801086" calcext:value-type="float">
            <text:p>35,2417212801086</text:p>
          </table:table-cell>
          <table:table-cell table:formula="of:=[.D16]-[.$D$1]" office:value-type="float" office:value="1050" calcext:value-type="float">
            <text:p>1050</text:p>
          </table:table-cell>
        </table:table-row>
        <table:table-row table:style-name="ro1">
          <table:table-cell table:formula="of:=[.B16]*[.C16]" office:value-type="float" office:value="614.55302232471" calcext:value-type="float">
            <text:p>614,55302232471</text:p>
          </table:table-cell>
          <table:table-cell table:formula="of:=[.B16]+[.A17]" office:value-type="float" office:value="21566.3143541657" calcext:value-type="float">
            <text:p>21566,3143541657</text:p>
          </table:table-cell>
          <table:table-cell table:formula="of:=[.C16]" office:value-type="float" office:value="0.0293318071254829" calcext:value-type="float">
            <text:p>0,029331807125483</text:p>
          </table:table-cell>
          <table:table-cell table:style-name="ce5" table:formula="of:=[.$D$2]-[.$D$1]+[.D16]" office:value-type="date" office:date-value="2024-07-23" calcext:value-type="date">
            <text:p>23.07.2024</text:p>
          </table:table-cell>
          <table:table-cell table:formula="of:=[.B17]-[.$A$1]" office:value-type="float" office:value="7998.31435416567" calcext:value-type="float">
            <text:p>7998,31435416567</text:p>
          </table:table-cell>
          <table:table-cell table:formula="of:=[.E17]*[.$F$1]" office:value-type="float" office:value="167964.601437479" calcext:value-type="float">
            <text:p>167964,601437479</text:p>
          </table:table-cell>
          <table:table-cell table:formula="of:=[.E17]/[.B17]*100" office:value-type="float" office:value="37.0870711741283" calcext:value-type="float">
            <text:p>37,0870711741283</text:p>
          </table:table-cell>
          <table:table-cell table:formula="of:=[.D17]-[.$D$1]" office:value-type="float" office:value="1120" calcext:value-type="float">
            <text:p>1120</text:p>
          </table:table-cell>
        </table:table-row>
        <table:table-row table:style-name="ro1">
          <table:table-cell table:formula="of:=[.B17]*[.C17]" office:value-type="float" office:value="632.578973043921" calcext:value-type="float">
            <text:p>632,578973043921</text:p>
          </table:table-cell>
          <table:table-cell table:formula="of:=[.B17]+[.A18]" office:value-type="float" office:value="22198.8933272096" calcext:value-type="float">
            <text:p>22198,8933272096</text:p>
          </table:table-cell>
          <table:table-cell table:formula="of:=[.C17]" office:value-type="float" office:value="0.0293318071254829" calcext:value-type="float">
            <text:p>0,029331807125483</text:p>
          </table:table-cell>
          <table:table-cell table:style-name="ce5" table:formula="of:=[.$D$2]-[.$D$1]+[.D17]" office:value-type="date" office:date-value="2024-10-01" calcext:value-type="date">
            <text:p>01.10.2024</text:p>
          </table:table-cell>
          <table:table-cell table:formula="of:=[.B18]-[.$A$1]" office:value-type="float" office:value="8630.89332720959" calcext:value-type="float">
            <text:p>8630,89332720959</text:p>
          </table:table-cell>
          <table:table-cell table:formula="of:=[.E18]*[.$F$1]" office:value-type="float" office:value="181248.759871401" calcext:value-type="float">
            <text:p>181248,759871401</text:p>
          </table:table-cell>
          <table:table-cell table:formula="of:=[.E18]/[.B18]*100" office:value-type="float" office:value="38.8798360350268" calcext:value-type="float">
            <text:p>38,8798360350268</text:p>
          </table:table-cell>
          <table:table-cell table:formula="of:=[.D18]-[.$D$1]" office:value-type="float" office:value="1190" calcext:value-type="float">
            <text:p>1190</text:p>
          </table:table-cell>
        </table:table-row>
        <table:table-row table:style-name="ro1">
          <table:table-cell table:formula="of:=[.B18]*[.C18]" office:value-type="float" office:value="651.133657472881" calcext:value-type="float">
            <text:p>651,133657472881</text:p>
          </table:table-cell>
          <table:table-cell table:formula="of:=[.B18]+[.A19]" office:value-type="float" office:value="22850.0269846825" calcext:value-type="float">
            <text:p>22850,0269846825</text:p>
          </table:table-cell>
          <table:table-cell table:formula="of:=[.C18]" office:value-type="float" office:value="0.0293318071254829" calcext:value-type="float">
            <text:p>0,029331807125483</text:p>
          </table:table-cell>
          <table:table-cell table:style-name="ce5" table:formula="of:=[.$D$2]-[.$D$1]+[.D18]" office:value-type="date" office:date-value="2024-12-10" calcext:value-type="date">
            <text:p>10.12.2024</text:p>
          </table:table-cell>
          <table:table-cell table:formula="of:=[.B19]-[.$A$1]" office:value-type="float" office:value="9282.02698468247" calcext:value-type="float">
            <text:p>9282,02698468247</text:p>
          </table:table-cell>
          <table:table-cell table:formula="of:=[.E19]*[.$F$1]" office:value-type="float" office:value="194922.566678332" calcext:value-type="float">
            <text:p>194922,566678332</text:p>
          </table:table-cell>
          <table:table-cell table:formula="of:=[.E19]/[.B19]*100" office:value-type="float" office:value="40.6215143242705" calcext:value-type="float">
            <text:p>40,6215143242705</text:p>
          </table:table-cell>
          <table:table-cell table:formula="of:=[.D19]-[.$D$1]" office:value-type="float" office:value="1260" calcext:value-type="float">
            <text:p>1260</text:p>
          </table:table-cell>
        </table:table-row>
        <table:table-row table:style-name="ro1">
          <table:table-cell table:formula="of:=[.B19]*[.C19]" office:value-type="float" office:value="670.232584326786" calcext:value-type="float">
            <text:p>670,232584326786</text:p>
          </table:table-cell>
          <table:table-cell table:formula="of:=[.B19]+[.A20]" office:value-type="float" office:value="23520.2595690093" calcext:value-type="float">
            <text:p>23520,2595690093</text:p>
          </table:table-cell>
          <table:table-cell table:formula="of:=[.C19]" office:value-type="float" office:value="0.0293318071254829" calcext:value-type="float">
            <text:p>0,029331807125483</text:p>
          </table:table-cell>
          <table:table-cell table:style-name="ce5" table:formula="of:=[.$D$2]-[.$D$1]+[.D19]" office:value-type="date" office:date-value="2025-02-18" calcext:value-type="date">
            <text:p>18.02.2025</text:p>
          </table:table-cell>
          <table:table-cell table:formula="of:=[.B20]-[.$A$1]" office:value-type="float" office:value="9952.25956900926" calcext:value-type="float">
            <text:p>9952,25956900926</text:p>
          </table:table-cell>
          <table:table-cell table:formula="of:=[.E20]*[.$F$1]" office:value-type="float" office:value="208997.450949194" calcext:value-type="float">
            <text:p>208997,450949194</text:p>
          </table:table-cell>
          <table:table-cell table:formula="of:=[.E20]/[.B20]*100" office:value-type="float" office:value="42.3135618032147" calcext:value-type="float">
            <text:p>42,3135618032147</text:p>
          </table:table-cell>
          <table:table-cell table:formula="of:=[.D20]-[.$D$1]" office:value-type="float" office:value="1330" calcext:value-type="float">
            <text:p>1330</text:p>
          </table:table-cell>
        </table:table-row>
        <table:table-row table:style-name="ro1">
          <table:table-cell table:formula="of:=[.B20]*[.C20]" office:value-type="float" office:value="689.891717219473" calcext:value-type="float">
            <text:p>689,891717219473</text:p>
          </table:table-cell>
          <table:table-cell table:formula="of:=[.B20]+[.A21]" office:value-type="float" office:value="24210.1512862287" calcext:value-type="float">
            <text:p>24210,1512862287</text:p>
          </table:table-cell>
          <table:table-cell table:formula="of:=[.C20]" office:value-type="float" office:value="0.0293318071254829" calcext:value-type="float">
            <text:p>0,029331807125483</text:p>
          </table:table-cell>
          <table:table-cell table:style-name="ce5" table:formula="of:=[.$D$2]-[.$D$1]+[.D20]" office:value-type="date" office:date-value="2025-04-29" calcext:value-type="date">
            <text:p>29.04.2025</text:p>
          </table:table-cell>
          <table:table-cell table:formula="of:=[.B21]-[.$A$1]" office:value-type="float" office:value="10642.1512862287" calcext:value-type="float">
            <text:p>10642,1512862287</text:p>
          </table:table-cell>
          <table:table-cell table:formula="of:=[.E21]*[.$F$1]" office:value-type="float" office:value="223485.177010803" calcext:value-type="float">
            <text:p>223485,177010803</text:p>
          </table:table-cell>
          <table:table-cell table:formula="of:=[.E21]/[.B21]*100" office:value-type="float" office:value="43.9573927498843" calcext:value-type="float">
            <text:p>43,9573927498843</text:p>
          </table:table-cell>
          <table:table-cell table:formula="of:=[.D21]-[.$D$1]" office:value-type="float" office:value="1400" calcext:value-type="float">
            <text:p>1400</text:p>
          </table:table-cell>
        </table:table-row>
        <table:table-row table:style-name="ro1">
          <table:table-cell table:formula="of:=[.B21]*[.C21]" office:value-type="float" office:value="710.127488006423" calcext:value-type="float">
            <text:p>710,127488006423</text:p>
          </table:table-cell>
          <table:table-cell table:formula="of:=[.B21]+[.A22]" office:value-type="float" office:value="24920.2787742352" calcext:value-type="float">
            <text:p>24920,2787742352</text:p>
          </table:table-cell>
          <table:table-cell table:formula="of:=[.C21]" office:value-type="float" office:value="0.0293318071254829" calcext:value-type="float">
            <text:p>0,029331807125483</text:p>
          </table:table-cell>
          <table:table-cell table:style-name="ce5" table:formula="of:=[.$D$2]-[.$D$1]+[.D21]" office:value-type="date" office:date-value="2025-07-08" calcext:value-type="date">
            <text:p>08.07.2025</text:p>
          </table:table-cell>
          <table:table-cell table:formula="of:=[.B22]-[.$A$1]" office:value-type="float" office:value="11352.2787742352" calcext:value-type="float">
            <text:p>11352,2787742352</text:p>
          </table:table-cell>
          <table:table-cell table:formula="of:=[.E22]*[.$F$1]" office:value-type="float" office:value="238397.854258938" calcext:value-type="float">
            <text:p>238397,854258938</text:p>
          </table:table-cell>
          <table:table-cell table:formula="of:=[.E22]/[.B22]*100" office:value-type="float" office:value="45.5543811410817" calcext:value-type="float">
            <text:p>45,5543811410817</text:p>
          </table:table-cell>
          <table:table-cell table:formula="of:=[.D22]-[.$D$1]" office:value-type="float" office:value="1470" calcext:value-type="float">
            <text:p>1470</text:p>
          </table:table-cell>
        </table:table-row>
        <table:table-row table:style-name="ro1">
          <table:table-cell table:formula="of:=[.B22]*[.C22]" office:value-type="float" office:value="730.956810519131" calcext:value-type="float">
            <text:p>730,956810519131</text:p>
          </table:table-cell>
          <table:table-cell table:formula="of:=[.B22]+[.A23]" office:value-type="float" office:value="25651.2355847543" calcext:value-type="float">
            <text:p>25651,2355847543</text:p>
          </table:table-cell>
          <table:table-cell table:formula="of:=[.C22]" office:value-type="float" office:value="0.0293318071254829" calcext:value-type="float">
            <text:p>0,029331807125483</text:p>
          </table:table-cell>
          <table:table-cell table:style-name="ce5" table:formula="of:=[.$D$2]-[.$D$1]+[.D22]" office:value-type="date" office:date-value="2025-09-16" calcext:value-type="date">
            <text:p>16.09.2025</text:p>
          </table:table-cell>
          <table:table-cell table:formula="of:=[.B23]-[.$A$1]" office:value-type="float" office:value="12083.2355847543" calcext:value-type="float">
            <text:p>12083,2355847543</text:p>
          </table:table-cell>
          <table:table-cell table:formula="of:=[.E23]*[.$F$1]" office:value-type="float" office:value="253747.94727984" calcext:value-type="float">
            <text:p>253747,94727984</text:p>
          </table:table-cell>
          <table:table-cell table:formula="of:=[.E23]/[.B23]*100" office:value-type="float" office:value="47.105861800809" calcext:value-type="float">
            <text:p>47,105861800809</text:p>
          </table:table-cell>
          <table:table-cell table:formula="of:=[.D23]-[.$D$1]" office:value-type="float" office:value="1540" calcext:value-type="float">
            <text:p>1540</text:p>
          </table:table-cell>
        </table:table-row>
        <table:table-row table:style-name="ro1">
          <table:table-cell table:formula="of:=[.B23]*[.C23]" office:value-type="float" office:value="752.397094702337" calcext:value-type="float">
            <text:p>752,397094702337</text:p>
          </table:table-cell>
          <table:table-cell table:formula="of:=[.B23]+[.A24]" office:value-type="float" office:value="26403.6326794566" calcext:value-type="float">
            <text:p>26403,6326794566</text:p>
          </table:table-cell>
          <table:table-cell table:formula="of:=[.C23]" office:value-type="float" office:value="0.0293318071254829" calcext:value-type="float">
            <text:p>0,029331807125483</text:p>
          </table:table-cell>
          <table:table-cell table:style-name="ce5" table:formula="of:=[.$D$2]-[.$D$1]+[.D23]" office:value-type="date" office:date-value="2025-11-25" calcext:value-type="date">
            <text:p>25.11.2025</text:p>
          </table:table-cell>
          <table:table-cell table:formula="of:=[.B24]-[.$A$1]" office:value-type="float" office:value="12835.6326794566" calcext:value-type="float">
            <text:p>12835,6326794566</text:p>
          </table:table-cell>
          <table:table-cell table:formula="of:=[.E24]*[.$F$1]" office:value-type="float" office:value="269548.286268589" calcext:value-type="float">
            <text:p>269548,286268589</text:p>
          </table:table-cell>
          <table:table-cell table:formula="of:=[.E24]/[.B24]*100" office:value-type="float" office:value="48.6131315159652" calcext:value-type="float">
            <text:p>48,6131315159652</text:p>
          </table:table-cell>
          <table:table-cell table:formula="of:=[.D24]-[.$D$1]" office:value-type="float" office:value="1610" calcext:value-type="float">
            <text:p>1610</text:p>
          </table:table-cell>
        </table:table-row>
        <table:table-row table:style-name="ro1">
          <table:table-cell table:formula="of:=[.B24]*[.C24]" office:value-type="float" office:value="774.466261165919" calcext:value-type="float">
            <text:p>774,466261165919</text:p>
          </table:table-cell>
          <table:table-cell table:formula="of:=[.B24]+[.A25]" office:value-type="float" office:value="27178.0989406225" calcext:value-type="float">
            <text:p>27178,0989406225</text:p>
          </table:table-cell>
          <table:table-cell table:formula="of:=[.C24]" office:value-type="float" office:value="0.0293318071254829" calcext:value-type="float">
            <text:p>0,029331807125483</text:p>
          </table:table-cell>
          <table:table-cell table:style-name="ce5" table:formula="of:=[.$D$2]-[.$D$1]+[.D24]" office:value-type="date" office:date-value="2026-02-03" calcext:value-type="date">
            <text:p>03.02.2026</text:p>
          </table:table-cell>
          <table:table-cell table:formula="of:=[.B25]-[.$A$1]" office:value-type="float" office:value="13610.0989406225" calcext:value-type="float">
            <text:p>13610,0989406225</text:p>
          </table:table-cell>
          <table:table-cell table:formula="of:=[.E25]*[.$F$1]" office:value-type="float" office:value="285812.077753073" calcext:value-type="float">
            <text:p>285812,077753073</text:p>
          </table:table-cell>
          <table:table-cell table:formula="of:=[.E25]/[.B25]*100" office:value-type="float" office:value="50.0774501202504" calcext:value-type="float">
            <text:p>50,0774501202504</text:p>
          </table:table-cell>
          <table:table-cell table:formula="of:=[.D25]-[.$D$1]" office:value-type="float" office:value="1680" calcext:value-type="float">
            <text:p>1680</text:p>
          </table:table-cell>
        </table:table-row>
        <table:table-row table:style-name="ro1">
          <table:table-cell table:formula="of:=[.B25]*[.C25]" office:value-type="float" office:value="797.182756163632" calcext:value-type="float">
            <text:p>797,182756163632</text:p>
          </table:table-cell>
          <table:table-cell table:formula="of:=[.B25]+[.A26]" office:value-type="float" office:value="27975.2816967862" calcext:value-type="float">
            <text:p>27975,2816967862</text:p>
          </table:table-cell>
          <table:table-cell table:formula="of:=[.C25]" office:value-type="float" office:value="0.0293318071254829" calcext:value-type="float">
            <text:p>0,029331807125483</text:p>
          </table:table-cell>
          <table:table-cell table:style-name="ce5" table:formula="of:=[.$D$2]-[.$D$1]+[.D25]" office:value-type="date" office:date-value="2026-04-14" calcext:value-type="date">
            <text:p>14.04.2026</text:p>
          </table:table-cell>
          <table:table-cell table:formula="of:=[.B26]-[.$A$1]" office:value-type="float" office:value="14407.2816967862" calcext:value-type="float">
            <text:p>14407,2816967862</text:p>
          </table:table-cell>
          <table:table-cell table:formula="of:=[.E26]*[.$F$1]" office:value-type="float" office:value="302552.91563251" calcext:value-type="float">
            <text:p>302552,91563251</text:p>
          </table:table-cell>
          <table:table-cell table:formula="of:=[.E26]/[.B26]*100" office:value-type="float" office:value="51.5000415471823" calcext:value-type="float">
            <text:p>51,5000415471823</text:p>
          </table:table-cell>
          <table:table-cell table:formula="of:=[.D26]-[.$D$1]" office:value-type="float" office:value="1750" calcext:value-type="float">
            <text:p>1750</text:p>
          </table:table-cell>
        </table:table-row>
        <table:table-row table:style-name="ro1">
          <table:table-cell table:formula="of:=[.B26]*[.C26]" office:value-type="float" office:value="820.565567011184" calcext:value-type="float">
            <text:p>820,565567011184</text:p>
          </table:table-cell>
          <table:table-cell table:formula="of:=[.B26]+[.A27]" office:value-type="float" office:value="28795.8472637974" calcext:value-type="float">
            <text:p>28795,8472637974</text:p>
          </table:table-cell>
          <table:table-cell table:formula="of:=[.C26]" office:value-type="float" office:value="0.0293318071254829" calcext:value-type="float">
            <text:p>0,029331807125483</text:p>
          </table:table-cell>
          <table:table-cell table:style-name="ce5" table:formula="of:=[.$D$2]-[.$D$1]+[.D26]" office:value-type="date" office:date-value="2026-06-23" calcext:value-type="date">
            <text:p>23.06.2026</text:p>
          </table:table-cell>
          <table:table-cell table:formula="of:=[.B27]-[.$A$1]" office:value-type="float" office:value="15227.8472637974" calcext:value-type="float">
            <text:p>15227,8472637974</text:p>
          </table:table-cell>
          <table:table-cell table:formula="of:=[.E27]*[.$F$1]" office:value-type="float" office:value="319784.792539745" calcext:value-type="float">
            <text:p>319784,792539745</text:p>
          </table:table-cell>
          <table:table-cell table:formula="of:=[.E27]/[.B27]*100" office:value-type="float" office:value="52.8820948531078" calcext:value-type="float">
            <text:p>52,8820948531078</text:p>
          </table:table-cell>
          <table:table-cell table:formula="of:=[.D27]-[.$D$1]" office:value-type="float" office:value="1820" calcext:value-type="float">
            <text:p>1820</text:p>
          </table:table-cell>
        </table:table-row>
        <table:table-row table:style-name="ro1">
          <table:table-cell table:formula="of:=[.B27]*[.C27]" office:value-type="float" office:value="844.634237956569" calcext:value-type="float">
            <text:p>844,634237956569</text:p>
          </table:table-cell>
          <table:table-cell table:formula="of:=[.B27]+[.A28]" office:value-type="float" office:value="29640.4815017539" calcext:value-type="float">
            <text:p>29640,4815017539</text:p>
          </table:table-cell>
          <table:table-cell table:formula="of:=[.C27]" office:value-type="float" office:value="0.0293318071254829" calcext:value-type="float">
            <text:p>0,029331807125483</text:p>
          </table:table-cell>
          <table:table-cell table:style-name="ce5" table:formula="of:=[.$D$2]-[.$D$1]+[.D27]" office:value-type="date" office:date-value="2026-09-01" calcext:value-type="date">
            <text:p>01.09.2026</text:p>
          </table:table-cell>
          <table:table-cell table:formula="of:=[.B28]-[.$A$1]" office:value-type="float" office:value="16072.4815017539" calcext:value-type="float">
            <text:p>16072,4815017539</text:p>
          </table:table-cell>
          <table:table-cell table:formula="of:=[.E28]*[.$F$1]" office:value-type="float" office:value="337522.111536833" calcext:value-type="float">
            <text:p>337522,111536833</text:p>
          </table:table-cell>
          <table:table-cell table:formula="of:=[.E28]/[.B28]*100" office:value-type="float" office:value="54.2247652110606" calcext:value-type="float">
            <text:p>54,2247652110606</text:p>
          </table:table-cell>
          <table:table-cell table:formula="of:=[.D28]-[.$D$1]" office:value-type="float" office:value="1890" calcext:value-type="float">
            <text:p>1890</text:p>
          </table:table-cell>
        </table:table-row>
        <table:table-row table:style-name="ro1">
          <table:table-cell table:formula="of:=[.B28]*[.C28]" office:value-type="float" office:value="869.40888651589" calcext:value-type="float">
            <text:p>869,40888651589</text:p>
          </table:table-cell>
          <table:table-cell table:formula="of:=[.B28]+[.A29]" office:value-type="float" office:value="30509.8903882698" calcext:value-type="float">
            <text:p>30509,8903882698</text:p>
          </table:table-cell>
          <table:table-cell table:formula="of:=[.C28]" office:value-type="float" office:value="0.0293318071254829" calcext:value-type="float">
            <text:p>0,029331807125483</text:p>
          </table:table-cell>
          <table:table-cell table:style-name="ce5" table:formula="of:=[.$D$2]-[.$D$1]+[.D28]" office:value-type="date" office:date-value="2026-11-10" calcext:value-type="date">
            <text:p>10.11.2026</text:p>
          </table:table-cell>
          <table:table-cell table:formula="of:=[.B29]-[.$A$1]" office:value-type="float" office:value="16941.8903882698" calcext:value-type="float">
            <text:p>16941,8903882698</text:p>
          </table:table-cell>
          <table:table-cell table:formula="of:=[.E29]*[.$F$1]" office:value-type="float" office:value="355779.698153666" calcext:value-type="float">
            <text:p>355779,698153666</text:p>
          </table:table-cell>
          <table:table-cell table:formula="of:=[.E29]/[.B29]*100" office:value-type="float" office:value="55.5291748763001" calcext:value-type="float">
            <text:p>55,5291748763001</text:p>
          </table:table-cell>
          <table:table-cell table:formula="of:=[.D29]-[.$D$1]" office:value-type="float" office:value="1960" calcext:value-type="float">
            <text:p>1960</text:p>
          </table:table-cell>
        </table:table-row>
        <table:table-row table:style-name="ro1">
          <table:table-cell table:formula="of:=[.B29]*[.C29]" office:value-type="float" office:value="894.910220288355" calcext:value-type="float">
            <text:p>894,910220288355</text:p>
          </table:table-cell>
          <table:table-cell table:formula="of:=[.B29]+[.A30]" office:value-type="float" office:value="31404.8006085582" calcext:value-type="float">
            <text:p>31404,8006085582</text:p>
          </table:table-cell>
          <table:table-cell table:formula="of:=[.C29]" office:value-type="float" office:value="0.0293318071254829" calcext:value-type="float">
            <text:p>0,029331807125483</text:p>
          </table:table-cell>
          <table:table-cell table:style-name="ce5" table:formula="of:=[.$D$2]-[.$D$1]+[.D29]" office:value-type="date" office:date-value="2027-01-19" calcext:value-type="date">
            <text:p>19.01.2027</text:p>
          </table:table-cell>
          <table:table-cell table:formula="of:=[.B30]-[.$A$1]" office:value-type="float" office:value="17836.8006085582" calcext:value-type="float">
            <text:p>17836,8006085582</text:p>
          </table:table-cell>
          <table:table-cell table:formula="of:=[.E30]*[.$F$1]" office:value-type="float" office:value="374572.812779722" calcext:value-type="float">
            <text:p>374572,812779722</text:p>
          </table:table-cell>
          <table:table-cell table:formula="of:=[.E30]/[.B30]*100" office:value-type="float" office:value="56.7964141243344" calcext:value-type="float">
            <text:p>56,7964141243344</text:p>
          </table:table-cell>
          <table:table-cell table:formula="of:=[.D30]-[.$D$1]" office:value-type="float" office:value="2030" calcext:value-type="float">
            <text:p>2030</text:p>
          </table:table-cell>
        </table:table-row>
        <table:table-row table:style-name="ro1">
          <table:table-cell table:formula="of:=[.B30]*[.C30]" office:value-type="float" office:value="921.159554264477" calcext:value-type="float">
            <text:p>921,159554264477</text:p>
          </table:table-cell>
          <table:table-cell table:formula="of:=[.B30]+[.A31]" office:value-type="float" office:value="32325.9601628227" calcext:value-type="float">
            <text:p>32325,9601628227</text:p>
          </table:table-cell>
          <table:table-cell table:formula="of:=[.C30]" office:value-type="float" office:value="0.0293318071254829" calcext:value-type="float">
            <text:p>0,029331807125483</text:p>
          </table:table-cell>
          <table:table-cell table:style-name="ce5" table:formula="of:=[.$D$2]-[.$D$1]+[.D30]" office:value-type="date" office:date-value="2027-03-30" calcext:value-type="date">
            <text:p>30.03.2027</text:p>
          </table:table-cell>
          <table:table-cell table:formula="of:=[.B31]-[.$A$1]" office:value-type="float" office:value="18757.9601628227" calcext:value-type="float">
            <text:p>18757,9601628227</text:p>
          </table:table-cell>
          <table:table-cell table:formula="of:=[.E31]*[.$F$1]" office:value-type="float" office:value="393917.163419276" calcext:value-type="float">
            <text:p>393917,163419276</text:p>
          </table:table-cell>
          <table:table-cell table:formula="of:=[.E31]/[.B31]*100" office:value-type="float" office:value="58.0275421622147" calcext:value-type="float">
            <text:p>58,0275421622147</text:p>
          </table:table-cell>
          <table:table-cell table:formula="of:=[.D31]-[.$D$1]" office:value-type="float" office:value="2100" calcext:value-type="float">
            <text:p>2100</text:p>
          </table:table-cell>
        </table:table-row>
        <table:table-row table:style-name="ro1">
          <table:table-cell table:formula="of:=[.B31]*[.C31]" office:value-type="float" office:value="948.178828641958" calcext:value-type="float">
            <text:p>948,178828641958</text:p>
          </table:table-cell>
          <table:table-cell table:formula="of:=[.B31]+[.A32]" office:value-type="float" office:value="33274.1389914646" calcext:value-type="float">
            <text:p>33274,1389914646</text:p>
          </table:table-cell>
          <table:table-cell table:formula="of:=[.C31]" office:value-type="float" office:value="0.0293318071254829" calcext:value-type="float">
            <text:p>0,029331807125483</text:p>
          </table:table-cell>
          <table:table-cell table:style-name="ce5" table:formula="of:=[.$D$2]-[.$D$1]+[.D31]" office:value-type="date" office:date-value="2027-06-08" calcext:value-type="date">
            <text:p>08.06.2027</text:p>
          </table:table-cell>
          <table:table-cell table:formula="of:=[.B32]-[.$A$1]" office:value-type="float" office:value="19706.1389914646" calcext:value-type="float">
            <text:p>19706,1389914646</text:p>
          </table:table-cell>
          <table:table-cell table:formula="of:=[.E32]*[.$F$1]" office:value-type="float" office:value="413828.918820757" calcext:value-type="float">
            <text:p>413828,918820757</text:p>
          </table:table-cell>
          <table:table-cell table:formula="of:=[.E32]/[.B32]*100" office:value-type="float" office:value="59.2235880138614" calcext:value-type="float">
            <text:p>59,2235880138614</text:p>
          </table:table-cell>
          <table:table-cell table:formula="of:=[.D32]-[.$D$1]" office:value-type="float" office:value="2170" calcext:value-type="float">
            <text:p>2170</text:p>
          </table:table-cell>
        </table:table-row>
        <table:table-row table:style-name="ro1">
          <table:table-cell table:formula="of:=[.B32]*[.C32]" office:value-type="float" office:value="975.99062716415" calcext:value-type="float">
            <text:p>975,99062716415</text:p>
          </table:table-cell>
          <table:table-cell table:formula="of:=[.B32]+[.A33]" office:value-type="float" office:value="34250.1296186288" calcext:value-type="float">
            <text:p>34250,1296186288</text:p>
          </table:table-cell>
          <table:table-cell table:formula="of:=[.C32]" office:value-type="float" office:value="0.0293318071254829" calcext:value-type="float">
            <text:p>0,029331807125483</text:p>
          </table:table-cell>
          <table:table-cell table:style-name="ce5" table:formula="of:=[.$D$2]-[.$D$1]+[.D32]" office:value-type="date" office:date-value="2027-08-17" calcext:value-type="date">
            <text:p>17.08.2027</text:p>
          </table:table-cell>
          <table:table-cell table:formula="of:=[.B33]-[.$A$1]" office:value-type="float" office:value="20682.1296186288" calcext:value-type="float">
            <text:p>20682,1296186288</text:p>
          </table:table-cell>
          <table:table-cell table:formula="of:=[.E33]*[.$F$1]" office:value-type="float" office:value="434324.721991204" calcext:value-type="float">
            <text:p>434324,721991204</text:p>
          </table:table-cell>
          <table:table-cell table:formula="of:=[.E33]/[.B33]*100" office:value-type="float" office:value="60.3855513801609" calcext:value-type="float">
            <text:p>60,3855513801609</text:p>
          </table:table-cell>
          <table:table-cell table:formula="of:=[.D33]-[.$D$1]" office:value-type="float" office:value="2240" calcext:value-type="float">
            <text:p>2240</text:p>
          </table:table-cell>
        </table:table-row>
        <table:table-row table:style-name="ro1">
          <table:table-cell table:formula="of:=[.B33]*[.C33]" office:value-type="float" office:value="1004.61819599641" calcext:value-type="float">
            <text:p>1004,61819599641</text:p>
          </table:table-cell>
          <table:table-cell table:formula="of:=[.B33]+[.A34]" office:value-type="float" office:value="35254.7478146252" calcext:value-type="float">
            <text:p>35254,7478146252</text:p>
          </table:table-cell>
          <table:table-cell table:formula="of:=[.C33]" office:value-type="float" office:value="0.0293318071254829" calcext:value-type="float">
            <text:p>0,029331807125483</text:p>
          </table:table-cell>
          <table:table-cell table:style-name="ce5" table:formula="of:=[.$D$2]-[.$D$1]+[.D33]" office:value-type="date" office:date-value="2027-10-26" calcext:value-type="date">
            <text:p>26.10.2027</text:p>
          </table:table-cell>
          <table:table-cell table:formula="of:=[.B34]-[.$A$1]" office:value-type="float" office:value="21686.7478146252" calcext:value-type="float">
            <text:p>21686,7478146252</text:p>
          </table:table-cell>
          <table:table-cell table:formula="of:=[.E34]*[.$F$1]" office:value-type="float" office:value="455421.704107129" calcext:value-type="float">
            <text:p>455421,704107129</text:p>
          </table:table-cell>
          <table:table-cell table:formula="of:=[.E34]/[.B34]*100" office:value-type="float" office:value="61.5144034745544" calcext:value-type="float">
            <text:p>61,5144034745544</text:p>
          </table:table-cell>
          <table:table-cell table:formula="of:=[.D34]-[.$D$1]" office:value-type="float" office:value="2310" calcext:value-type="float">
            <text:p>2310</text:p>
          </table:table-cell>
        </table:table-row>
        <table:table-row table:style-name="ro1">
          <table:table-cell table:formula="of:=[.B34]*[.C34]" office:value-type="float" office:value="1034.08546315613" calcext:value-type="float">
            <text:p>1034,08546315613</text:p>
          </table:table-cell>
          <table:table-cell table:formula="of:=[.B34]+[.A35]" office:value-type="float" office:value="36288.8332777813" calcext:value-type="float">
            <text:p>36288,8332777813</text:p>
          </table:table-cell>
          <table:table-cell table:formula="of:=[.C34]" office:value-type="float" office:value="0.0293318071254829" calcext:value-type="float">
            <text:p>0,029331807125483</text:p>
          </table:table-cell>
          <table:table-cell table:style-name="ce5" table:formula="of:=[.$D$2]-[.$D$1]+[.D34]" office:value-type="date" office:date-value="2028-01-04" calcext:value-type="date">
            <text:p>04.01.2028</text:p>
          </table:table-cell>
          <table:table-cell table:formula="of:=[.B35]-[.$A$1]" office:value-type="float" office:value="22720.8332777813" calcext:value-type="float">
            <text:p>22720,8332777813</text:p>
          </table:table-cell>
          <table:table-cell table:formula="of:=[.E35]*[.$F$1]" office:value-type="float" office:value="477137.498833407" calcext:value-type="float">
            <text:p>477137,498833407</text:p>
          </table:table-cell>
          <table:table-cell table:formula="of:=[.E35]/[.B35]*100" office:value-type="float" office:value="62.6110878348152" calcext:value-type="float">
            <text:p>62,6110878348152</text:p>
          </table:table-cell>
          <table:table-cell table:formula="of:=[.D35]-[.$D$1]" office:value-type="float" office:value="2380" calcext:value-type="float">
            <text:p>2380</text:p>
          </table:table-cell>
        </table:table-row>
        <table:table-row table:style-name="ro1">
          <table:table-cell table:formula="of:=[.B35]*[.C35]" office:value-type="float" office:value="1064.41705851269" calcext:value-type="float">
            <text:p>1064,41705851269</text:p>
          </table:table-cell>
          <table:table-cell table:formula="of:=[.B35]+[.A36]" office:value-type="float" office:value="37353.250336294" calcext:value-type="float">
            <text:p>37353,250336294</text:p>
          </table:table-cell>
          <table:table-cell table:formula="of:=[.C35]" office:value-type="float" office:value="0.0293318071254829" calcext:value-type="float">
            <text:p>0,029331807125483</text:p>
          </table:table-cell>
          <table:table-cell table:style-name="ce5" table:formula="of:=[.$D$2]-[.$D$1]+[.D35]" office:value-type="date" office:date-value="2028-03-14" calcext:value-type="date">
            <text:p>14.03.2028</text:p>
          </table:table-cell>
          <table:table-cell table:formula="of:=[.B36]-[.$A$1]" office:value-type="float" office:value="23785.250336294" calcext:value-type="float">
            <text:p>23785,250336294</text:p>
          </table:table-cell>
          <table:table-cell table:formula="of:=[.E36]*[.$F$1]" office:value-type="float" office:value="499490.257062174" calcext:value-type="float">
            <text:p>499490,257062174</text:p>
          </table:table-cell>
          <table:table-cell table:formula="of:=[.E36]/[.B36]*100" office:value-type="float" office:value="63.6765211116936" calcext:value-type="float">
            <text:p>63,6765211116936</text:p>
          </table:table-cell>
          <table:table-cell table:formula="of:=[.D36]-[.$D$1]" office:value-type="float" office:value="2450" calcext:value-type="float">
            <text:p>2450</text:p>
          </table:table-cell>
        </table:table-row>
        <table:table-row table:style-name="ro1">
          <table:table-cell table:formula="of:=[.B36]*[.C36]" office:value-type="float" office:value="1095.63833437405" calcext:value-type="float">
            <text:p>1095,63833437405</text:p>
          </table:table-cell>
          <table:table-cell table:formula="of:=[.B36]+[.A37]" office:value-type="float" office:value="38448.888670668" calcext:value-type="float">
            <text:p>38448,888670668</text:p>
          </table:table-cell>
          <table:table-cell table:formula="of:=[.C36]" office:value-type="float" office:value="0.0293318071254829" calcext:value-type="float">
            <text:p>0,029331807125483</text:p>
          </table:table-cell>
          <table:table-cell table:style-name="ce5" table:formula="of:=[.$D$2]-[.$D$1]+[.D36]" office:value-type="date" office:date-value="2028-05-23" calcext:value-type="date">
            <text:p>23.05.2028</text:p>
          </table:table-cell>
          <table:table-cell table:formula="of:=[.B37]-[.$A$1]" office:value-type="float" office:value="24880.888670668" calcext:value-type="float">
            <text:p>24880,888670668</text:p>
          </table:table-cell>
          <table:table-cell table:formula="of:=[.E37]*[.$F$1]" office:value-type="float" office:value="522498.662084029" calcext:value-type="float">
            <text:p>522498,662084029</text:p>
          </table:table-cell>
          <table:table-cell table:formula="of:=[.E37]/[.B37]*100" office:value-type="float" office:value="64.7115938350885" calcext:value-type="float">
            <text:p>64,7115938350885</text:p>
          </table:table-cell>
          <table:table-cell table:formula="of:=[.D37]-[.$D$1]" office:value-type="float" office:value="2520" calcext:value-type="float">
            <text:p>2520</text:p>
          </table:table-cell>
        </table:table-row>
        <table:table-row table:style-name="ro1">
          <table:table-cell table:formula="of:=[.B37]*[.C37]" office:value-type="float" office:value="1127.7753866772" calcext:value-type="float">
            <text:p>1127,7753866772</text:p>
          </table:table-cell>
          <table:table-cell table:formula="of:=[.B37]+[.A38]" office:value-type="float" office:value="39576.6640573452" calcext:value-type="float">
            <text:p>39576,6640573452</text:p>
          </table:table-cell>
          <table:table-cell table:formula="of:=[.C37]" office:value-type="float" office:value="0.0293318071254829" calcext:value-type="float">
            <text:p>0,029331807125483</text:p>
          </table:table-cell>
          <table:table-cell table:style-name="ce5" table:formula="of:=[.$D$2]-[.$D$1]+[.D37]" office:value-type="date" office:date-value="2028-08-01" calcext:value-type="date">
            <text:p>01.08.2028</text:p>
          </table:table-cell>
          <table:table-cell table:formula="of:=[.B38]-[.$A$1]" office:value-type="float" office:value="26008.6640573452" calcext:value-type="float">
            <text:p>26008,6640573452</text:p>
          </table:table-cell>
          <table:table-cell table:formula="of:=[.E38]*[.$F$1]" office:value-type="float" office:value="546181.94520425" calcext:value-type="float">
            <text:p>546181,94520425</text:p>
          </table:table-cell>
          <table:table-cell table:formula="of:=[.E38]/[.B38]*100" office:value-type="float" office:value="65.7171711583866" calcext:value-type="float">
            <text:p>65,7171711583866</text:p>
          </table:table-cell>
          <table:table-cell table:formula="of:=[.D38]-[.$D$1]" office:value-type="float" office:value="2590" calcext:value-type="float">
            <text:p>2590</text:p>
          </table:table-cell>
        </table:table-row>
        <table:table-row table:style-name="ro1">
          <table:table-cell table:formula="of:=[.B38]*[.C38]" office:value-type="float" office:value="1160.85507680008" calcext:value-type="float">
            <text:p>1160,85507680008</text:p>
          </table:table-cell>
          <table:table-cell table:formula="of:=[.B38]+[.A39]" office:value-type="float" office:value="40737.5191341453" calcext:value-type="float">
            <text:p>40737,5191341453</text:p>
          </table:table-cell>
          <table:table-cell table:formula="of:=[.C38]" office:value-type="float" office:value="0.0293318071254829" calcext:value-type="float">
            <text:p>0,029331807125483</text:p>
          </table:table-cell>
          <table:table-cell table:style-name="ce5" table:formula="of:=[.$D$2]-[.$D$1]+[.D38]" office:value-type="date" office:date-value="2028-10-10" calcext:value-type="date">
            <text:p>10.10.2028</text:p>
          </table:table-cell>
          <table:table-cell table:formula="of:=[.B39]-[.$A$1]" office:value-type="float" office:value="27169.5191341453" calcext:value-type="float">
            <text:p>27169,5191341453</text:p>
          </table:table-cell>
          <table:table-cell table:formula="of:=[.E39]*[.$F$1]" office:value-type="float" office:value="570559.901817051" calcext:value-type="float">
            <text:p>570559,901817051</text:p>
          </table:table-cell>
          <table:table-cell table:formula="of:=[.E39]/[.B39]*100" office:value-type="float" office:value="66.6940935815908" calcext:value-type="float">
            <text:p>66,6940935815908</text:p>
          </table:table-cell>
          <table:table-cell table:formula="of:=[.D39]-[.$D$1]" office:value-type="float" office:value="2660" calcext:value-type="float">
            <text:p>2660</text:p>
          </table:table-cell>
        </table:table-row>
        <table:table-row table:style-name="ro1">
          <table:table-cell table:formula="of:=[.B39]*[.C39]" office:value-type="float" office:value="1194.90505401342" calcext:value-type="float">
            <text:p>1194,90505401342</text:p>
          </table:table-cell>
          <table:table-cell table:formula="of:=[.B39]+[.A40]" office:value-type="float" office:value="41932.4241881587" calcext:value-type="float">
            <text:p>41932,4241881587</text:p>
          </table:table-cell>
          <table:table-cell table:formula="of:=[.C39]" office:value-type="float" office:value="0.0293318071254829" calcext:value-type="float">
            <text:p>0,029331807125483</text:p>
          </table:table-cell>
          <table:table-cell table:style-name="ce5" table:formula="of:=[.$D$2]-[.$D$1]+[.D39]" office:value-type="date" office:date-value="2028-12-19" calcext:value-type="date">
            <text:p>19.12.2028</text:p>
          </table:table-cell>
          <table:table-cell table:formula="of:=[.B40]-[.$A$1]" office:value-type="float" office:value="28364.4241881587" calcext:value-type="float">
            <text:p>28364,4241881587</text:p>
          </table:table-cell>
          <table:table-cell table:formula="of:=[.E40]*[.$F$1]" office:value-type="float" office:value="595652.907951333" calcext:value-type="float">
            <text:p>595652,907951333</text:p>
          </table:table-cell>
          <table:table-cell table:formula="of:=[.E40]/[.B40]*100" office:value-type="float" office:value="67.6431776538418" calcext:value-type="float">
            <text:p>67,6431776538418</text:p>
          </table:table-cell>
          <table:table-cell table:formula="of:=[.D40]-[.$D$1]" office:value-type="float" office:value="2730" calcext:value-type="float">
            <text:p>2730</text:p>
          </table:table-cell>
        </table:table-row>
        <table:table-row table:style-name="ro1">
          <table:table-cell table:formula="of:=[.B40]*[.C40]" office:value-type="float" office:value="1229.95377859101" calcext:value-type="float">
            <text:p>1229,95377859101</text:p>
          </table:table-cell>
          <table:table-cell table:formula="of:=[.B40]+[.A41]" office:value-type="float" office:value="43162.3779667497" calcext:value-type="float">
            <text:p>43162,3779667497</text:p>
          </table:table-cell>
          <table:table-cell table:formula="of:=[.C40]" office:value-type="float" office:value="0.0293318071254829" calcext:value-type="float">
            <text:p>0,029331807125483</text:p>
          </table:table-cell>
          <table:table-cell table:style-name="ce5" table:formula="of:=[.$D$2]-[.$D$1]+[.D40]" office:value-type="date" office:date-value="2029-02-27" calcext:value-type="date">
            <text:p>27.02.2029</text:p>
          </table:table-cell>
          <table:table-cell table:formula="of:=[.B41]-[.$A$1]" office:value-type="float" office:value="29594.3779667497" calcext:value-type="float">
            <text:p>29594,3779667497</text:p>
          </table:table-cell>
          <table:table-cell table:formula="of:=[.E41]*[.$F$1]" office:value-type="float" office:value="621481.937301745" calcext:value-type="float">
            <text:p>621481,937301745</text:p>
          </table:table-cell>
          <table:table-cell table:formula="of:=[.E41]/[.B41]*100" office:value-type="float" office:value="68.5652166559216" calcext:value-type="float">
            <text:p>68,5652166559216</text:p>
          </table:table-cell>
          <table:table-cell table:formula="of:=[.D41]-[.$D$1]" office:value-type="float" office:value="2800" calcext:value-type="float">
            <text:p>2800</text:p>
          </table:table-cell>
        </table:table-row>
        <table:table-row table:style-name="ro1">
          <table:table-cell table:formula="of:=[.B41]*[.C41]" office:value-type="float" office:value="1266.0305455979" calcext:value-type="float">
            <text:p>1266,0305455979</text:p>
          </table:table-cell>
          <table:table-cell table:formula="of:=[.B41]+[.A42]" office:value-type="float" office:value="44428.4085123476" calcext:value-type="float">
            <text:p>44428,4085123476</text:p>
          </table:table-cell>
          <table:table-cell table:formula="of:=[.C41]" office:value-type="float" office:value="0.0293318071254829" calcext:value-type="float">
            <text:p>0,029331807125483</text:p>
          </table:table-cell>
          <table:table-cell table:style-name="ce5" table:formula="of:=[.$D$2]-[.$D$1]+[.D41]" office:value-type="date" office:date-value="2029-05-08" calcext:value-type="date">
            <text:p>08.05.2029</text:p>
          </table:table-cell>
          <table:table-cell table:formula="of:=[.B42]-[.$A$1]" office:value-type="float" office:value="30860.4085123476" calcext:value-type="float">
            <text:p>30860,4085123476</text:p>
          </table:table-cell>
          <table:table-cell table:formula="of:=[.E42]*[.$F$1]" office:value-type="float" office:value="648068.5787593" calcext:value-type="float">
            <text:p>648068,5787593</text:p>
          </table:table-cell>
          <table:table-cell table:formula="of:=[.E42]/[.B42]*100" office:value-type="float" office:value="69.4609812633078" calcext:value-type="float">
            <text:p>69,4609812633078</text:p>
          </table:table-cell>
          <table:table-cell table:formula="of:=[.D42]-[.$D$1]" office:value-type="float" office:value="2870" calcext:value-type="float">
            <text:p>2870</text:p>
          </table:table-cell>
        </table:table-row>
        <table:table-row table:style-name="ro1">
          <table:table-cell table:formula="of:=[.B42]*[.C42]" office:value-type="float" office:value="1303.16550937634" calcext:value-type="float">
            <text:p>1303,16550937634</text:p>
          </table:table-cell>
          <table:table-cell table:formula="of:=[.B42]+[.A43]" office:value-type="float" office:value="45731.574021724" calcext:value-type="float">
            <text:p>45731,574021724</text:p>
          </table:table-cell>
          <table:table-cell table:formula="of:=[.C42]" office:value-type="float" office:value="0.0293318071254829" calcext:value-type="float">
            <text:p>0,029331807125483</text:p>
          </table:table-cell>
          <table:table-cell table:style-name="ce5" table:formula="of:=[.$D$2]-[.$D$1]+[.D42]" office:value-type="date" office:date-value="2029-07-17" calcext:value-type="date">
            <text:p>17.07.2029</text:p>
          </table:table-cell>
          <table:table-cell table:formula="of:=[.B43]-[.$A$1]" office:value-type="float" office:value="32163.574021724" calcext:value-type="float">
            <text:p>32163,574021724</text:p>
          </table:table-cell>
          <table:table-cell table:formula="of:=[.E43]*[.$F$1]" office:value-type="float" office:value="675435.054456204" calcext:value-type="float">
            <text:p>675435,054456204</text:p>
          </table:table-cell>
          <table:table-cell table:formula="of:=[.E43]/[.B43]*100" office:value-type="float" office:value="70.3312201903334" calcext:value-type="float">
            <text:p>70,3312201903334</text:p>
          </table:table-cell>
          <table:table-cell table:formula="of:=[.D43]-[.$D$1]" office:value-type="float" office:value="2940" calcext:value-type="float">
            <text:p>2940</text:p>
          </table:table-cell>
        </table:table-row>
        <table:table-row table:style-name="ro1">
          <table:table-cell table:formula="of:=[.B43]*[.C43]" office:value-type="float" office:value="1341.38970874995" calcext:value-type="float">
            <text:p>1341,38970874995</text:p>
          </table:table-cell>
          <table:table-cell table:formula="of:=[.B43]+[.A44]" office:value-type="float" office:value="47072.9637304739" calcext:value-type="float">
            <text:p>47072,9637304739</text:p>
          </table:table-cell>
          <table:table-cell table:formula="of:=[.C43]" office:value-type="float" office:value="0.0293318071254829" calcext:value-type="float">
            <text:p>0,029331807125483</text:p>
          </table:table-cell>
          <table:table-cell table:style-name="ce5" table:formula="of:=[.$D$2]-[.$D$1]+[.D43]" office:value-type="date" office:date-value="2029-09-25" calcext:value-type="date">
            <text:p>25.09.2029</text:p>
          </table:table-cell>
          <table:table-cell table:formula="of:=[.B44]-[.$A$1]" office:value-type="float" office:value="33504.9637304739" calcext:value-type="float">
            <text:p>33504,9637304739</text:p>
          </table:table-cell>
          <table:table-cell table:formula="of:=[.E44]*[.$F$1]" office:value-type="float" office:value="703604.238339953" calcext:value-type="float">
            <text:p>703604,238339953</text:p>
          </table:table-cell>
          <table:table-cell table:formula="of:=[.E44]/[.B44]*100" office:value-type="float" office:value="71.1766608159911" calcext:value-type="float">
            <text:p>71,1766608159911</text:p>
          </table:table-cell>
          <table:table-cell table:formula="of:=[.D44]-[.$D$1]" office:value-type="float" office:value="3010" calcext:value-type="float">
            <text:p>3010</text:p>
          </table:table-cell>
        </table:table-row>
        <table:table-row table:style-name="ro1">
          <table:table-cell table:formula="of:=[.B44]*[.C44]" office:value-type="float" office:value="1380.73509296711" calcext:value-type="float">
            <text:p>1380,73509296711</text:p>
          </table:table-cell>
          <table:table-cell table:formula="of:=[.B44]+[.A45]" office:value-type="float" office:value="48453.698823441" calcext:value-type="float">
            <text:p>48453,698823441</text:p>
          </table:table-cell>
          <table:table-cell table:formula="of:=[.C44]" office:value-type="float" office:value="0.0293318071254829" calcext:value-type="float">
            <text:p>0,029331807125483</text:p>
          </table:table-cell>
          <table:table-cell table:style-name="ce5" table:formula="of:=[.$D$2]-[.$D$1]+[.D44]" office:value-type="date" office:date-value="2029-12-04" calcext:value-type="date">
            <text:p>04.12.2029</text:p>
          </table:table-cell>
          <table:table-cell table:formula="of:=[.B45]-[.$A$1]" office:value-type="float" office:value="34885.698823441" calcext:value-type="float">
            <text:p>34885,698823441</text:p>
          </table:table-cell>
          <table:table-cell table:formula="of:=[.E45]*[.$F$1]" office:value-type="float" office:value="732599.675292262" calcext:value-type="float">
            <text:p>732599,675292262</text:p>
          </table:table-cell>
          <table:table-cell table:formula="of:=[.E45]/[.B45]*100" office:value-type="float" office:value="71.9980097919046" calcext:value-type="float">
            <text:p>71,9980097919046</text:p>
          </table:table-cell>
          <table:table-cell table:formula="of:=[.D45]-[.$D$1]" office:value-type="float" office:value="3080" calcext:value-type="float">
            <text:p>3080</text:p>
          </table:table-cell>
        </table:table-row>
        <table:table-row table:style-name="ro1">
          <table:table-cell table:formula="of:=[.B45]*[.C45]" office:value-type="float" office:value="1421.23454840541" calcext:value-type="float">
            <text:p>1421,23454840541</text:p>
          </table:table-cell>
          <table:table-cell table:formula="of:=[.B45]+[.A46]" office:value-type="float" office:value="49874.9333718464" calcext:value-type="float">
            <text:p>49874,9333718464</text:p>
          </table:table-cell>
          <table:table-cell table:formula="of:=[.C45]" office:value-type="float" office:value="0.0293318071254829" calcext:value-type="float">
            <text:p>0,029331807125483</text:p>
          </table:table-cell>
          <table:table-cell table:style-name="ce5" table:formula="of:=[.$D$2]-[.$D$1]+[.D45]" office:value-type="date" office:date-value="2030-02-12" calcext:value-type="date">
            <text:p>12.02.2030</text:p>
          </table:table-cell>
          <table:table-cell table:formula="of:=[.B46]-[.$A$1]" office:value-type="float" office:value="36306.9333718464" calcext:value-type="float">
            <text:p>36306,9333718464</text:p>
          </table:table-cell>
          <table:table-cell table:formula="of:=[.E46]*[.$F$1]" office:value-type="float" office:value="762445.600808775" calcext:value-type="float">
            <text:p>762445,600808775</text:p>
          </table:table-cell>
          <table:table-cell table:formula="of:=[.E46]/[.B46]*100" office:value-type="float" office:value="72.7959536329749" calcext:value-type="float">
            <text:p>72,7959536329749</text:p>
          </table:table-cell>
          <table:table-cell table:formula="of:=[.D46]-[.$D$1]" office:value-type="float" office:value="3150" calcext:value-type="float">
            <text:p>3150</text:p>
          </table:table-cell>
        </table:table-row>
        <table:table-row table:style-name="ro1">
          <table:table-cell table:formula="of:=[.B46]*[.C46]" office:value-type="float" office:value="1462.92192605931" calcext:value-type="float">
            <text:p>1462,92192605931</text:p>
          </table:table-cell>
          <table:table-cell table:formula="of:=[.B46]+[.A47]" office:value-type="float" office:value="51337.8552979058" calcext:value-type="float">
            <text:p>51337,8552979058</text:p>
          </table:table-cell>
          <table:table-cell table:formula="of:=[.C46]" office:value-type="float" office:value="0.0293318071254829" calcext:value-type="float">
            <text:p>0,029331807125483</text:p>
          </table:table-cell>
          <table:table-cell table:style-name="ce5" table:formula="of:=[.$D$2]-[.$D$1]+[.D46]" office:value-type="date" office:date-value="2030-04-23" calcext:value-type="date">
            <text:p>23.04.2030</text:p>
          </table:table-cell>
          <table:table-cell table:formula="of:=[.B47]-[.$A$1]" office:value-type="float" office:value="37769.8552979058" calcext:value-type="float">
            <text:p>37769,8552979058</text:p>
          </table:table-cell>
          <table:table-cell table:formula="of:=[.E47]*[.$F$1]" office:value-type="float" office:value="793166.961256021" calcext:value-type="float">
            <text:p>793166,961256021</text:p>
          </table:table-cell>
          <table:table-cell table:formula="of:=[.E47]/[.B47]*100" office:value-type="float" office:value="73.5711592911956" calcext:value-type="float">
            <text:p>73,5711592911956</text:p>
          </table:table-cell>
          <table:table-cell table:formula="of:=[.D47]-[.$D$1]" office:value-type="float" office:value="3220" calcext:value-type="float">
            <text:p>3220</text:p>
          </table:table-cell>
        </table:table-row>
        <table:table-row table:style-name="ro1">
          <table:table-cell table:formula="of:=[.B47]*[.C47]" office:value-type="float" office:value="1505.83206983412" calcext:value-type="float">
            <text:p>1505,83206983412</text:p>
          </table:table-cell>
          <table:table-cell table:formula="of:=[.B47]+[.A48]" office:value-type="float" office:value="52843.6873677399" calcext:value-type="float">
            <text:p>52843,6873677399</text:p>
          </table:table-cell>
          <table:table-cell table:formula="of:=[.C47]" office:value-type="float" office:value="0.0293318071254829" calcext:value-type="float">
            <text:p>0,029331807125483</text:p>
          </table:table-cell>
          <table:table-cell table:style-name="ce5" table:formula="of:=[.$D$2]-[.$D$1]+[.D47]" office:value-type="date" office:date-value="2030-07-02" calcext:value-type="date">
            <text:p>02.07.2030</text:p>
          </table:table-cell>
          <table:table-cell table:formula="of:=[.B48]-[.$A$1]" office:value-type="float" office:value="39275.6873677399" calcext:value-type="float">
            <text:p>39275,6873677399</text:p>
          </table:table-cell>
          <table:table-cell table:formula="of:=[.E48]*[.$F$1]" office:value-type="float" office:value="824789.434722537" calcext:value-type="float">
            <text:p>824789,434722537</text:p>
          </table:table-cell>
          <table:table-cell table:formula="of:=[.E48]/[.B48]*100" office:value-type="float" office:value="74.3242747131174" calcext:value-type="float">
            <text:p>74,3242747131174</text:p>
          </table:table-cell>
          <table:table-cell table:formula="of:=[.D48]-[.$D$1]" office:value-type="float" office:value="3290" calcext:value-type="float">
            <text:p>3290</text:p>
          </table:table-cell>
        </table:table-row>
        <table:table-row table:style-name="ro1">
          <table:table-cell table:formula="of:=[.B48]*[.C48]" office:value-type="float" office:value="1550.00084566986" calcext:value-type="float">
            <text:p>1550,00084566986</text:p>
          </table:table-cell>
          <table:table-cell table:formula="of:=[.B48]+[.A49]" office:value-type="float" office:value="54393.6882134097" calcext:value-type="float">
            <text:p>54393,6882134097</text:p>
          </table:table-cell>
          <table:table-cell table:formula="of:=[.C48]" office:value-type="float" office:value="0.0293318071254829" calcext:value-type="float">
            <text:p>0,029331807125483</text:p>
          </table:table-cell>
          <table:table-cell table:style-name="ce5" table:formula="of:=[.$D$2]-[.$D$1]+[.D48]" office:value-type="date" office:date-value="2030-09-10" calcext:value-type="date">
            <text:p>10.09.2030</text:p>
          </table:table-cell>
          <table:table-cell table:formula="of:=[.B49]-[.$A$1]" office:value-type="float" office:value="40825.6882134097" calcext:value-type="float">
            <text:p>40825,6882134097</text:p>
          </table:table-cell>
          <table:table-cell table:formula="of:=[.E49]*[.$F$1]" office:value-type="float" office:value="857339.452481605" calcext:value-type="float">
            <text:p>857339,452481605</text:p>
          </table:table-cell>
          <table:table-cell table:formula="of:=[.E49]/[.B49]*100" office:value-type="float" office:value="75.0559293814258" calcext:value-type="float">
            <text:p>75,0559293814258</text:p>
          </table:table-cell>
          <table:table-cell table:formula="of:=[.D49]-[.$D$1]" office:value-type="float" office:value="3360" calcext:value-type="float">
            <text:p>3360</text:p>
          </table:table-cell>
        </table:table-row>
        <table:table-row table:style-name="ro1">
          <table:table-cell table:formula="of:=[.B49]*[.C49]" office:value-type="float" office:value="1595.46517151939" calcext:value-type="float">
            <text:p>1595,46517151939</text:p>
          </table:table-cell>
          <table:table-cell table:formula="of:=[.B49]+[.A50]" office:value-type="float" office:value="55989.1533849291" calcext:value-type="float">
            <text:p>55989,1533849291</text:p>
          </table:table-cell>
          <table:table-cell table:formula="of:=[.C49]" office:value-type="float" office:value="0.0293318071254829" calcext:value-type="float">
            <text:p>0,029331807125483</text:p>
          </table:table-cell>
          <table:table-cell table:style-name="ce5" table:formula="of:=[.$D$2]-[.$D$1]+[.D49]" office:value-type="date" office:date-value="2030-11-19" calcext:value-type="date">
            <text:p>19.11.2030</text:p>
          </table:table-cell>
          <table:table-cell table:formula="of:=[.B50]-[.$A$1]" office:value-type="float" office:value="42421.1533849291" calcext:value-type="float">
            <text:p>42421,1533849291</text:p>
          </table:table-cell>
          <table:table-cell table:formula="of:=[.E50]*[.$F$1]" office:value-type="float" office:value="890844.221083512" calcext:value-type="float">
            <text:p>890844,221083512</text:p>
          </table:table-cell>
          <table:table-cell table:formula="of:=[.E50]/[.B50]*100" office:value-type="float" office:value="75.7667348410877" calcext:value-type="float">
            <text:p>75,7667348410877</text:p>
          </table:table-cell>
          <table:table-cell table:formula="of:=[.D50]-[.$D$1]" office:value-type="float" office:value="3430" calcext:value-type="float">
            <text:p>3430</text:p>
          </table:table-cell>
        </table:table-row>
        <table:table-row table:style-name="ro1">
          <table:table-cell table:formula="of:=[.B50]*[.C50]" office:value-type="float" office:value="1642.26304820582" calcext:value-type="float">
            <text:p>1642,26304820582</text:p>
          </table:table-cell>
          <table:table-cell table:formula="of:=[.B50]+[.A51]" office:value-type="float" office:value="57631.416433135" calcext:value-type="float">
            <text:p>57631,416433135</text:p>
          </table:table-cell>
          <table:table-cell table:formula="of:=[.C50]" office:value-type="float" office:value="0.0293318071254829" calcext:value-type="float">
            <text:p>0,029331807125483</text:p>
          </table:table-cell>
          <table:table-cell table:style-name="ce5" table:formula="of:=[.$D$2]-[.$D$1]+[.D50]" office:value-type="date" office:date-value="2031-01-28" calcext:value-type="date">
            <text:p>28.01.2031</text:p>
          </table:table-cell>
          <table:table-cell table:formula="of:=[.B51]-[.$A$1]" office:value-type="float" office:value="44063.4164331349" calcext:value-type="float">
            <text:p>44063,4164331349</text:p>
          </table:table-cell>
          <table:table-cell table:formula="of:=[.E51]*[.$F$1]" office:value-type="float" office:value="925331.745095834" calcext:value-type="float">
            <text:p>925331,745095834</text:p>
          </table:table-cell>
          <table:table-cell table:formula="of:=[.E51]/[.B51]*100" office:value-type="float" office:value="76.4572852105035" calcext:value-type="float">
            <text:p>76,4572852105035</text:p>
          </table:table-cell>
          <table:table-cell table:formula="of:=[.D51]-[.$D$1]" office:value-type="float" office:value="3500" calcext:value-type="float">
            <text:p>3500</text:p>
          </table:table-cell>
        </table:table-row>
        <table:table-row table:style-name="ro1">
          <table:table-cell table:formula="of:=[.B51]*[.C51]" office:value-type="float" office:value="1690.4335911851" calcext:value-type="float">
            <text:p>1690,4335911851</text:p>
          </table:table-cell>
          <table:table-cell table:formula="of:=[.B51]+[.A52]" office:value-type="float" office:value="59321.85002432" calcext:value-type="float">
            <text:p>59321,85002432</text:p>
          </table:table-cell>
          <table:table-cell table:formula="of:=[.C51]" office:value-type="float" office:value="0.0293318071254829" calcext:value-type="float">
            <text:p>0,029331807125483</text:p>
          </table:table-cell>
          <table:table-cell table:style-name="ce5" table:formula="of:=[.$D$2]-[.$D$1]+[.D51]" office:value-type="date" office:date-value="2031-04-08" calcext:value-type="date">
            <text:p>08.04.2031</text:p>
          </table:table-cell>
          <table:table-cell table:formula="of:=[.B52]-[.$A$1]" office:value-type="float" office:value="45753.85002432" calcext:value-type="float">
            <text:p>45753,85002432</text:p>
          </table:table-cell>
          <table:table-cell table:formula="of:=[.E52]*[.$F$1]" office:value-type="float" office:value="960830.850510721" calcext:value-type="float">
            <text:p>960830,850510721</text:p>
          </table:table-cell>
          <table:table-cell table:formula="of:=[.E52]/[.B52]*100" office:value-type="float" office:value="77.1281576780941" calcext:value-type="float">
            <text:p>77,1281576780941</text:p>
          </table:table-cell>
          <table:table-cell table:formula="of:=[.D52]-[.$D$1]" office:value-type="float" office:value="3570" calcext:value-type="float">
            <text:p>3570</text:p>
          </table:table-cell>
        </table:table-row>
        <table:table-row table:style-name="ro1">
          <table:table-cell table:formula="of:=[.B52]*[.C52]" office:value-type="float" office:value="1740.01706324018" calcext:value-type="float">
            <text:p>1740,01706324018</text:p>
          </table:table-cell>
          <table:table-cell table:formula="of:=[.B52]+[.A53]" office:value-type="float" office:value="61061.8670875602" calcext:value-type="float">
            <text:p>61061,8670875602</text:p>
          </table:table-cell>
          <table:table-cell table:formula="of:=[.C52]" office:value-type="float" office:value="0.0293318071254829" calcext:value-type="float">
            <text:p>0,029331807125483</text:p>
          </table:table-cell>
          <table:table-cell table:style-name="ce5" table:formula="of:=[.$D$2]-[.$D$1]+[.D52]" office:value-type="date" office:date-value="2031-06-17" calcext:value-type="date">
            <text:p>17.06.2031</text:p>
          </table:table-cell>
          <table:table-cell table:formula="of:=[.B53]-[.$A$1]" office:value-type="float" office:value="47493.8670875602" calcext:value-type="float">
            <text:p>47493,8670875602</text:p>
          </table:table-cell>
          <table:table-cell table:formula="of:=[.E53]*[.$F$1]" office:value-type="float" office:value="997371.208838765" calcext:value-type="float">
            <text:p>997371,208838765</text:p>
          </table:table-cell>
          <table:table-cell table:formula="of:=[.E53]/[.B53]*100" office:value-type="float" office:value="77.7799129847372" calcext:value-type="float">
            <text:p>77,7799129847372</text:p>
          </table:table-cell>
          <table:table-cell table:formula="of:=[.D53]-[.$D$1]" office:value-type="float" office:value="3640" calcext:value-type="float">
            <text:p>3640</text:p>
          </table:table-cell>
        </table:table-row>
        <table:table-row table:style-name="ro1">
          <table:table-cell table:formula="of:=[.B53]*[.C53]" office:value-type="float" office:value="1791.05490813419" calcext:value-type="float">
            <text:p>1791,05490813419</text:p>
          </table:table-cell>
          <table:table-cell table:formula="of:=[.B53]+[.A54]" office:value-type="float" office:value="62852.9219956944" calcext:value-type="float">
            <text:p>62852,9219956944</text:p>
          </table:table-cell>
          <table:table-cell table:formula="of:=[.C53]" office:value-type="float" office:value="0.0293318071254829" calcext:value-type="float">
            <text:p>0,029331807125483</text:p>
          </table:table-cell>
          <table:table-cell table:style-name="ce5" table:formula="of:=[.$D$2]-[.$D$1]+[.D53]" office:value-type="date" office:date-value="2031-08-26" calcext:value-type="date">
            <text:p>26.08.2031</text:p>
          </table:table-cell>
          <table:table-cell table:formula="of:=[.B54]-[.$A$1]" office:value-type="float" office:value="49284.9219956944" calcext:value-type="float">
            <text:p>49284,9219956944</text:p>
          </table:table-cell>
          <table:table-cell table:formula="of:=[.E54]*[.$F$1]" office:value-type="float" office:value="1034983.36190958" calcext:value-type="float">
            <text:p>1034983,36190958</text:p>
          </table:table-cell>
          <table:table-cell table:formula="of:=[.E54]/[.B54]*100" office:value-type="float" office:value="78.413095892456" calcext:value-type="float">
            <text:p>78,413095892456</text:p>
          </table:table-cell>
          <table:table-cell table:formula="of:=[.D54]-[.$D$1]" office:value-type="float" office:value="3710" calcext:value-type="float">
            <text:p>3710</text:p>
          </table:table-cell>
        </table:table-row>
        <table:table-row table:style-name="ro1">
          <table:table-cell table:formula="of:=[.B54]*[.C54]" office:value-type="float" office:value="1843.58978525073" calcext:value-type="float">
            <text:p>1843,58978525073</text:p>
          </table:table-cell>
          <table:table-cell table:formula="of:=[.B54]+[.A55]" office:value-type="float" office:value="64696.5117809452" calcext:value-type="float">
            <text:p>64696,5117809452</text:p>
          </table:table-cell>
          <table:table-cell table:formula="of:=[.C54]" office:value-type="float" office:value="0.0293318071254829" calcext:value-type="float">
            <text:p>0,029331807125483</text:p>
          </table:table-cell>
          <table:table-cell table:style-name="ce5" table:formula="of:=[.$D$2]-[.$D$1]+[.D54]" office:value-type="date" office:date-value="2031-11-04" calcext:value-type="date">
            <text:p>04.11.2031</text:p>
          </table:table-cell>
          <table:table-cell table:formula="of:=[.B55]-[.$A$1]" office:value-type="float" office:value="51128.5117809452" calcext:value-type="float">
            <text:p>51128,5117809452</text:p>
          </table:table-cell>
          <table:table-cell table:formula="of:=[.E55]*[.$F$1]" office:value-type="float" office:value="1073698.74739985" calcext:value-type="float">
            <text:p>1073698,74739985</text:p>
          </table:table-cell>
          <table:table-cell table:formula="of:=[.E55]/[.B55]*100" office:value-type="float" office:value="79.0282356397519" calcext:value-type="float">
            <text:p>79,0282356397519</text:p>
          </table:table-cell>
          <table:table-cell table:formula="of:=[.D55]-[.$D$1]" office:value-type="float" office:value="3780" calcext:value-type="float">
            <text:p>3780</text:p>
          </table:table-cell>
        </table:table-row>
        <table:table-row table:style-name="ro1">
          <table:table-cell table:formula="of:=[.B55]*[.C55]" office:value-type="float" office:value="1897.66560525022" calcext:value-type="float">
            <text:p>1897,66560525022</text:p>
          </table:table-cell>
          <table:table-cell table:formula="of:=[.B55]+[.A56]" office:value-type="float" office:value="66594.1773861954" calcext:value-type="float">
            <text:p>66594,1773861954</text:p>
          </table:table-cell>
          <table:table-cell table:formula="of:=[.C55]" office:value-type="float" office:value="0.0293318071254829" calcext:value-type="float">
            <text:p>0,029331807125483</text:p>
          </table:table-cell>
          <table:table-cell table:style-name="ce5" table:formula="of:=[.$D$2]-[.$D$1]+[.D55]" office:value-type="date" office:date-value="2032-01-13" calcext:value-type="date">
            <text:p>13.01.2032</text:p>
          </table:table-cell>
          <table:table-cell table:formula="of:=[.B56]-[.$A$1]" office:value-type="float" office:value="53026.1773861954" calcext:value-type="float">
            <text:p>53026,1773861954</text:p>
          </table:table-cell>
          <table:table-cell table:formula="of:=[.E56]*[.$F$1]" office:value-type="float" office:value="1113549.7251101" calcext:value-type="float">
            <text:p>1113549,7251101</text:p>
          </table:table-cell>
          <table:table-cell table:formula="of:=[.E56]/[.B56]*100" office:value-type="float" office:value="79.6258463839624" calcext:value-type="float">
            <text:p>79,6258463839624</text:p>
          </table:table-cell>
          <table:table-cell table:formula="of:=[.D56]-[.$D$1]" office:value-type="float" office:value="3850" calcext:value-type="float">
            <text:p>3850</text:p>
          </table:table-cell>
        </table:table-row>
        <table:table-row table:style-name="ro1">
          <table:table-cell table:formula="of:=[.B56]*[.C56]" office:value-type="float" office:value="1953.32756677208" calcext:value-type="float">
            <text:p>1953,32756677208</text:p>
          </table:table-cell>
          <table:table-cell table:formula="of:=[.B56]+[.A57]" office:value-type="float" office:value="68547.5049529674" calcext:value-type="float">
            <text:p>68547,5049529674</text:p>
          </table:table-cell>
          <table:table-cell table:formula="of:=[.C56]" office:value-type="float" office:value="0.0293318071254829" calcext:value-type="float">
            <text:p>0,029331807125483</text:p>
          </table:table-cell>
          <table:table-cell table:style-name="ce5" table:formula="of:=[.$D$2]-[.$D$1]+[.D56]" office:value-type="date" office:date-value="2032-03-23" calcext:value-type="date">
            <text:p>23.03.2032</text:p>
          </table:table-cell>
          <table:table-cell table:formula="of:=[.B57]-[.$A$1]" office:value-type="float" office:value="54979.5049529674" calcext:value-type="float">
            <text:p>54979,5049529674</text:p>
          </table:table-cell>
          <table:table-cell table:formula="of:=[.E57]*[.$F$1]" office:value-type="float" office:value="1154569.60401232" calcext:value-type="float">
            <text:p>1154569,60401232</text:p>
          </table:table-cell>
          <table:table-cell table:formula="of:=[.E57]/[.B57]*100" office:value-type="float" office:value="80.2064276310138" calcext:value-type="float">
            <text:p>80,2064276310138</text:p>
          </table:table-cell>
          <table:table-cell table:formula="of:=[.D57]-[.$D$1]" office:value-type="float" office:value="3920" calcext:value-type="float">
            <text:p>3920</text:p>
          </table:table-cell>
        </table:table-row>
        <table:table-row table:style-name="ro1">
          <table:table-cell table:formula="of:=[.B57]*[.C57]" office:value-type="float" office:value="2010.62219421352" calcext:value-type="float">
            <text:p>2010,62219421352</text:p>
          </table:table-cell>
          <table:table-cell table:formula="of:=[.B57]+[.A58]" office:value-type="float" office:value="70558.127147181" calcext:value-type="float">
            <text:p>70558,127147181</text:p>
          </table:table-cell>
          <table:table-cell table:formula="of:=[.C57]" office:value-type="float" office:value="0.0293318071254829" calcext:value-type="float">
            <text:p>0,029331807125483</text:p>
          </table:table-cell>
          <table:table-cell table:style-name="ce5" table:formula="of:=[.$D$2]-[.$D$1]+[.D57]" office:value-type="date" office:date-value="2032-06-01" calcext:value-type="date">
            <text:p>01.06.2032</text:p>
          </table:table-cell>
          <table:table-cell table:formula="of:=[.B58]-[.$A$1]" office:value-type="float" office:value="56990.127147181" calcext:value-type="float">
            <text:p>56990,127147181</text:p>
          </table:table-cell>
          <table:table-cell table:formula="of:=[.E58]*[.$F$1]" office:value-type="float" office:value="1196792.6700908" calcext:value-type="float">
            <text:p>1196792,6700908</text:p>
          </table:table-cell>
          <table:table-cell table:formula="of:=[.E58]/[.B58]*100" office:value-type="float" office:value="80.7704646529268" calcext:value-type="float">
            <text:p>80,7704646529268</text:p>
          </table:table-cell>
          <table:table-cell table:formula="of:=[.D58]-[.$D$1]" office:value-type="float" office:value="3990" calcext:value-type="float">
            <text:p>3990</text:p>
          </table:table-cell>
        </table:table-row>
        <table:table-row table:style-name="ro1">
          <table:table-cell table:formula="of:=[.B58]*[.C58]" office:value-type="float" office:value="2069.59737661641" calcext:value-type="float">
            <text:p>2069,59737661641</text:p>
          </table:table-cell>
          <table:table-cell table:formula="of:=[.B58]+[.A59]" office:value-type="float" office:value="72627.7245237974" calcext:value-type="float">
            <text:p>72627,7245237974</text:p>
          </table:table-cell>
          <table:table-cell table:formula="of:=[.C58]" office:value-type="float" office:value="0.0293318071254829" calcext:value-type="float">
            <text:p>0,029331807125483</text:p>
          </table:table-cell>
          <table:table-cell table:style-name="ce5" table:formula="of:=[.$D$2]-[.$D$1]+[.D58]" office:value-type="date" office:date-value="2032-08-10" calcext:value-type="date">
            <text:p>10.08.2032</text:p>
          </table:table-cell>
          <table:table-cell table:formula="of:=[.B59]-[.$A$1]" office:value-type="float" office:value="59059.7245237974" calcext:value-type="float">
            <text:p>59059,7245237974</text:p>
          </table:table-cell>
          <table:table-cell table:formula="of:=[.E59]*[.$F$1]" office:value-type="float" office:value="1240254.21499975" calcext:value-type="float">
            <text:p>1240254,21499975</text:p>
          </table:table-cell>
          <table:table-cell table:formula="of:=[.E59]/[.B59]*100" office:value-type="float" office:value="81.3184288934259" calcext:value-type="float">
            <text:p>81,3184288934259</text:p>
          </table:table-cell>
          <table:table-cell table:formula="of:=[.D59]-[.$D$1]" office:value-type="float" office:value="4060" calcext:value-type="float">
            <text:p>4060</text:p>
          </table:table-cell>
        </table:table-row>
        <table:table-row table:style-name="ro1">
          <table:table-cell table:formula="of:=[.B59]*[.C59]" office:value-type="float" office:value="2130.30240769473" calcext:value-type="float">
            <text:p>2130,30240769473</text:p>
          </table:table-cell>
          <table:table-cell table:formula="of:=[.B59]+[.A60]" office:value-type="float" office:value="74758.0269314921" calcext:value-type="float">
            <text:p>74758,0269314921</text:p>
          </table:table-cell>
          <table:table-cell table:formula="of:=[.C59]" office:value-type="float" office:value="0.0293318071254829" calcext:value-type="float">
            <text:p>0,029331807125483</text:p>
          </table:table-cell>
          <table:table-cell table:style-name="ce5" table:formula="of:=[.$D$2]-[.$D$1]+[.D59]" office:value-type="date" office:date-value="2032-10-19" calcext:value-type="date">
            <text:p>19.10.2032</text:p>
          </table:table-cell>
          <table:table-cell table:formula="of:=[.B60]-[.$A$1]" office:value-type="float" office:value="61190.0269314921" calcext:value-type="float">
            <text:p>61190,0269314921</text:p>
          </table:table-cell>
          <table:table-cell table:formula="of:=[.E60]*[.$F$1]" office:value-type="float" office:value="1284990.56556133" calcext:value-type="float">
            <text:p>1284990,56556133</text:p>
          </table:table-cell>
          <table:table-cell table:formula="of:=[.E60]/[.B60]*100" office:value-type="float" office:value="81.8507783619896" calcext:value-type="float">
            <text:p>81,8507783619896</text:p>
          </table:table-cell>
          <table:table-cell table:formula="of:=[.D60]-[.$D$1]" office:value-type="float" office:value="4130" calcext:value-type="float">
            <text:p>4130</text:p>
          </table:table-cell>
        </table:table-row>
        <table:table-row table:style-name="ro1">
          <table:table-cell table:formula="of:=[.B60]*[.C60]" office:value-type="float" office:value="2192.78802703618" calcext:value-type="float">
            <text:p>2192,78802703618</text:p>
          </table:table-cell>
          <table:table-cell table:formula="of:=[.B60]+[.A61]" office:value-type="float" office:value="76950.8149585283" calcext:value-type="float">
            <text:p>76950,8149585283</text:p>
          </table:table-cell>
          <table:table-cell table:formula="of:=[.C60]" office:value-type="float" office:value="0.0293318071254829" calcext:value-type="float">
            <text:p>0,029331807125483</text:p>
          </table:table-cell>
          <table:table-cell table:style-name="ce5" table:formula="of:=[.$D$2]-[.$D$1]+[.D60]" office:value-type="date" office:date-value="2032-12-28" calcext:value-type="date">
            <text:p>28.12.2032</text:p>
          </table:table-cell>
          <table:table-cell table:formula="of:=[.B61]-[.$A$1]" office:value-type="float" office:value="63382.8149585283" calcext:value-type="float">
            <text:p>63382,8149585283</text:p>
          </table:table-cell>
          <table:table-cell table:formula="of:=[.E61]*[.$F$1]" office:value-type="float" office:value="1331039.11412909" calcext:value-type="float">
            <text:p>1331039,11412909</text:p>
          </table:table-cell>
          <table:table-cell table:formula="of:=[.E61]/[.B61]*100" office:value-type="float" office:value="82.367958016673" calcext:value-type="float">
            <text:p>82,367958016673</text:p>
          </table:table-cell>
          <table:table-cell table:formula="of:=[.D61]-[.$D$1]" office:value-type="float" office:value="4200" calcext:value-type="float">
            <text:p>4200</text:p>
          </table:table-cell>
        </table:table-row>
        <table:table-row table:style-name="ro1">
          <table:table-cell table:formula="of:=[.B61]*[.C61]" office:value-type="float" office:value="2257.10646251228" calcext:value-type="float">
            <text:p>2257,10646251228</text:p>
          </table:table-cell>
          <table:table-cell table:formula="of:=[.B61]+[.A62]" office:value-type="float" office:value="79207.9214210406" calcext:value-type="float">
            <text:p>79207,9214210406</text:p>
          </table:table-cell>
          <table:table-cell table:formula="of:=[.C61]" office:value-type="float" office:value="0.0293318071254829" calcext:value-type="float">
            <text:p>0,029331807125483</text:p>
          </table:table-cell>
          <table:table-cell table:style-name="ce5" table:formula="of:=[.$D$2]-[.$D$1]+[.D61]" office:value-type="date" office:date-value="2033-03-08" calcext:value-type="date">
            <text:p>08.03.2033</text:p>
          </table:table-cell>
          <table:table-cell table:formula="of:=[.B62]-[.$A$1]" office:value-type="float" office:value="65639.9214210406" calcext:value-type="float">
            <text:p>65639,9214210406</text:p>
          </table:table-cell>
          <table:table-cell table:formula="of:=[.E62]*[.$F$1]" office:value-type="float" office:value="1378438.34984185" calcext:value-type="float">
            <text:p>1378438,34984185</text:p>
          </table:table-cell>
          <table:table-cell table:formula="of:=[.E62]/[.B62]*100" office:value-type="float" office:value="82.8704001360199" calcext:value-type="float">
            <text:p>82,8704001360199</text:p>
          </table:table-cell>
          <table:table-cell table:formula="of:=[.D62]-[.$D$1]" office:value-type="float" office:value="4270" calcext:value-type="float">
            <text:p>4270</text:p>
          </table:table-cell>
        </table:table-row>
        <table:table-row table:style-name="ro1">
          <table:table-cell table:formula="of:=[.B62]*[.C62]" office:value-type="float" office:value="2323.31147393237" calcext:value-type="float">
            <text:p>2323,31147393237</text:p>
          </table:table-cell>
          <table:table-cell table:formula="of:=[.B62]+[.A63]" office:value-type="float" office:value="81531.2328949729" calcext:value-type="float">
            <text:p>81531,2328949729</text:p>
          </table:table-cell>
          <table:table-cell table:formula="of:=[.C62]" office:value-type="float" office:value="0.0293318071254829" calcext:value-type="float">
            <text:p>0,029331807125483</text:p>
          </table:table-cell>
          <table:table-cell table:style-name="ce5" table:formula="of:=[.$D$2]-[.$D$1]+[.D62]" office:value-type="date" office:date-value="2033-05-17" calcext:value-type="date">
            <text:p>17.05.2033</text:p>
          </table:table-cell>
          <table:table-cell table:formula="of:=[.B63]-[.$A$1]" office:value-type="float" office:value="67963.2328949729" calcext:value-type="float">
            <text:p>67963,2328949729</text:p>
          </table:table-cell>
          <table:table-cell table:formula="of:=[.E63]*[.$F$1]" office:value-type="float" office:value="1427227.89079443" calcext:value-type="float">
            <text:p>1427227,89079443</text:p>
          </table:table-cell>
          <table:table-cell table:formula="of:=[.E63]/[.B63]*100" office:value-type="float" office:value="83.3585246803786" calcext:value-type="float">
            <text:p>83,3585246803786</text:p>
          </table:table-cell>
          <table:table-cell table:formula="of:=[.D63]-[.$D$1]" office:value-type="float" office:value="4340" calcext:value-type="float">
            <text:p>4340</text:p>
          </table:table-cell>
        </table:table-row>
        <table:table-row table:style-name="ro1">
          <table:table-cell table:formula="of:=[.B63]*[.C63]" office:value-type="float" office:value="2391.45839797817" calcext:value-type="float">
            <text:p>2391,45839797817</text:p>
          </table:table-cell>
          <table:table-cell table:formula="of:=[.B63]+[.A64]" office:value-type="float" office:value="83922.6912929511" calcext:value-type="float">
            <text:p>83922,6912929511</text:p>
          </table:table-cell>
          <table:table-cell table:formula="of:=[.C63]" office:value-type="float" office:value="0.0293318071254829" calcext:value-type="float">
            <text:p>0,029331807125483</text:p>
          </table:table-cell>
          <table:table-cell table:style-name="ce5" table:formula="of:=[.$D$2]-[.$D$1]+[.D63]" office:value-type="date" office:date-value="2033-07-26" calcext:value-type="date">
            <text:p>26.07.2033</text:p>
          </table:table-cell>
          <table:table-cell table:formula="of:=[.B64]-[.$A$1]" office:value-type="float" office:value="70354.6912929511" calcext:value-type="float">
            <text:p>70354,6912929511</text:p>
          </table:table-cell>
          <table:table-cell table:formula="of:=[.E64]*[.$F$1]" office:value-type="float" office:value="1477448.51715197" calcext:value-type="float">
            <text:p>1477448,51715197</text:p>
          </table:table-cell>
          <table:table-cell table:formula="of:=[.E64]/[.B64]*100" office:value-type="float" office:value="83.8327396429199" calcext:value-type="float">
            <text:p>83,8327396429199</text:p>
          </table:table-cell>
          <table:table-cell table:formula="of:=[.D64]-[.$D$1]" office:value-type="float" office:value="4410" calcext:value-type="float">
            <text:p>4410</text:p>
          </table:table-cell>
        </table:table-row>
        <table:table-row table:style-name="ro1">
          <table:table-cell table:formula="of:=[.B64]*[.C64]" office:value-type="float" office:value="2461.60419445629" calcext:value-type="float">
            <text:p>2461,60419445629</text:p>
          </table:table-cell>
          <table:table-cell table:formula="of:=[.B64]+[.A65]" office:value-type="float" office:value="86384.2954874074" calcext:value-type="float">
            <text:p>86384,2954874074</text:p>
          </table:table-cell>
          <table:table-cell table:formula="of:=[.C64]" office:value-type="float" office:value="0.0293318071254829" calcext:value-type="float">
            <text:p>0,029331807125483</text:p>
          </table:table-cell>
          <table:table-cell table:style-name="ce5" table:formula="of:=[.$D$2]-[.$D$1]+[.D64]" office:value-type="date" office:date-value="2033-10-04" calcext:value-type="date">
            <text:p>04.10.2033</text:p>
          </table:table-cell>
          <table:table-cell table:formula="of:=[.B65]-[.$A$1]" office:value-type="float" office:value="72816.2954874074" calcext:value-type="float">
            <text:p>72816,2954874074</text:p>
          </table:table-cell>
          <table:table-cell table:formula="of:=[.E65]*[.$F$1]" office:value-type="float" office:value="1529142.20523556" calcext:value-type="float">
            <text:p>1529142,20523556</text:p>
          </table:table-cell>
          <table:table-cell table:formula="of:=[.E65]/[.B65]*100" office:value-type="float" office:value="84.2934413906543" calcext:value-type="float">
            <text:p>84,2934413906543</text:p>
          </table:table-cell>
          <table:table-cell table:formula="of:=[.D65]-[.$D$1]" office:value-type="float" office:value="4480" calcext:value-type="float">
            <text:p>4480</text:p>
          </table:table-cell>
        </table:table-row>
        <table:table-row table:style-name="ro1">
          <table:table-cell table:formula="of:=[.B65]*[.C65]" office:value-type="float" office:value="2533.80749390736" calcext:value-type="float">
            <text:p>2533,80749390736</text:p>
          </table:table-cell>
          <table:table-cell table:formula="of:=[.B65]+[.A66]" office:value-type="float" office:value="88918.1029813148" calcext:value-type="float">
            <text:p>88918,1029813148</text:p>
          </table:table-cell>
          <table:table-cell table:formula="of:=[.C65]" office:value-type="float" office:value="0.0293318071254829" calcext:value-type="float">
            <text:p>0,029331807125483</text:p>
          </table:table-cell>
          <table:table-cell table:style-name="ce5" table:formula="of:=[.$D$2]-[.$D$1]+[.D65]" office:value-type="date" office:date-value="2033-12-13" calcext:value-type="date">
            <text:p>13.12.2033</text:p>
          </table:table-cell>
          <table:table-cell table:formula="of:=[.B66]-[.$A$1]" office:value-type="float" office:value="75350.1029813148" calcext:value-type="float">
            <text:p>75350,1029813148</text:p>
          </table:table-cell>
          <table:table-cell table:formula="of:=[.E66]*[.$F$1]" office:value-type="float" office:value="1582352.16260761" calcext:value-type="float">
            <text:p>1582352,16260761</text:p>
          </table:table-cell>
          <table:table-cell table:formula="of:=[.E66]/[.B66]*100" office:value-type="float" office:value="84.7410149957302" calcext:value-type="float">
            <text:p>84,7410149957302</text:p>
          </table:table-cell>
          <table:table-cell table:formula="of:=[.D66]-[.$D$1]" office:value-type="float" office:value="4550" calcext:value-type="float">
            <text:p>4550</text:p>
          </table:table-cell>
        </table:table-row>
        <table:table-row table:style-name="ro1">
          <table:table-cell table:formula="of:=[.B66]*[.C66]" office:value-type="float" office:value="2608.12864661175" calcext:value-type="float">
            <text:p>2608,12864661175</text:p>
          </table:table-cell>
          <table:table-cell table:formula="of:=[.B66]+[.A67]" office:value-type="float" office:value="91526.2316279265" calcext:value-type="float">
            <text:p>91526,2316279265</text:p>
          </table:table-cell>
          <table:table-cell table:formula="of:=[.C66]" office:value-type="float" office:value="0.0293318071254829" calcext:value-type="float">
            <text:p>0,029331807125483</text:p>
          </table:table-cell>
          <table:table-cell table:style-name="ce5" table:formula="of:=[.$D$2]-[.$D$1]+[.D66]" office:value-type="date" office:date-value="2034-02-21" calcext:value-type="date">
            <text:p>21.02.2034</text:p>
          </table:table-cell>
          <table:table-cell table:formula="of:=[.B67]-[.$A$1]" office:value-type="float" office:value="77958.2316279265" calcext:value-type="float">
            <text:p>77958,2316279265</text:p>
          </table:table-cell>
          <table:table-cell table:formula="of:=[.E67]*[.$F$1]" office:value-type="float" office:value="1637122.86418646" calcext:value-type="float">
            <text:p>1637122,86418646</text:p>
          </table:table-cell>
          <table:table-cell table:formula="of:=[.E67]/[.B67]*100" office:value-type="float" office:value="85.175834557292" calcext:value-type="float">
            <text:p>85,175834557292</text:p>
          </table:table-cell>
          <table:table-cell table:formula="of:=[.D67]-[.$D$1]" office:value-type="float" office:value="4620" calcext:value-type="float">
            <text:p>4620</text:p>
          </table:table-cell>
        </table:table-row>
        <table:table-row table:style-name="ro1">
          <table:table-cell table:formula="of:=[.B67]*[.C67]" office:value-type="float" office:value="2684.62977303261" calcext:value-type="float">
            <text:p>2684,62977303261</text:p>
          </table:table-cell>
          <table:table-cell table:formula="of:=[.B67]+[.A68]" office:value-type="float" office:value="94210.8614009591" calcext:value-type="float">
            <text:p>94210,8614009591</text:p>
          </table:table-cell>
          <table:table-cell table:formula="of:=[.C67]" office:value-type="float" office:value="0.0293318071254829" calcext:value-type="float">
            <text:p>0,029331807125483</text:p>
          </table:table-cell>
          <table:table-cell table:style-name="ce5" table:formula="of:=[.$D$2]-[.$D$1]+[.D67]" office:value-type="date" office:date-value="2034-05-02" calcext:value-type="date">
            <text:p>02.05.2034</text:p>
          </table:table-cell>
          <table:table-cell table:formula="of:=[.B68]-[.$A$1]" office:value-type="float" office:value="80642.8614009591" calcext:value-type="float">
            <text:p>80642,8614009591</text:p>
          </table:table-cell>
          <table:table-cell table:formula="of:=[.E68]*[.$F$1]" office:value-type="float" office:value="1693500.08942014" calcext:value-type="float">
            <text:p>1693500,08942014</text:p>
          </table:table-cell>
          <table:table-cell table:formula="of:=[.E68]/[.B68]*100" office:value-type="float" office:value="85.5982635141665" calcext:value-type="float">
            <text:p>85,5982635141665</text:p>
          </table:table-cell>
          <table:table-cell table:formula="of:=[.D68]-[.$D$1]" office:value-type="float" office:value="4690" calcext:value-type="float">
            <text:p>4690</text:p>
          </table:table-cell>
        </table:table-row>
        <table:table-row table:style-name="ro1">
          <table:table-cell table:formula="of:=[.B68]*[.C68]" office:value-type="float" office:value="2763.37481573854" calcext:value-type="float">
            <text:p>2763,37481573854</text:p>
          </table:table-cell>
          <table:table-cell table:formula="of:=[.B68]+[.A69]" office:value-type="float" office:value="96974.2362166977" calcext:value-type="float">
            <text:p>96974,2362166977</text:p>
          </table:table-cell>
          <table:table-cell table:formula="of:=[.C68]" office:value-type="float" office:value="0.0293318071254829" calcext:value-type="float">
            <text:p>0,029331807125483</text:p>
          </table:table-cell>
          <table:table-cell table:style-name="ce5" table:formula="of:=[.$D$2]-[.$D$1]+[.D68]" office:value-type="date" office:date-value="2034-07-11" calcext:value-type="date">
            <text:p>11.07.2034</text:p>
          </table:table-cell>
          <table:table-cell table:formula="of:=[.B69]-[.$A$1]" office:value-type="float" office:value="83406.2362166977" calcext:value-type="float">
            <text:p>83406,2362166977</text:p>
          </table:table-cell>
          <table:table-cell table:formula="of:=[.E69]*[.$F$1]" office:value-type="float" office:value="1751530.96055065" calcext:value-type="float">
            <text:p>1751530,96055065</text:p>
          </table:table-cell>
          <table:table-cell table:formula="of:=[.E69]/[.B69]*100" office:value-type="float" office:value="86.0086549486391" calcext:value-type="float">
            <text:p>86,0086549486391</text:p>
          </table:table-cell>
          <table:table-cell table:formula="of:=[.D69]-[.$D$1]" office:value-type="float" office:value="4760" calcext:value-type="float">
            <text:p>4760</text:p>
          </table:table-cell>
        </table:table-row>
        <table:table-row table:style-name="ro1">
          <table:table-cell table:formula="of:=[.B69]*[.C69]" office:value-type="float" office:value="2844.42959284919" calcext:value-type="float">
            <text:p>2844,42959284919</text:p>
          </table:table-cell>
          <table:table-cell table:formula="of:=[.B69]+[.A70]" office:value-type="float" office:value="99818.6658095469" calcext:value-type="float">
            <text:p>99818,6658095469</text:p>
          </table:table-cell>
          <table:table-cell table:formula="of:=[.C69]" office:value-type="float" office:value="0.0293318071254829" calcext:value-type="float">
            <text:p>0,029331807125483</text:p>
          </table:table-cell>
          <table:table-cell table:style-name="ce5" table:formula="of:=[.$D$2]-[.$D$1]+[.D69]" office:value-type="date" office:date-value="2034-09-19" calcext:value-type="date">
            <text:p>19.09.2034</text:p>
          </table:table-cell>
          <table:table-cell table:formula="of:=[.B70]-[.$A$1]" office:value-type="float" office:value="86250.6658095469" calcext:value-type="float">
            <text:p>86250,6658095469</text:p>
          </table:table-cell>
          <table:table-cell table:formula="of:=[.E70]*[.$F$1]" office:value-type="float" office:value="1811263.98200048" calcext:value-type="float">
            <text:p>1811263,98200048</text:p>
          </table:table-cell>
          <table:table-cell table:formula="of:=[.E70]/[.B70]*100" office:value-type="float" office:value="86.4073518815733" calcext:value-type="float">
            <text:p>86,4073518815733</text:p>
          </table:table-cell>
          <table:table-cell table:formula="of:=[.D70]-[.$D$1]" office:value-type="float" office:value="4830" calcext:value-type="float">
            <text:p>4830</text:p>
          </table:table-cell>
        </table:table-row>
        <table:table-row table:style-name="ro1">
          <table:table-cell table:formula="of:=[.B70]*[.C70]" office:value-type="float" office:value="2927.86185304866" calcext:value-type="float">
            <text:p>2927,86185304866</text:p>
          </table:table-cell>
          <table:table-cell table:formula="of:=[.B70]+[.A71]" office:value-type="float" office:value="102746.527662596" calcext:value-type="float">
            <text:p>102746,527662596</text:p>
          </table:table-cell>
          <table:table-cell table:formula="of:=[.C70]" office:value-type="float" office:value="0.0293318071254829" calcext:value-type="float">
            <text:p>0,029331807125483</text:p>
          </table:table-cell>
          <table:table-cell table:style-name="ce5" table:formula="of:=[.$D$2]-[.$D$1]+[.D70]" office:value-type="date" office:date-value="2034-11-28" calcext:value-type="date">
            <text:p>28.11.2034</text:p>
          </table:table-cell>
          <table:table-cell table:formula="of:=[.B71]-[.$A$1]" office:value-type="float" office:value="89178.5276625955" calcext:value-type="float">
            <text:p>89178,5276625955</text:p>
          </table:table-cell>
          <table:table-cell table:formula="of:=[.E71]*[.$F$1]" office:value-type="float" office:value="1872749.08091451" calcext:value-type="float">
            <text:p>1872749,08091451</text:p>
          </table:table-cell>
          <table:table-cell table:formula="of:=[.E71]/[.B71]*100" office:value-type="float" office:value="86.7946875591209" calcext:value-type="float">
            <text:p>86,7946875591209</text:p>
          </table:table-cell>
          <table:table-cell table:formula="of:=[.D71]-[.$D$1]" office:value-type="float" office:value="4900" calcext:value-type="float">
            <text:p>4900</text:p>
          </table:table-cell>
        </table:table-row>
        <table:table-row table:style-name="ro1">
          <table:table-cell table:formula="of:=[.B71]*[.C71]" office:value-type="float" office:value="3013.74133221235" calcext:value-type="float">
            <text:p>3013,74133221235</text:p>
          </table:table-cell>
          <table:table-cell table:formula="of:=[.B71]+[.A72]" office:value-type="float" office:value="105760.268994808" calcext:value-type="float">
            <text:p>105760,268994808</text:p>
          </table:table-cell>
          <table:table-cell table:formula="of:=[.C71]" office:value-type="float" office:value="0.0293318071254829" calcext:value-type="float">
            <text:p>0,029331807125483</text:p>
          </table:table-cell>
          <table:table-cell table:style-name="ce5" table:formula="of:=[.$D$2]-[.$D$1]+[.D71]" office:value-type="date" office:date-value="2035-02-06" calcext:value-type="date">
            <text:p>06.02.2035</text:p>
          </table:table-cell>
          <table:table-cell table:formula="of:=[.B72]-[.$A$1]" office:value-type="float" office:value="92192.2689948079" calcext:value-type="float">
            <text:p>92192,2689948079</text:p>
          </table:table-cell>
          <table:table-cell table:formula="of:=[.E72]*[.$F$1]" office:value-type="float" office:value="1936037.64889097" calcext:value-type="float">
            <text:p>1936037,64889097</text:p>
          </table:table-cell>
          <table:table-cell table:formula="of:=[.E72]/[.B72]*100" office:value-type="float" office:value="87.1709857312616" calcext:value-type="float">
            <text:p>87,1709857312616</text:p>
          </table:table-cell>
          <table:table-cell table:formula="of:=[.D72]-[.$D$1]" office:value-type="float" office:value="4970" calcext:value-type="float">
            <text:p>4970</text:p>
          </table:table-cell>
        </table:table-row>
        <table:table-row table:style-name="ro1">
          <table:table-cell table:formula="of:=[.B72]*[.C72]" office:value-type="float" office:value="3102.13981169489" calcext:value-type="float">
            <text:p>3102,13981169489</text:p>
          </table:table-cell>
          <table:table-cell table:formula="of:=[.B72]+[.A73]" office:value-type="float" office:value="108862.408806503" calcext:value-type="float">
            <text:p>108862,408806503</text:p>
          </table:table-cell>
          <table:table-cell table:formula="of:=[.C72]" office:value-type="float" office:value="0.0293318071254829" calcext:value-type="float">
            <text:p>0,029331807125483</text:p>
          </table:table-cell>
          <table:table-cell table:style-name="ce5" table:formula="of:=[.$D$2]-[.$D$1]+[.D72]" office:value-type="date" office:date-value="2035-04-17" calcext:value-type="date">
            <text:p>17.04.2035</text:p>
          </table:table-cell>
          <table:table-cell table:formula="of:=[.B73]-[.$A$1]" office:value-type="float" office:value="95294.4088065028" calcext:value-type="float">
            <text:p>95294,4088065028</text:p>
          </table:table-cell>
          <table:table-cell table:formula="of:=[.E73]*[.$F$1]" office:value-type="float" office:value="2001182.58493656" calcext:value-type="float">
            <text:p>2001182,58493656</text:p>
          </table:table-cell>
          <table:table-cell table:formula="of:=[.E73]/[.B73]*100" office:value-type="float" office:value="87.5365609224058" calcext:value-type="float">
            <text:p>87,5365609224058</text:p>
          </table:table-cell>
          <table:table-cell table:formula="of:=[.D73]-[.$D$1]" office:value-type="float" office:value="5040" calcext:value-type="float">
            <text:p>5040</text:p>
          </table:table-cell>
        </table:table-row>
        <table:table-row table:style-name="ro1">
          <table:table-cell table:formula="of:=[.B73]*[.C73]" office:value-type="float" office:value="3193.13117832781" calcext:value-type="float">
            <text:p>3193,13117832781</text:p>
          </table:table-cell>
          <table:table-cell table:formula="of:=[.B73]+[.A74]" office:value-type="float" office:value="112055.539984831" calcext:value-type="float">
            <text:p>112055,539984831</text:p>
          </table:table-cell>
          <table:table-cell table:formula="of:=[.C73]" office:value-type="float" office:value="0.0293318071254829" calcext:value-type="float">
            <text:p>0,029331807125483</text:p>
          </table:table-cell>
          <table:table-cell table:style-name="ce5" table:formula="of:=[.$D$2]-[.$D$1]+[.D73]" office:value-type="date" office:date-value="2035-06-26" calcext:value-type="date">
            <text:p>26.06.2035</text:p>
          </table:table-cell>
          <table:table-cell table:formula="of:=[.B74]-[.$A$1]" office:value-type="float" office:value="98487.5399848306" calcext:value-type="float">
            <text:p>98487,5399848306</text:p>
          </table:table-cell>
          <table:table-cell table:formula="of:=[.E74]*[.$F$1]" office:value-type="float" office:value="2068238.33968144" calcext:value-type="float">
            <text:p>2068238,33968144</text:p>
          </table:table-cell>
          <table:table-cell table:formula="of:=[.E74]/[.B74]*100" office:value-type="float" office:value="87.8917186942861" calcext:value-type="float">
            <text:p>87,8917186942861</text:p>
          </table:table-cell>
          <table:table-cell table:formula="of:=[.D74]-[.$D$1]" office:value-type="float" office:value="5110" calcext:value-type="float">
            <text:p>5110</text:p>
          </table:table-cell>
        </table:table-row>
        <table:table-row table:style-name="ro1">
          <table:table-cell table:formula="of:=[.B74]*[.C74]" office:value-type="float" office:value="3286.79148617689" calcext:value-type="float">
            <text:p>3286,79148617689</text:p>
          </table:table-cell>
          <table:table-cell table:formula="of:=[.B74]+[.A75]" office:value-type="float" office:value="115342.331471007" calcext:value-type="float">
            <text:p>115342,331471007</text:p>
          </table:table-cell>
          <table:table-cell table:formula="of:=[.C74]" office:value-type="float" office:value="0.0293318071254829" calcext:value-type="float">
            <text:p>0,029331807125483</text:p>
          </table:table-cell>
          <table:table-cell table:style-name="ce5" table:formula="of:=[.$D$2]-[.$D$1]+[.D74]" office:value-type="date" office:date-value="2035-09-04" calcext:value-type="date">
            <text:p>04.09.2035</text:p>
          </table:table-cell>
          <table:table-cell table:formula="of:=[.B75]-[.$A$1]" office:value-type="float" office:value="101774.331471007" calcext:value-type="float">
            <text:p>101774,331471007</text:p>
          </table:table-cell>
          <table:table-cell table:formula="of:=[.E75]*[.$F$1]" office:value-type="float" office:value="2137260.96089116" calcext:value-type="float">
            <text:p>2137260,96089116</text:p>
          </table:table-cell>
          <table:table-cell table:formula="of:=[.E75]/[.B75]*100" office:value-type="float" office:value="88.2367559013575" calcext:value-type="float">
            <text:p>88,2367559013575</text:p>
          </table:table-cell>
          <table:table-cell table:formula="of:=[.D75]-[.$D$1]" office:value-type="float" office:value="5180" calcext:value-type="float">
            <text:p>5180</text:p>
          </table:table-cell>
        </table:table-row>
        <table:table-row table:style-name="ro1">
          <table:table-cell table:formula="of:=[.B75]*[.C75]" office:value-type="float" office:value="3383.19902011111" calcext:value-type="float">
            <text:p>3383,19902011111</text:p>
          </table:table-cell>
          <table:table-cell table:formula="of:=[.B75]+[.A76]" office:value-type="float" office:value="118725.530491119" calcext:value-type="float">
            <text:p>118725,530491119</text:p>
          </table:table-cell>
          <table:table-cell table:formula="of:=[.C75]" office:value-type="float" office:value="0.0293318071254829" calcext:value-type="float">
            <text:p>0,029331807125483</text:p>
          </table:table-cell>
          <table:table-cell table:style-name="ce5" table:formula="of:=[.$D$2]-[.$D$1]+[.D75]" office:value-type="date" office:date-value="2035-11-13" calcext:value-type="date">
            <text:p>13.11.2035</text:p>
          </table:table-cell>
          <table:table-cell table:formula="of:=[.B76]-[.$A$1]" office:value-type="float" office:value="105157.530491119" calcext:value-type="float">
            <text:p>105157,530491119</text:p>
          </table:table-cell>
          <table:table-cell table:formula="of:=[.E76]*[.$F$1]" office:value-type="float" office:value="2208308.14031349" calcext:value-type="float">
            <text:p>2208308,14031349</text:p>
          </table:table-cell>
          <table:table-cell table:formula="of:=[.E76]/[.B76]*100" office:value-type="float" office:value="88.5719609389196" calcext:value-type="float">
            <text:p>88,5719609389196</text:p>
          </table:table-cell>
          <table:table-cell table:formula="of:=[.D76]-[.$D$1]" office:value-type="float" office:value="5250" calcext:value-type="float">
            <text:p>5250</text:p>
          </table:table-cell>
        </table:table-row>
        <table:table-row table:style-name="ro1">
          <table:table-cell table:formula="of:=[.B76]*[.C76]" office:value-type="float" office:value="3482.43436123613" calcext:value-type="float">
            <text:p>3482,43436123613</text:p>
          </table:table-cell>
          <table:table-cell table:formula="of:=[.B76]+[.A77]" office:value-type="float" office:value="122207.964852355" calcext:value-type="float">
            <text:p>122207,964852355</text:p>
          </table:table-cell>
          <table:table-cell table:formula="of:=[.C76]" office:value-type="float" office:value="0.0293318071254829" calcext:value-type="float">
            <text:p>0,029331807125483</text:p>
          </table:table-cell>
          <table:table-cell table:style-name="ce5" table:formula="of:=[.$D$2]-[.$D$1]+[.D76]" office:value-type="date" office:date-value="2036-01-22" calcext:value-type="date">
            <text:p>22.01.2036</text:p>
          </table:table-cell>
          <table:table-cell table:formula="of:=[.B77]-[.$A$1]" office:value-type="float" office:value="108639.964852355" calcext:value-type="float">
            <text:p>108639,964852355</text:p>
          </table:table-cell>
          <table:table-cell table:formula="of:=[.E77]*[.$F$1]" office:value-type="float" office:value="2281439.26189945" calcext:value-type="float">
            <text:p>2281439,26189945</text:p>
          </table:table-cell>
          <table:table-cell table:formula="of:=[.E77]/[.B77]*100" office:value-type="float" office:value="88.8976139841686" calcext:value-type="float">
            <text:p>88,8976139841686</text:p>
          </table:table-cell>
          <table:table-cell table:formula="of:=[.D77]-[.$D$1]" office:value-type="float" office:value="5320" calcext:value-type="float">
            <text:p>5320</text:p>
          </table:table-cell>
        </table:table-row>
        <table:table-row table:style-name="ro1">
          <table:table-cell table:formula="of:=[.B77]*[.C77]" office:value-type="float" office:value="3584.58045424706" calcext:value-type="float">
            <text:p>3584,58045424706</text:p>
          </table:table-cell>
          <table:table-cell table:formula="of:=[.B77]+[.A78]" office:value-type="float" office:value="125792.545306602" calcext:value-type="float">
            <text:p>125792,545306602</text:p>
          </table:table-cell>
          <table:table-cell table:formula="of:=[.C77]" office:value-type="float" office:value="0.0293318071254829" calcext:value-type="float">
            <text:p>0,029331807125483</text:p>
          </table:table-cell>
          <table:table-cell table:style-name="ce5" table:formula="of:=[.$D$2]-[.$D$1]+[.D77]" office:value-type="date" office:date-value="2036-04-01" calcext:value-type="date">
            <text:p>01.04.2036</text:p>
          </table:table-cell>
          <table:table-cell table:formula="of:=[.B78]-[.$A$1]" office:value-type="float" office:value="112224.545306602" calcext:value-type="float">
            <text:p>112224,545306602</text:p>
          </table:table-cell>
          <table:table-cell table:formula="of:=[.E78]*[.$F$1]" office:value-type="float" office:value="2356715.45143864" calcext:value-type="float">
            <text:p>2356715,45143864</text:p>
          </table:table-cell>
          <table:table-cell table:formula="of:=[.E78]/[.B78]*100" office:value-type="float" office:value="89.2139872303801" calcext:value-type="float">
            <text:p>89,2139872303801</text:p>
          </table:table-cell>
          <table:table-cell table:formula="of:=[.D78]-[.$D$1]" office:value-type="float" office:value="5390" calcext:value-type="float">
            <text:p>5390</text:p>
          </table:table-cell>
        </table:table-row>
        <table:table-row table:style-name="ro1">
          <table:table-cell table:formula="of:=[.B78]*[.C78]" office:value-type="float" office:value="3689.72267675681" calcext:value-type="float">
            <text:p>3689,72267675681</text:p>
          </table:table-cell>
          <table:table-cell table:formula="of:=[.B78]+[.A79]" office:value-type="float" office:value="129482.267983359" calcext:value-type="float">
            <text:p>129482,267983359</text:p>
          </table:table-cell>
          <table:table-cell table:formula="of:=[.C78]" office:value-type="float" office:value="0.0293318071254829" calcext:value-type="float">
            <text:p>0,029331807125483</text:p>
          </table:table-cell>
          <table:table-cell table:style-name="ce5" table:formula="of:=[.$D$2]-[.$D$1]+[.D78]" office:value-type="date" office:date-value="2036-06-10" calcext:value-type="date">
            <text:p>10.06.2036</text:p>
          </table:table-cell>
          <table:table-cell table:formula="of:=[.B79]-[.$A$1]" office:value-type="float" office:value="115914.267983359" calcext:value-type="float">
            <text:p>115914,267983359</text:p>
          </table:table-cell>
          <table:table-cell table:formula="of:=[.E79]*[.$F$1]" office:value-type="float" office:value="2434199.62765053" calcext:value-type="float">
            <text:p>2434199,62765053</text:p>
          </table:table-cell>
          <table:table-cell table:formula="of:=[.E79]/[.B79]*100" office:value-type="float" office:value="89.5213451144184" calcext:value-type="float">
            <text:p>89,5213451144184</text:p>
          </table:table-cell>
          <table:table-cell table:formula="of:=[.D79]-[.$D$1]" office:value-type="float" office:value="5460" calcext:value-type="float">
            <text:p>5460</text:p>
          </table:table-cell>
        </table:table-row>
        <table:table-row table:style-name="ro1">
          <table:table-cell table:formula="of:=[.B79]*[.C79]" office:value-type="float" office:value="3797.94891065796" calcext:value-type="float">
            <text:p>3797,94891065796</text:p>
          </table:table-cell>
          <table:table-cell table:formula="of:=[.B79]+[.A80]" office:value-type="float" office:value="133280.216894017" calcext:value-type="float">
            <text:p>133280,216894017</text:p>
          </table:table-cell>
          <table:table-cell table:formula="of:=[.C79]" office:value-type="float" office:value="0.0293318071254829" calcext:value-type="float">
            <text:p>0,029331807125483</text:p>
          </table:table-cell>
          <table:table-cell table:style-name="ce5" table:formula="of:=[.$D$2]-[.$D$1]+[.D79]" office:value-type="date" office:date-value="2036-08-19" calcext:value-type="date">
            <text:p>19.08.2036</text:p>
          </table:table-cell>
          <table:table-cell table:formula="of:=[.B80]-[.$A$1]" office:value-type="float" office:value="119712.216894017" calcext:value-type="float">
            <text:p>119712,216894017</text:p>
          </table:table-cell>
          <table:table-cell table:formula="of:=[.E80]*[.$F$1]" office:value-type="float" office:value="2513956.55477435" calcext:value-type="float">
            <text:p>2513956,55477435</text:p>
          </table:table-cell>
          <table:table-cell table:formula="of:=[.E80]/[.B80]*100" office:value-type="float" office:value="89.8199445377635" calcext:value-type="float">
            <text:p>89,8199445377635</text:p>
          </table:table-cell>
          <table:table-cell table:formula="of:=[.D80]-[.$D$1]" office:value-type="float" office:value="5530" calcext:value-type="float">
            <text:p>5530</text:p>
          </table:table-cell>
        </table:table-row>
        <table:table-row table:style-name="ro1">
          <table:table-cell table:formula="of:=[.B80]*[.C80]" office:value-type="float" office:value="3909.34961557782" calcext:value-type="float">
            <text:p>3909,34961557782</text:p>
          </table:table-cell>
          <table:table-cell table:formula="of:=[.B80]+[.A81]" office:value-type="float" office:value="137189.566509594" calcext:value-type="float">
            <text:p>137189,566509594</text:p>
          </table:table-cell>
          <table:table-cell table:formula="of:=[.C80]" office:value-type="float" office:value="0.0293318071254829" calcext:value-type="float">
            <text:p>0,029331807125483</text:p>
          </table:table-cell>
          <table:table-cell table:style-name="ce5" table:formula="of:=[.$D$2]-[.$D$1]+[.D80]" office:value-type="date" office:date-value="2036-10-28" calcext:value-type="date">
            <text:p>28.10.2036</text:p>
          </table:table-cell>
          <table:table-cell table:formula="of:=[.B81]-[.$A$1]" office:value-type="float" office:value="123621.566509594" calcext:value-type="float">
            <text:p>123621,566509594</text:p>
          </table:table-cell>
          <table:table-cell table:formula="of:=[.E81]*[.$F$1]" office:value-type="float" office:value="2596052.89670148" calcext:value-type="float">
            <text:p>2596052,89670148</text:p>
          </table:table-cell>
          <table:table-cell table:formula="of:=[.E81]/[.B81]*100" office:value-type="float" office:value="90.1100350812384" calcext:value-type="float">
            <text:p>90,1100350812384</text:p>
          </table:table-cell>
          <table:table-cell table:formula="of:=[.D81]-[.$D$1]" office:value-type="float" office:value="5600" calcext:value-type="float">
            <text:p>5600</text:p>
          </table:table-cell>
        </table:table-row>
        <table:table-row table:style-name="ro1">
          <table:table-cell table:formula="of:=[.B81]*[.C81]" office:value-type="float" office:value="4024.01790448803" calcext:value-type="float">
            <text:p>4024,01790448803</text:p>
          </table:table-cell>
          <table:table-cell table:formula="of:=[.B81]+[.A82]" office:value-type="float" office:value="141213.584414082" calcext:value-type="float">
            <text:p>141213,584414082</text:p>
          </table:table-cell>
          <table:table-cell table:formula="of:=[.C81]" office:value-type="float" office:value="0.0293318071254829" calcext:value-type="float">
            <text:p>0,029331807125483</text:p>
          </table:table-cell>
          <table:table-cell table:style-name="ce5" table:formula="of:=[.$D$2]-[.$D$1]+[.D81]" office:value-type="date" office:date-value="2037-01-06" calcext:value-type="date">
            <text:p>06.01.2037</text:p>
          </table:table-cell>
          <table:table-cell table:formula="of:=[.B82]-[.$A$1]" office:value-type="float" office:value="127645.584414082" calcext:value-type="float">
            <text:p>127645,584414082</text:p>
          </table:table-cell>
          <table:table-cell table:formula="of:=[.E82]*[.$F$1]" office:value-type="float" office:value="2680557.27269573" calcext:value-type="float">
            <text:p>2680557,27269573</text:p>
          </table:table-cell>
          <table:table-cell table:formula="of:=[.E82]/[.B82]*100" office:value-type="float" office:value="90.391859213619" calcext:value-type="float">
            <text:p>90,391859213619</text:p>
          </table:table-cell>
          <table:table-cell table:formula="of:=[.D82]-[.$D$1]" office:value-type="float" office:value="5670" calcext:value-type="float">
            <text:p>5670</text:p>
          </table:table-cell>
        </table:table-row>
        <table:table-row table:style-name="ro1">
          <table:table-cell table:formula="of:=[.B82]*[.C82]" office:value-type="float" office:value="4142.04962153196" calcext:value-type="float">
            <text:p>4142,04962153196</text:p>
          </table:table-cell>
          <table:table-cell table:formula="of:=[.B82]+[.A83]" office:value-type="float" office:value="145355.634035614" calcext:value-type="float">
            <text:p>145355,634035614</text:p>
          </table:table-cell>
          <table:table-cell table:formula="of:=[.C82]" office:value-type="float" office:value="0.0293318071254829" calcext:value-type="float">
            <text:p>0,029331807125483</text:p>
          </table:table-cell>
          <table:table-cell table:style-name="ce5" table:formula="of:=[.$D$2]-[.$D$1]+[.D82]" office:value-type="date" office:date-value="2037-03-17" calcext:value-type="date">
            <text:p>17.03.2037</text:p>
          </table:table-cell>
          <table:table-cell table:formula="of:=[.B83]-[.$A$1]" office:value-type="float" office:value="131787.634035614" calcext:value-type="float">
            <text:p>131787,634035614</text:p>
          </table:table-cell>
          <table:table-cell table:formula="of:=[.E83]*[.$F$1]" office:value-type="float" office:value="2767540.3147479" calcext:value-type="float">
            <text:p>2767540,3147479</text:p>
          </table:table-cell>
          <table:table-cell table:formula="of:=[.E83]/[.B83]*100" office:value-type="float" office:value="90.6656524942985" calcext:value-type="float">
            <text:p>90,6656524942985</text:p>
          </table:table-cell>
          <table:table-cell table:formula="of:=[.D83]-[.$D$1]" office:value-type="float" office:value="5740" calcext:value-type="float">
            <text:p>5740</text:p>
          </table:table-cell>
        </table:table-row>
        <table:table-row table:style-name="ro1">
          <table:table-cell table:formula="of:=[.B83]*[.C83]" office:value-type="float" office:value="4263.54342213492" calcext:value-type="float">
            <text:p>4263,54342213492</text:p>
          </table:table-cell>
          <table:table-cell table:formula="of:=[.B83]+[.A84]" office:value-type="float" office:value="149619.177457749" calcext:value-type="float">
            <text:p>149619,177457749</text:p>
          </table:table-cell>
          <table:table-cell table:formula="of:=[.C83]" office:value-type="float" office:value="0.0293318071254829" calcext:value-type="float">
            <text:p>0,029331807125483</text:p>
          </table:table-cell>
          <table:table-cell table:style-name="ce5" table:formula="of:=[.$D$2]-[.$D$1]+[.D83]" office:value-type="date" office:date-value="2037-05-26" calcext:value-type="date">
            <text:p>26.05.2037</text:p>
          </table:table-cell>
          <table:table-cell table:formula="of:=[.B84]-[.$A$1]" office:value-type="float" office:value="136051.177457749" calcext:value-type="float">
            <text:p>136051,177457749</text:p>
          </table:table-cell>
          <table:table-cell table:formula="of:=[.E84]*[.$F$1]" office:value-type="float" office:value="2857074.72661273" calcext:value-type="float">
            <text:p>2857074,72661273</text:p>
          </table:table-cell>
          <table:table-cell table:formula="of:=[.E84]/[.B84]*100" office:value-type="float" office:value="90.9316437701768" calcext:value-type="float">
            <text:p>90,9316437701768</text:p>
          </table:table-cell>
          <table:table-cell table:formula="of:=[.D84]-[.$D$1]" office:value-type="float" office:value="5810" calcext:value-type="float">
            <text:p>5810</text:p>
          </table:table-cell>
        </table:table-row>
        <table:table-row table:style-name="ro1">
          <table:table-cell table:formula="of:=[.B84]*[.C84]" office:value-type="float" office:value="4388.6008554641" calcext:value-type="float">
            <text:p>4388,6008554641</text:p>
          </table:table-cell>
          <table:table-cell table:formula="of:=[.B84]+[.A85]" office:value-type="float" office:value="154007.778313213" calcext:value-type="float">
            <text:p>154007,778313213</text:p>
          </table:table-cell>
          <table:table-cell table:formula="of:=[.C84]" office:value-type="float" office:value="0.0293318071254829" calcext:value-type="float">
            <text:p>0,029331807125483</text:p>
          </table:table-cell>
          <table:table-cell table:style-name="ce5" table:formula="of:=[.$D$2]-[.$D$1]+[.D84]" office:value-type="date" office:date-value="2037-08-04" calcext:value-type="date">
            <text:p>04.08.2037</text:p>
          </table:table-cell>
          <table:table-cell table:formula="of:=[.B85]-[.$A$1]" office:value-type="float" office:value="140439.778313213" calcext:value-type="float">
            <text:p>140439,778313213</text:p>
          </table:table-cell>
          <table:table-cell table:formula="of:=[.E85]*[.$F$1]" office:value-type="float" office:value="2949235.34457748" calcext:value-type="float">
            <text:p>2949235,34457748</text:p>
          </table:table-cell>
          <table:table-cell table:formula="of:=[.E85]/[.B85]*100" office:value-type="float" office:value="91.1900553669399" calcext:value-type="float">
            <text:p>91,1900553669399</text:p>
          </table:table-cell>
          <table:table-cell table:formula="of:=[.D85]-[.$D$1]" office:value-type="float" office:value="5880" calcext:value-type="float">
            <text:p>5880</text:p>
          </table:table-cell>
        </table:table-row>
        <table:table-row table:style-name="ro1">
          <table:table-cell table:formula="of:=[.B85]*[.C85]" office:value-type="float" office:value="4517.3264493073" calcext:value-type="float">
            <text:p>4517,3264493073</text:p>
          </table:table-cell>
          <table:table-cell table:formula="of:=[.B85]+[.A86]" office:value-type="float" office:value="158525.104762521" calcext:value-type="float">
            <text:p>158525,104762521</text:p>
          </table:table-cell>
          <table:table-cell table:formula="of:=[.C85]" office:value-type="float" office:value="0.0293318071254829" calcext:value-type="float">
            <text:p>0,029331807125483</text:p>
          </table:table-cell>
          <table:table-cell table:style-name="ce5" table:formula="of:=[.$D$2]-[.$D$1]+[.D85]" office:value-type="date" office:date-value="2037-10-13" calcext:value-type="date">
            <text:p>13.10.2037</text:p>
          </table:table-cell>
          <table:table-cell table:formula="of:=[.B86]-[.$A$1]" office:value-type="float" office:value="144957.104762521" calcext:value-type="float">
            <text:p>144957,104762521</text:p>
          </table:table-cell>
          <table:table-cell table:formula="of:=[.E86]*[.$F$1]" office:value-type="float" office:value="3044099.20001293" calcext:value-type="float">
            <text:p>3044099,20001293</text:p>
          </table:table-cell>
          <table:table-cell table:formula="of:=[.E86]/[.B86]*100" office:value-type="float" office:value="91.4411032748878" calcext:value-type="float">
            <text:p>91,4411032748878</text:p>
          </table:table-cell>
          <table:table-cell table:formula="of:=[.D86]-[.$D$1]" office:value-type="float" office:value="5950" calcext:value-type="float">
            <text:p>5950</text:p>
          </table:table-cell>
        </table:table-row>
        <table:table-row table:style-name="ro1">
          <table:table-cell table:formula="of:=[.B86]*[.C86]" office:value-type="float" office:value="4649.82779744123" calcext:value-type="float">
            <text:p>4649,82779744123</text:p>
          </table:table-cell>
          <table:table-cell table:formula="of:=[.B86]+[.A87]" office:value-type="float" office:value="163174.932559962" calcext:value-type="float">
            <text:p>163174,932559962</text:p>
          </table:table-cell>
          <table:table-cell table:formula="of:=[.C86]" office:value-type="float" office:value="0.0293318071254829" calcext:value-type="float">
            <text:p>0,029331807125483</text:p>
          </table:table-cell>
          <table:table-cell table:style-name="ce5" table:formula="of:=[.$D$2]-[.$D$1]+[.D86]" office:value-type="date" office:date-value="2037-12-22" calcext:value-type="date">
            <text:p>22.12.2037</text:p>
          </table:table-cell>
          <table:table-cell table:formula="of:=[.B87]-[.$A$1]" office:value-type="float" office:value="149606.932559962" calcext:value-type="float">
            <text:p>149606,932559962</text:p>
          </table:table-cell>
          <table:table-cell table:formula="of:=[.E87]*[.$F$1]" office:value-type="float" office:value="3141745.5837592" calcext:value-type="float">
            <text:p>3141745,5837592</text:p>
          </table:table-cell>
          <table:table-cell table:formula="of:=[.E87]/[.B87]*100" office:value-type="float" office:value="91.6849973294678" calcext:value-type="float">
            <text:p>91,6849973294678</text:p>
          </table:table-cell>
          <table:table-cell table:formula="of:=[.D87]-[.$D$1]" office:value-type="float" office:value="6020" calcext:value-type="float">
            <text:p>6020</text:p>
          </table:table-cell>
        </table:table-row>
        <table:table-row table:style-name="ro1">
          <table:table-cell table:formula="of:=[.B87]*[.C87]" office:value-type="float" office:value="4786.21564956248" calcext:value-type="float">
            <text:p>4786,21564956248</text:p>
          </table:table-cell>
          <table:table-cell table:formula="of:=[.B87]+[.A88]" office:value-type="float" office:value="167961.148209524" calcext:value-type="float">
            <text:p>167961,148209524</text:p>
          </table:table-cell>
          <table:table-cell table:formula="of:=[.C87]" office:value-type="float" office:value="0.0293318071254829" calcext:value-type="float">
            <text:p>0,029331807125483</text:p>
          </table:table-cell>
          <table:table-cell table:style-name="ce5" table:formula="of:=[.$D$2]-[.$D$1]+[.D87]" office:value-type="date" office:date-value="2038-03-02" calcext:value-type="date">
            <text:p>02.03.2038</text:p>
          </table:table-cell>
          <table:table-cell table:formula="of:=[.B88]-[.$A$1]" office:value-type="float" office:value="154393.148209524" calcext:value-type="float">
            <text:p>154393,148209524</text:p>
          </table:table-cell>
          <table:table-cell table:formula="of:=[.E88]*[.$F$1]" office:value-type="float" office:value="3242256.11240001" calcext:value-type="float">
            <text:p>3242256,11240001</text:p>
          </table:table-cell>
          <table:table-cell table:formula="of:=[.E88]/[.B88]*100" office:value-type="float" office:value="91.9219413866625" calcext:value-type="float">
            <text:p>91,9219413866625</text:p>
          </table:table-cell>
          <table:table-cell table:formula="of:=[.D88]-[.$D$1]" office:value-type="float" office:value="6090" calcext:value-type="float">
            <text:p>6090</text:p>
          </table:table-cell>
        </table:table-row>
        <table:table-row table:style-name="ro1">
          <table:table-cell table:formula="of:=[.B88]*[.C88]" office:value-type="float" office:value="4926.60400385642" calcext:value-type="float">
            <text:p>4926,60400385642</text:p>
          </table:table-cell>
          <table:table-cell table:formula="of:=[.B88]+[.A89]" office:value-type="float" office:value="172887.752213381" calcext:value-type="float">
            <text:p>172887,752213381</text:p>
          </table:table-cell>
          <table:table-cell table:formula="of:=[.C88]" office:value-type="float" office:value="0.0293318071254829" calcext:value-type="float">
            <text:p>0,029331807125483</text:p>
          </table:table-cell>
          <table:table-cell table:style-name="ce5" table:formula="of:=[.$D$2]-[.$D$1]+[.D88]" office:value-type="date" office:date-value="2038-05-11" calcext:value-type="date">
            <text:p>11.05.2038</text:p>
          </table:table-cell>
          <table:table-cell table:formula="of:=[.B89]-[.$A$1]" office:value-type="float" office:value="159319.752213381" calcext:value-type="float">
            <text:p>159319,752213381</text:p>
          </table:table-cell>
          <table:table-cell table:formula="of:=[.E89]*[.$F$1]" office:value-type="float" office:value="3345714.796481" calcext:value-type="float">
            <text:p>3345714,796481</text:p>
          </table:table-cell>
          <table:table-cell table:formula="of:=[.E89]/[.B89]*100" office:value-type="float" office:value="92.1521334933812" calcext:value-type="float">
            <text:p>92,1521334933812</text:p>
          </table:table-cell>
          <table:table-cell table:formula="of:=[.D89]-[.$D$1]" office:value-type="float" office:value="6160" calcext:value-type="float">
            <text:p>6160</text:p>
          </table:table-cell>
        </table:table-row>
        <table:table-row table:style-name="ro1">
          <table:table-cell table:formula="of:=[.B89]*[.C89]" office:value-type="float" office:value="5071.11020228116" calcext:value-type="float">
            <text:p>5071,11020228116</text:p>
          </table:table-cell>
          <table:table-cell table:formula="of:=[.B89]+[.A90]" office:value-type="float" office:value="177958.862415662" calcext:value-type="float">
            <text:p>177958,862415662</text:p>
          </table:table-cell>
          <table:table-cell table:formula="of:=[.C89]" office:value-type="float" office:value="0.0293318071254829" calcext:value-type="float">
            <text:p>0,029331807125483</text:p>
          </table:table-cell>
          <table:table-cell table:style-name="ce5" table:formula="of:=[.$D$2]-[.$D$1]+[.D89]" office:value-type="date" office:date-value="2038-07-20" calcext:value-type="date">
            <text:p>20.07.2038</text:p>
          </table:table-cell>
          <table:table-cell table:formula="of:=[.B90]-[.$A$1]" office:value-type="float" office:value="164390.862415662" calcext:value-type="float">
            <text:p>164390,862415662</text:p>
          </table:table-cell>
          <table:table-cell table:formula="of:=[.E90]*[.$F$1]" office:value-type="float" office:value="3452208.1107289" calcext:value-type="float">
            <text:p>3452208,1107289</text:p>
          </table:table-cell>
          <table:table-cell table:formula="of:=[.E90]/[.B90]*100" office:value-type="float" office:value="92.3757660529943" calcext:value-type="float">
            <text:p>92,3757660529943</text:p>
          </table:table-cell>
          <table:table-cell table:formula="of:=[.D90]-[.$D$1]" office:value-type="float" office:value="6230" calcext:value-type="float">
            <text:p>6230</text:p>
          </table:table-cell>
        </table:table-row>
        <table:table-row table:style-name="ro1">
          <table:table-cell table:formula="of:=[.B90]*[.C90]" office:value-type="float" office:value="5219.85502864654" calcext:value-type="float">
            <text:p>5219,85502864654</text:p>
          </table:table-cell>
          <table:table-cell table:formula="of:=[.B90]+[.A91]" office:value-type="float" office:value="183178.717444308" calcext:value-type="float">
            <text:p>183178,717444308</text:p>
          </table:table-cell>
          <table:table-cell table:formula="of:=[.C90]" office:value-type="float" office:value="0.0293318071254829" calcext:value-type="float">
            <text:p>0,029331807125483</text:p>
          </table:table-cell>
          <table:table-cell table:style-name="ce5" table:formula="of:=[.$D$2]-[.$D$1]+[.D90]" office:value-type="date" office:date-value="2038-09-28" calcext:value-type="date">
            <text:p>28.09.2038</text:p>
          </table:table-cell>
          <table:table-cell table:formula="of:=[.B91]-[.$A$1]" office:value-type="float" office:value="169610.717444308" calcext:value-type="float">
            <text:p>169610,717444308</text:p>
          </table:table-cell>
          <table:table-cell table:formula="of:=[.E91]*[.$F$1]" office:value-type="float" office:value="3561825.06633048" calcext:value-type="float">
            <text:p>3561825,06633048</text:p>
          </table:table-cell>
          <table:table-cell table:formula="of:=[.E91]/[.B91]*100" office:value-type="float" office:value="92.593025986152" calcext:value-type="float">
            <text:p>92,593025986152</text:p>
          </table:table-cell>
          <table:table-cell table:formula="of:=[.D91]-[.$D$1]" office:value-type="float" office:value="6300" calcext:value-type="float">
            <text:p>6300</text:p>
          </table:table-cell>
        </table:table-row>
        <table:table-row table:style-name="ro1">
          <table:table-cell table:formula="of:=[.B91]*[.C91]" office:value-type="float" office:value="5372.96280956979" calcext:value-type="float">
            <text:p>5372,96280956979</text:p>
          </table:table-cell>
          <table:table-cell table:formula="of:=[.B91]+[.A92]" office:value-type="float" office:value="188551.680253878" calcext:value-type="float">
            <text:p>188551,680253878</text:p>
          </table:table-cell>
          <table:table-cell table:formula="of:=[.C91]" office:value-type="float" office:value="0.0293318071254829" calcext:value-type="float">
            <text:p>0,029331807125483</text:p>
          </table:table-cell>
          <table:table-cell table:style-name="ce5" table:formula="of:=[.$D$2]-[.$D$1]+[.D91]" office:value-type="date" office:date-value="2038-12-07" calcext:value-type="date">
            <text:p>07.12.2038</text:p>
          </table:table-cell>
          <table:table-cell table:formula="of:=[.B92]-[.$A$1]" office:value-type="float" office:value="174983.680253878" calcext:value-type="float">
            <text:p>174983,680253878</text:p>
          </table:table-cell>
          <table:table-cell table:formula="of:=[.E92]*[.$F$1]" office:value-type="float" office:value="3674657.28533144" calcext:value-type="float">
            <text:p>3674657,28533144</text:p>
          </table:table-cell>
          <table:table-cell table:formula="of:=[.E92]/[.B92]*100" office:value-type="float" office:value="92.8040948870192" calcext:value-type="float">
            <text:p>92,8040948870192</text:p>
          </table:table-cell>
          <table:table-cell table:formula="of:=[.D92]-[.$D$1]" office:value-type="float" office:value="6370" calcext:value-type="float">
            <text:p>6370</text:p>
          </table:table-cell>
        </table:table-row>
        <table:table-row table:style-name="ro1">
          <table:table-cell table:formula="of:=[.B92]*[.C92]" office:value-type="float" office:value="5530.56151839248" calcext:value-type="float">
            <text:p>5530,56151839248</text:p>
          </table:table-cell>
          <table:table-cell table:formula="of:=[.B92]+[.A93]" office:value-type="float" office:value="194082.241772271" calcext:value-type="float">
            <text:p>194082,241772271</text:p>
          </table:table-cell>
          <table:table-cell table:formula="of:=[.C92]" office:value-type="float" office:value="0.0293318071254829" calcext:value-type="float">
            <text:p>0,029331807125483</text:p>
          </table:table-cell>
          <table:table-cell table:style-name="ce5" table:formula="of:=[.$D$2]-[.$D$1]+[.D92]" office:value-type="date" office:date-value="2039-02-15" calcext:value-type="date">
            <text:p>15.02.2039</text:p>
          </table:table-cell>
          <table:table-cell table:formula="of:=[.B93]-[.$A$1]" office:value-type="float" office:value="180514.241772271" calcext:value-type="float">
            <text:p>180514,241772271</text:p>
          </table:table-cell>
          <table:table-cell table:formula="of:=[.E93]*[.$F$1]" office:value-type="float" office:value="3790799.07721768" calcext:value-type="float">
            <text:p>3790799,07721768</text:p>
          </table:table-cell>
          <table:table-cell table:formula="of:=[.E93]/[.B93]*100" office:value-type="float" office:value="93.0091491750594" calcext:value-type="float">
            <text:p>93,0091491750594</text:p>
          </table:table-cell>
          <table:table-cell table:formula="of:=[.D93]-[.$D$1]" office:value-type="float" office:value="6440" calcext:value-type="float">
            <text:p>6440</text:p>
          </table:table-cell>
        </table:table-row>
        <table:table-row table:style-name="ro1">
          <table:table-cell table:formula="of:=[.B93]*[.C93]" office:value-type="float" office:value="5692.78288214558" calcext:value-type="float">
            <text:p>5692,78288214558</text:p>
          </table:table-cell>
          <table:table-cell table:formula="of:=[.B93]+[.A94]" office:value-type="float" office:value="199775.024654416" calcext:value-type="float">
            <text:p>199775,024654416</text:p>
          </table:table-cell>
          <table:table-cell table:formula="of:=[.C93]" office:value-type="float" office:value="0.0293318071254829" calcext:value-type="float">
            <text:p>0,029331807125483</text:p>
          </table:table-cell>
          <table:table-cell table:style-name="ce5" table:formula="of:=[.$D$2]-[.$D$1]+[.D93]" office:value-type="date" office:date-value="2039-04-26" calcext:value-type="date">
            <text:p>26.04.2039</text:p>
          </table:table-cell>
          <table:table-cell table:formula="of:=[.B94]-[.$A$1]" office:value-type="float" office:value="186207.024654416" calcext:value-type="float">
            <text:p>186207,024654416</text:p>
          </table:table-cell>
          <table:table-cell table:formula="of:=[.E94]*[.$F$1]" office:value-type="float" office:value="3910347.51774274" calcext:value-type="float">
            <text:p>3910347,51774274</text:p>
          </table:table-cell>
          <table:table-cell table:formula="of:=[.E94]/[.B94]*100" office:value-type="float" office:value="93.2083602424924" calcext:value-type="float">
            <text:p>93,2083602424924</text:p>
          </table:table-cell>
          <table:table-cell table:formula="of:=[.D94]-[.$D$1]" office:value-type="float" office:value="6510" calcext:value-type="float">
            <text:p>6510</text:p>
          </table:table-cell>
        </table:table-row>
        <table:table-row table:style-name="ro1">
          <table:table-cell table:formula="of:=[.B94]*[.C94]" office:value-type="float" office:value="5859.76249165193" calcext:value-type="float">
            <text:p>5859,76249165193</text:p>
          </table:table-cell>
          <table:table-cell table:formula="of:=[.B94]+[.A95]" office:value-type="float" office:value="205634.787146068" calcext:value-type="float">
            <text:p>205634,787146068</text:p>
          </table:table-cell>
          <table:table-cell table:formula="of:=[.C94]" office:value-type="float" office:value="0.0293318071254829" calcext:value-type="float">
            <text:p>0,029331807125483</text:p>
          </table:table-cell>
          <table:table-cell table:style-name="ce5" table:formula="of:=[.$D$2]-[.$D$1]+[.D94]" office:value-type="date" office:date-value="2039-07-05" calcext:value-type="date">
            <text:p>05.07.2039</text:p>
          </table:table-cell>
          <table:table-cell table:formula="of:=[.B95]-[.$A$1]" office:value-type="float" office:value="192066.787146068" calcext:value-type="float">
            <text:p>192066,787146068</text:p>
          </table:table-cell>
          <table:table-cell table:formula="of:=[.E95]*[.$F$1]" office:value-type="float" office:value="4033402.53006743" calcext:value-type="float">
            <text:p>4033402,53006743</text:p>
          </table:table-cell>
          <table:table-cell table:formula="of:=[.E95]/[.B95]*100" office:value-type="float" office:value="93.4018945975506" calcext:value-type="float">
            <text:p>93,4018945975506</text:p>
          </table:table-cell>
          <table:table-cell table:formula="of:=[.D95]-[.$D$1]" office:value-type="float" office:value="6580" calcext:value-type="float">
            <text:p>6580</text:p>
          </table:table-cell>
        </table:table-row>
        <table:table-row table:style-name="ro1">
          <table:table-cell table:formula="of:=[.B95]*[.C95]" office:value-type="float" office:value="6031.6399148582" calcext:value-type="float">
            <text:p>6031,6399148582</text:p>
          </table:table-cell>
          <table:table-cell table:formula="of:=[.B95]+[.A96]" office:value-type="float" office:value="211666.427060926" calcext:value-type="float">
            <text:p>211666,427060926</text:p>
          </table:table-cell>
          <table:table-cell table:formula="of:=[.C95]" office:value-type="float" office:value="0.0293318071254829" calcext:value-type="float">
            <text:p>0,029331807125483</text:p>
          </table:table-cell>
          <table:table-cell table:style-name="ce5" table:formula="of:=[.$D$2]-[.$D$1]+[.D95]" office:value-type="date" office:date-value="2039-09-13" calcext:value-type="date">
            <text:p>13.09.2039</text:p>
          </table:table-cell>
          <table:table-cell table:formula="of:=[.B96]-[.$A$1]" office:value-type="float" office:value="198098.427060926" calcext:value-type="float">
            <text:p>198098,427060926</text:p>
          </table:table-cell>
          <table:table-cell table:formula="of:=[.E96]*[.$F$1]" office:value-type="float" office:value="4160066.96827945" calcext:value-type="float">
            <text:p>4160066,96827945</text:p>
          </table:table-cell>
          <table:table-cell table:formula="of:=[.E96]/[.B96]*100" office:value-type="float" office:value="93.5899140036532" calcext:value-type="float">
            <text:p>93,5899140036532</text:p>
          </table:table-cell>
          <table:table-cell table:formula="of:=[.D96]-[.$D$1]" office:value-type="float" office:value="6650" calcext:value-type="float">
            <text:p>6650</text:p>
          </table:table-cell>
        </table:table-row>
        <table:table-row table:style-name="ro1">
          <table:table-cell table:formula="of:=[.B96]*[.C96]" office:value-type="float" office:value="6208.55881349119" calcext:value-type="float">
            <text:p>6208,55881349119</text:p>
          </table:table-cell>
          <table:table-cell table:formula="of:=[.B96]+[.A97]" office:value-type="float" office:value="217874.985874418" calcext:value-type="float">
            <text:p>217874,985874418</text:p>
          </table:table-cell>
          <table:table-cell table:formula="of:=[.C96]" office:value-type="float" office:value="0.0293318071254829" calcext:value-type="float">
            <text:p>0,029331807125483</text:p>
          </table:table-cell>
          <table:table-cell table:style-name="ce5" table:formula="of:=[.$D$2]-[.$D$1]+[.D96]" office:value-type="date" office:date-value="2039-11-22" calcext:value-type="date">
            <text:p>22.11.2039</text:p>
          </table:table-cell>
          <table:table-cell table:formula="of:=[.B97]-[.$A$1]" office:value-type="float" office:value="204306.985874418" calcext:value-type="float">
            <text:p>204306,985874418</text:p>
          </table:table-cell>
          <table:table-cell table:formula="of:=[.E97]*[.$F$1]" office:value-type="float" office:value="4290446.70336277" calcext:value-type="float">
            <text:p>4290446,70336277</text:p>
          </table:table-cell>
          <table:table-cell table:formula="of:=[.E97]/[.B97]*100" office:value-type="float" office:value="93.7725756146139" calcext:value-type="float">
            <text:p>93,7725756146139</text:p>
          </table:table-cell>
          <table:table-cell table:formula="of:=[.D97]-[.$D$1]" office:value-type="float" office:value="6720" calcext:value-type="float">
            <text:p>6720</text:p>
          </table:table-cell>
        </table:table-row>
        <table:table-row table:style-name="ro1">
          <table:table-cell table:formula="of:=[.B97]*[.C97]" office:value-type="float" office:value="6390.66706313573" calcext:value-type="float">
            <text:p>6390,66706313573</text:p>
          </table:table-cell>
          <table:table-cell table:formula="of:=[.B97]+[.A98]" office:value-type="float" office:value="224265.652937553" calcext:value-type="float">
            <text:p>224265,652937553</text:p>
          </table:table-cell>
          <table:table-cell table:formula="of:=[.C97]" office:value-type="float" office:value="0.0293318071254829" calcext:value-type="float">
            <text:p>0,029331807125483</text:p>
          </table:table-cell>
          <table:table-cell table:style-name="ce5" table:formula="of:=[.$D$2]-[.$D$1]+[.D97]" office:value-type="date" office:date-value="2040-01-31" calcext:value-type="date">
            <text:p>31.01.2040</text:p>
          </table:table-cell>
          <table:table-cell table:formula="of:=[.B98]-[.$A$1]" office:value-type="float" office:value="210697.652937553" calcext:value-type="float">
            <text:p>210697,652937553</text:p>
          </table:table-cell>
          <table:table-cell table:formula="of:=[.E98]*[.$F$1]" office:value-type="float" office:value="4424650.71168862" calcext:value-type="float">
            <text:p>4424650,71168862</text:p>
          </table:table-cell>
          <table:table-cell table:formula="of:=[.E98]/[.B98]*100" office:value-type="float" office:value="93.9500321059962" calcext:value-type="float">
            <text:p>93,9500321059962</text:p>
          </table:table-cell>
          <table:table-cell table:formula="of:=[.D98]-[.$D$1]" office:value-type="float" office:value="6790" calcext:value-type="float">
            <text:p>6790</text:p>
          </table:table-cell>
        </table:table-row>
        <table:table-row table:style-name="ro1">
          <table:table-cell table:formula="of:=[.B98]*[.C98]" office:value-type="float" office:value="6578.1168768348" calcext:value-type="float">
            <text:p>6578,1168768348</text:p>
          </table:table-cell>
          <table:table-cell table:formula="of:=[.B98]+[.A99]" office:value-type="float" office:value="230843.769814388" calcext:value-type="float">
            <text:p>230843,769814388</text:p>
          </table:table-cell>
          <table:table-cell table:formula="of:=[.C98]" office:value-type="float" office:value="0.0293318071254829" calcext:value-type="float">
            <text:p>0,029331807125483</text:p>
          </table:table-cell>
          <table:table-cell table:style-name="ce5" table:formula="of:=[.$D$2]-[.$D$1]+[.D98]" office:value-type="date" office:date-value="2040-04-10" calcext:value-type="date">
            <text:p>10.04.2040</text:p>
          </table:table-cell>
          <table:table-cell table:formula="of:=[.B99]-[.$A$1]" office:value-type="float" office:value="217275.769814388" calcext:value-type="float">
            <text:p>217275,769814388</text:p>
          </table:table-cell>
          <table:table-cell table:formula="of:=[.E99]*[.$F$1]" office:value-type="float" office:value="4562791.16610215" calcext:value-type="float">
            <text:p>4562791,16610215</text:p>
          </table:table-cell>
          <table:table-cell table:formula="of:=[.E99]/[.B99]*100" office:value-type="float" office:value="94.1224318027255" calcext:value-type="float">
            <text:p>94,1224318027255</text:p>
          </table:table-cell>
          <table:table-cell table:formula="of:=[.D99]-[.$D$1]" office:value-type="float" office:value="6860" calcext:value-type="float">
            <text:p>6860</text:p>
          </table:table-cell>
        </table:table-row>
        <table:table-row table:style-name="ro1">
          <table:table-cell table:formula="of:=[.B99]*[.C99]" office:value-type="float" office:value="6771.06493231501" calcext:value-type="float">
            <text:p>6771,06493231501</text:p>
          </table:table-cell>
          <table:table-cell table:formula="of:=[.B99]+[.A100]" office:value-type="float" office:value="237614.834746703" calcext:value-type="float">
            <text:p>237614,834746703</text:p>
          </table:table-cell>
          <table:table-cell table:formula="of:=[.C99]" office:value-type="float" office:value="0.0293318071254829" calcext:value-type="float">
            <text:p>0,029331807125483</text:p>
          </table:table-cell>
          <table:table-cell table:style-name="ce5" table:formula="of:=[.$D$2]-[.$D$1]+[.D99]" office:value-type="date" office:date-value="2040-06-19" calcext:value-type="date">
            <text:p>19.06.2040</text:p>
          </table:table-cell>
          <table:table-cell table:formula="of:=[.B100]-[.$A$1]" office:value-type="float" office:value="224046.834746703" calcext:value-type="float">
            <text:p>224046,834746703</text:p>
          </table:table-cell>
          <table:table-cell table:formula="of:=[.E100]*[.$F$1]" office:value-type="float" office:value="4704983.52968077" calcext:value-type="float">
            <text:p>4704983,52968077</text:p>
          </table:table-cell>
          <table:table-cell table:formula="of:=[.E100]/[.B100]*100" office:value-type="float" office:value="94.2899188030649" calcext:value-type="float">
            <text:p>94,2899188030649</text:p>
          </table:table-cell>
          <table:table-cell table:formula="of:=[.D100]-[.$D$1]" office:value-type="float" office:value="6930" calcext:value-type="float">
            <text:p>6930</text:p>
          </table:table-cell>
        </table:table-row>
        <table:table-row table:style-name="ro1">
          <table:table-cell table:formula="of:=[.B100]*[.C100]" office:value-type="float" office:value="6969.67250294379" calcext:value-type="float">
            <text:p>6969,67250294379</text:p>
          </table:table-cell>
          <table:table-cell table:formula="of:=[.B100]+[.A101]" office:value-type="float" office:value="244584.507249647" calcext:value-type="float">
            <text:p>244584,507249647</text:p>
          </table:table-cell>
          <table:table-cell table:formula="of:=[.C100]" office:value-type="float" office:value="0.0293318071254829" calcext:value-type="float">
            <text:p>0,029331807125483</text:p>
          </table:table-cell>
          <table:table-cell table:style-name="ce5" table:formula="of:=[.$D$2]-[.$D$1]+[.D100]" office:value-type="date" office:date-value="2040-08-28" calcext:value-type="date">
            <text:p>28.08.2040</text:p>
          </table:table-cell>
          <table:table-cell table:formula="of:=[.B101]-[.$A$1]" office:value-type="float" office:value="231016.507249647" calcext:value-type="float">
            <text:p>231016,507249647</text:p>
          </table:table-cell>
          <table:table-cell table:formula="of:=[.E101]*[.$F$1]" office:value-type="float" office:value="4851346.65224259" calcext:value-type="float">
            <text:p>4851346,65224259</text:p>
          </table:table-cell>
          <table:table-cell table:formula="of:=[.E101]/[.B101]*100" office:value-type="float" office:value="94.4526330990576" calcext:value-type="float">
            <text:p>94,4526330990576</text:p>
          </table:table-cell>
          <table:table-cell table:formula="of:=[.D101]-[.$D$1]" office:value-type="float" office:value="7000" calcext:value-type="float">
            <text:p>7000</text:p>
          </table:table-cell>
        </table:table-row>
        <table:table-row table:style-name="ro1">
          <table:table-cell table:formula="of:=[.B101]*[.C101]" office:value-type="float" office:value="7174.10559252792" calcext:value-type="float">
            <text:p>7174,10559252792</text:p>
          </table:table-cell>
          <table:table-cell table:formula="of:=[.B101]+[.A102]" office:value-type="float" office:value="251758.612842175" calcext:value-type="float">
            <text:p>251758,612842175</text:p>
          </table:table-cell>
          <table:table-cell table:formula="of:=[.C101]" office:value-type="float" office:value="0.0293318071254829" calcext:value-type="float">
            <text:p>0,029331807125483</text:p>
          </table:table-cell>
          <table:table-cell table:style-name="ce5" table:formula="of:=[.$D$2]-[.$D$1]+[.D101]" office:value-type="date" office:date-value="2040-11-06" calcext:value-type="date">
            <text:p>06.11.2040</text:p>
          </table:table-cell>
          <table:table-cell table:formula="of:=[.B102]-[.$A$1]" office:value-type="float" office:value="238190.612842175" calcext:value-type="float">
            <text:p>238190,612842175</text:p>
          </table:table-cell>
          <table:table-cell table:formula="of:=[.E102]*[.$F$1]" office:value-type="float" office:value="5002002.86968567" calcext:value-type="float">
            <text:p>5002002,86968567</text:p>
          </table:table-cell>
          <table:table-cell table:formula="of:=[.E102]/[.B102]*100" office:value-type="float" office:value="94.6107106935382" calcext:value-type="float">
            <text:p>94,6107106935382</text:p>
          </table:table-cell>
          <table:table-cell table:formula="of:=[.D102]-[.$D$1]" office:value-type="float" office:value="7070" calcext:value-type="float">
            <text:p>7070</text:p>
          </table:table-cell>
        </table:table-row>
        <table:table-row table:style-name="ro1">
          <table:table-cell table:formula="of:=[.B102]*[.C102]" office:value-type="float" office:value="7384.5350740658" calcext:value-type="float">
            <text:p>7384,5350740658</text:p>
          </table:table-cell>
          <table:table-cell table:formula="of:=[.B102]+[.A103]" office:value-type="float" office:value="259143.147916241" calcext:value-type="float">
            <text:p>259143,147916241</text:p>
          </table:table-cell>
          <table:table-cell table:formula="of:=[.C102]" office:value-type="float" office:value="0.0293318071254829" calcext:value-type="float">
            <text:p>0,029331807125483</text:p>
          </table:table-cell>
          <table:table-cell table:style-name="ce5" table:formula="of:=[.$D$2]-[.$D$1]+[.D102]" office:value-type="date" office:date-value="2041-01-15" calcext:value-type="date">
            <text:p>15.01.2041</text:p>
          </table:table-cell>
          <table:table-cell table:formula="of:=[.B103]-[.$A$1]" office:value-type="float" office:value="245575.147916241" calcext:value-type="float">
            <text:p>245575,147916241</text:p>
          </table:table-cell>
          <table:table-cell table:formula="of:=[.E103]*[.$F$1]" office:value-type="float" office:value="5157078.10624105" calcext:value-type="float">
            <text:p>5157078,10624105</text:p>
          </table:table-cell>
          <table:table-cell table:formula="of:=[.E103]/[.B103]*100" office:value-type="float" office:value="94.7642837138085" calcext:value-type="float">
            <text:p>94,7642837138085</text:p>
          </table:table-cell>
          <table:table-cell table:formula="of:=[.D103]-[.$D$1]" office:value-type="float" office:value="7140" calcext:value-type="float">
            <text:p>7140</text:p>
          </table:table-cell>
        </table:table-row>
        <table:table-row table:style-name="ro1">
          <table:table-cell table:formula="of:=[.B103]*[.C103]" office:value-type="float" office:value="7601.13683256966" calcext:value-type="float">
            <text:p>7601,13683256966</text:p>
          </table:table-cell>
          <table:table-cell table:formula="of:=[.B103]+[.A104]" office:value-type="float" office:value="266744.28474881" calcext:value-type="float">
            <text:p>266744,28474881</text:p>
          </table:table-cell>
          <table:table-cell table:formula="of:=[.C103]" office:value-type="float" office:value="0.0293318071254829" calcext:value-type="float">
            <text:p>0,029331807125483</text:p>
          </table:table-cell>
          <table:table-cell table:style-name="ce5" table:formula="of:=[.$D$2]-[.$D$1]+[.D103]" office:value-type="date" office:date-value="2041-03-26" calcext:value-type="date">
            <text:p>26.03.2041</text:p>
          </table:table-cell>
          <table:table-cell table:formula="of:=[.B104]-[.$A$1]" office:value-type="float" office:value="253176.28474881" calcext:value-type="float">
            <text:p>253176,28474881</text:p>
          </table:table-cell>
          <table:table-cell table:formula="of:=[.E104]*[.$F$1]" office:value-type="float" office:value="5316701.97972502" calcext:value-type="float">
            <text:p>5316701,97972502</text:p>
          </table:table-cell>
          <table:table-cell table:formula="of:=[.E104]/[.B104]*100" office:value-type="float" office:value="94.913480522075" calcext:value-type="float">
            <text:p>94,913480522075</text:p>
          </table:table-cell>
          <table:table-cell table:formula="of:=[.D104]-[.$D$1]" office:value-type="float" office:value="7210" calcext:value-type="float">
            <text:p>7210</text:p>
          </table:table-cell>
        </table:table-row>
        <table:table-row table:style-name="ro1">
          <table:table-cell table:formula="of:=[.B104]*[.C104]" office:value-type="float" office:value="7824.09191207699" calcext:value-type="float">
            <text:p>7824,09191207699</text:p>
          </table:table-cell>
          <table:table-cell table:formula="of:=[.B104]+[.A105]" office:value-type="float" office:value="274568.376660887" calcext:value-type="float">
            <text:p>274568,376660887</text:p>
          </table:table-cell>
          <table:table-cell table:formula="of:=[.C104]" office:value-type="float" office:value="0.0293318071254829" calcext:value-type="float">
            <text:p>0,029331807125483</text:p>
          </table:table-cell>
          <table:table-cell table:style-name="ce5" table:formula="of:=[.$D$2]-[.$D$1]+[.D104]" office:value-type="date" office:date-value="2041-06-04" calcext:value-type="date">
            <text:p>04.06.2041</text:p>
          </table:table-cell>
          <table:table-cell table:formula="of:=[.B105]-[.$A$1]" office:value-type="float" office:value="261000.376660887" calcext:value-type="float">
            <text:p>261000,376660887</text:p>
          </table:table-cell>
          <table:table-cell table:formula="of:=[.E105]*[.$F$1]" office:value-type="float" office:value="5481007.90987863" calcext:value-type="float">
            <text:p>5481007,90987863</text:p>
          </table:table-cell>
          <table:table-cell table:formula="of:=[.E105]/[.B105]*100" office:value-type="float" office:value="95.0584258227387" calcext:value-type="float">
            <text:p>95,0584258227387</text:p>
          </table:table-cell>
          <table:table-cell table:formula="of:=[.D105]-[.$D$1]" office:value-type="float" office:value="7280" calcext:value-type="float">
            <text:p>7280</text:p>
          </table:table-cell>
        </table:table-row>
        <table:table-row table:style-name="ro1">
          <table:table-cell table:formula="of:=[.B105]*[.C105]" office:value-type="float" office:value="8053.58666697409" calcext:value-type="float">
            <text:p>8053,58666697409</text:p>
          </table:table-cell>
          <table:table-cell table:formula="of:=[.B105]+[.A106]" office:value-type="float" office:value="282621.963327861" calcext:value-type="float">
            <text:p>282621,963327861</text:p>
          </table:table-cell>
          <table:table-cell table:formula="of:=[.C105]" office:value-type="float" office:value="0.0293318071254829" calcext:value-type="float">
            <text:p>0,029331807125483</text:p>
          </table:table-cell>
          <table:table-cell table:style-name="ce5" table:formula="of:=[.$D$2]-[.$D$1]+[.D105]" office:value-type="date" office:date-value="2041-08-13" calcext:value-type="date">
            <text:p>13.08.2041</text:p>
          </table:table-cell>
          <table:table-cell table:formula="of:=[.B106]-[.$A$1]" office:value-type="float" office:value="269053.963327861" calcext:value-type="float">
            <text:p>269053,963327861</text:p>
          </table:table-cell>
          <table:table-cell table:formula="of:=[.E106]*[.$F$1]" office:value-type="float" office:value="5650133.22988509" calcext:value-type="float">
            <text:p>5650133,22988509</text:p>
          </table:table-cell>
          <table:table-cell table:formula="of:=[.E106]/[.B106]*100" office:value-type="float" office:value="95.1992407666278" calcext:value-type="float">
            <text:p>95,1992407666278</text:p>
          </table:table-cell>
          <table:table-cell table:formula="of:=[.D106]-[.$D$1]" office:value-type="float" office:value="7350" calcext:value-type="float">
            <text:p>7350</text:p>
          </table:table-cell>
        </table:table-row>
        <table:table-row table:style-name="ro1">
          <table:table-cell table:formula="of:=[.B106]*[.C106]" office:value-type="float" office:value="8289.81291775813" calcext:value-type="float">
            <text:p>8289,81291775813</text:p>
          </table:table-cell>
          <table:table-cell table:formula="of:=[.B106]+[.A107]" office:value-type="float" office:value="290911.776245619" calcext:value-type="float">
            <text:p>290911,776245619</text:p>
          </table:table-cell>
          <table:table-cell table:formula="of:=[.C106]" office:value-type="float" office:value="0.0293318071254829" calcext:value-type="float">
            <text:p>0,029331807125483</text:p>
          </table:table-cell>
          <table:table-cell table:style-name="ce5" table:formula="of:=[.$D$2]-[.$D$1]+[.D106]" office:value-type="date" office:date-value="2041-10-22" calcext:value-type="date">
            <text:p>22.10.2041</text:p>
          </table:table-cell>
          <table:table-cell table:formula="of:=[.B107]-[.$A$1]" office:value-type="float" office:value="277343.776245619" calcext:value-type="float">
            <text:p>277343,776245619</text:p>
          </table:table-cell>
          <table:table-cell table:formula="of:=[.E107]*[.$F$1]" office:value-type="float" office:value="5824219.30115801" calcext:value-type="float">
            <text:p>5824219,30115801</text:p>
          </table:table-cell>
          <table:table-cell table:formula="of:=[.E107]/[.B107]*100" office:value-type="float" office:value="95.3360430522605" calcext:value-type="float">
            <text:p>95,3360430522605</text:p>
          </table:table-cell>
          <table:table-cell table:formula="of:=[.D107]-[.$D$1]" office:value-type="float" office:value="7420" calcext:value-type="float">
            <text:p>7420</text:p>
          </table:table-cell>
        </table:table-row>
        <table:table-row table:style-name="ro1">
          <table:table-cell table:formula="of:=[.B107]*[.C107]" office:value-type="float" office:value="8532.96811136815" calcext:value-type="float">
            <text:p>8532,96811136815</text:p>
          </table:table-cell>
          <table:table-cell table:formula="of:=[.B107]+[.A108]" office:value-type="float" office:value="299444.744356988" calcext:value-type="float">
            <text:p>299444,744356988</text:p>
          </table:table-cell>
          <table:table-cell table:formula="of:=[.C107]" office:value-type="float" office:value="0.0293318071254829" calcext:value-type="float">
            <text:p>0,029331807125483</text:p>
          </table:table-cell>
          <table:table-cell table:style-name="ce5" table:formula="of:=[.$D$2]-[.$D$1]+[.D107]" office:value-type="date" office:date-value="2041-12-31" calcext:value-type="date">
            <text:p>31.12.2041</text:p>
          </table:table-cell>
          <table:table-cell table:formula="of:=[.B108]-[.$A$1]" office:value-type="float" office:value="285876.744356988" calcext:value-type="float">
            <text:p>285876,744356988</text:p>
          </table:table-cell>
          <table:table-cell table:formula="of:=[.E108]*[.$F$1]" office:value-type="float" office:value="6003411.63149674" calcext:value-type="float">
            <text:p>6003411,63149674</text:p>
          </table:table-cell>
          <table:table-cell table:formula="of:=[.E108]/[.B108]*100" office:value-type="float" office:value="95.4689470242214" calcext:value-type="float">
            <text:p>95,4689470242214</text:p>
          </table:table-cell>
          <table:table-cell table:formula="of:=[.D108]-[.$D$1]" office:value-type="float" office:value="7490" calcext:value-type="float">
            <text:p>7490</text:p>
          </table:table-cell>
        </table:table-row>
        <table:table-row table:style-name="ro1">
          <table:table-cell table:formula="of:=[.B108]*[.C108]" office:value-type="float" office:value="8783.2554862187" calcext:value-type="float">
            <text:p>8783,2554862187</text:p>
          </table:table-cell>
          <table:table-cell table:formula="of:=[.B108]+[.A109]" office:value-type="float" office:value="308227.999843206" calcext:value-type="float">
            <text:p>308227,999843206</text:p>
          </table:table-cell>
          <table:table-cell table:formula="of:=[.C108]" office:value-type="float" office:value="0.0293318071254829" calcext:value-type="float">
            <text:p>0,029331807125483</text:p>
          </table:table-cell>
          <table:table-cell table:style-name="ce5" table:formula="of:=[.$D$2]-[.$D$1]+[.D108]" office:value-type="date" office:date-value="2042-03-11" calcext:value-type="date">
            <text:p>11.03.2042</text:p>
          </table:table-cell>
          <table:table-cell table:formula="of:=[.B109]-[.$A$1]" office:value-type="float" office:value="294659.999843206" calcext:value-type="float">
            <text:p>294659,999843206</text:p>
          </table:table-cell>
          <table:table-cell table:formula="of:=[.E109]*[.$F$1]" office:value-type="float" office:value="6187859.99670733" calcext:value-type="float">
            <text:p>6187859,99670733</text:p>
          </table:table-cell>
          <table:table-cell table:formula="of:=[.E109]/[.B109]*100" office:value-type="float" office:value="95.5980637687355" calcext:value-type="float">
            <text:p>95,5980637687355</text:p>
          </table:table-cell>
          <table:table-cell table:formula="of:=[.D109]-[.$D$1]" office:value-type="float" office:value="7560" calcext:value-type="float">
            <text:p>7560</text:p>
          </table:table-cell>
        </table:table-row>
        <table:table-row table:style-name="ro1">
          <table:table-cell table:formula="of:=[.B109]*[.C109]" office:value-type="float" office:value="9040.8842420743" calcext:value-type="float">
            <text:p>9040,8842420743</text:p>
          </table:table-cell>
          <table:table-cell table:formula="of:=[.B109]+[.A110]" office:value-type="float" office:value="317268.88408528" calcext:value-type="float">
            <text:p>317268,88408528</text:p>
          </table:table-cell>
          <table:table-cell table:formula="of:=[.C109]" office:value-type="float" office:value="0.0293318071254829" calcext:value-type="float">
            <text:p>0,029331807125483</text:p>
          </table:table-cell>
          <table:table-cell table:style-name="ce5" table:formula="of:=[.$D$2]-[.$D$1]+[.D109]" office:value-type="date" office:date-value="2042-05-20" calcext:value-type="date">
            <text:p>20.05.2042</text:p>
          </table:table-cell>
          <table:table-cell table:formula="of:=[.B110]-[.$A$1]" office:value-type="float" office:value="303700.884085281" calcext:value-type="float">
            <text:p>303700,884085281</text:p>
          </table:table-cell>
          <table:table-cell table:formula="of:=[.E110]*[.$F$1]" office:value-type="float" office:value="6377718.56579089" calcext:value-type="float">
            <text:p>6377718,56579089</text:p>
          </table:table-cell>
          <table:table-cell table:formula="of:=[.E110]/[.B110]*100" office:value-type="float" office:value="95.7235012065183" calcext:value-type="float">
            <text:p>95,7235012065183</text:p>
          </table:table-cell>
          <table:table-cell table:formula="of:=[.D110]-[.$D$1]" office:value-type="float" office:value="7630" calcext:value-type="float">
            <text:p>7630</text:p>
          </table:table-cell>
        </table:table-row>
        <table:table-row table:style-name="ro1">
          <table:table-cell table:formula="of:=[.B110]*[.C110]" office:value-type="float" office:value="9306.06971490664" calcext:value-type="float">
            <text:p>9306,06971490664</text:p>
          </table:table-cell>
          <table:table-cell table:formula="of:=[.B110]+[.A111]" office:value-type="float" office:value="326574.953800187" calcext:value-type="float">
            <text:p>326574,953800187</text:p>
          </table:table-cell>
          <table:table-cell table:formula="of:=[.C110]" office:value-type="float" office:value="0.0293318071254829" calcext:value-type="float">
            <text:p>0,029331807125483</text:p>
          </table:table-cell>
          <table:table-cell table:style-name="ce5" table:formula="of:=[.$D$2]-[.$D$1]+[.D110]" office:value-type="date" office:date-value="2042-07-29" calcext:value-type="date">
            <text:p>29.07.2042</text:p>
          </table:table-cell>
          <table:table-cell table:formula="of:=[.B111]-[.$A$1]" office:value-type="float" office:value="313006.953800187" calcext:value-type="float">
            <text:p>313006,953800187</text:p>
          </table:table-cell>
          <table:table-cell table:formula="of:=[.E111]*[.$F$1]" office:value-type="float" office:value="6573146.02980393" calcext:value-type="float">
            <text:p>6573146,02980393</text:p>
          </table:table-cell>
          <table:table-cell table:formula="of:=[.E111]/[.B111]*100" office:value-type="float" office:value="95.8453641829797" calcext:value-type="float">
            <text:p>95,8453641829797</text:p>
          </table:table-cell>
          <table:table-cell table:formula="of:=[.D111]-[.$D$1]" office:value-type="float" office:value="7700" calcext:value-type="float">
            <text:p>7700</text:p>
          </table:table-cell>
        </table:table-row>
        <table:table-row table:style-name="ro1">
          <table:table-cell table:formula="of:=[.B111]*[.C111]" office:value-type="float" office:value="9579.03355688058" calcext:value-type="float">
            <text:p>9579,03355688058</text:p>
          </table:table-cell>
          <table:table-cell table:formula="of:=[.B111]+[.A112]" office:value-type="float" office:value="336153.987357068" calcext:value-type="float">
            <text:p>336153,987357068</text:p>
          </table:table-cell>
          <table:table-cell table:formula="of:=[.C111]" office:value-type="float" office:value="0.0293318071254829" calcext:value-type="float">
            <text:p>0,029331807125483</text:p>
          </table:table-cell>
          <table:table-cell table:style-name="ce5" table:formula="of:=[.$D$2]-[.$D$1]+[.D111]" office:value-type="date" office:date-value="2042-10-07" calcext:value-type="date">
            <text:p>07.10.2042</text:p>
          </table:table-cell>
          <table:table-cell table:formula="of:=[.B112]-[.$A$1]" office:value-type="float" office:value="322585.987357068" calcext:value-type="float">
            <text:p>322585,987357068</text:p>
          </table:table-cell>
          <table:table-cell table:formula="of:=[.E112]*[.$F$1]" office:value-type="float" office:value="6774305.73449842" calcext:value-type="float">
            <text:p>6774305,73449842</text:p>
          </table:table-cell>
          <table:table-cell table:formula="of:=[.E112]/[.B112]*100" office:value-type="float" office:value="95.9637545558584" calcext:value-type="float">
            <text:p>95,9637545558584</text:p>
          </table:table-cell>
          <table:table-cell table:formula="of:=[.D112]-[.$D$1]" office:value-type="float" office:value="7770" calcext:value-type="float">
            <text:p>7770</text:p>
          </table:table-cell>
        </table:table-row>
        <table:table-row table:style-name="ro1">
          <table:table-cell table:formula="of:=[.B112]*[.C112]" office:value-type="float" office:value="9860.00392161953" calcext:value-type="float">
            <text:p>9860,00392161953</text:p>
          </table:table-cell>
          <table:table-cell table:formula="of:=[.B112]+[.A113]" office:value-type="float" office:value="346013.991278687" calcext:value-type="float">
            <text:p>346013,991278687</text:p>
          </table:table-cell>
          <table:table-cell table:formula="of:=[.C112]" office:value-type="float" office:value="0.0293318071254829" calcext:value-type="float">
            <text:p>0,029331807125483</text:p>
          </table:table-cell>
          <table:table-cell table:style-name="ce5" table:formula="of:=[.$D$2]-[.$D$1]+[.D112]" office:value-type="date" office:date-value="2042-12-16" calcext:value-type="date">
            <text:p>16.12.2042</text:p>
          </table:table-cell>
          <table:table-cell table:formula="of:=[.B113]-[.$A$1]" office:value-type="float" office:value="332445.991278687" calcext:value-type="float">
            <text:p>332445,991278687</text:p>
          </table:table-cell>
          <table:table-cell table:formula="of:=[.E113]*[.$F$1]" office:value-type="float" office:value="6981365.81685243" calcext:value-type="float">
            <text:p>6981365,81685243</text:p>
          </table:table-cell>
          <table:table-cell table:formula="of:=[.E113]/[.B113]*100" office:value-type="float" office:value="96.0787712803579" calcext:value-type="float">
            <text:p>96,0787712803579</text:p>
          </table:table-cell>
          <table:table-cell table:formula="of:=[.D113]-[.$D$1]" office:value-type="float" office:value="7840" calcext:value-type="float">
            <text:p>7840</text:p>
          </table:table-cell>
        </table:table-row>
        <table:table-row table:style-name="ro1">
          <table:table-cell table:formula="of:=[.B113]*[.C113]" office:value-type="float" office:value="10149.215654905" calcext:value-type="float">
            <text:p>10149,215654905</text:p>
          </table:table-cell>
          <table:table-cell table:formula="of:=[.B113]+[.A114]" office:value-type="float" office:value="356163.206933592" calcext:value-type="float">
            <text:p>356163,206933592</text:p>
          </table:table-cell>
          <table:table-cell table:formula="of:=[.C113]" office:value-type="float" office:value="0.0293318071254829" calcext:value-type="float">
            <text:p>0,029331807125483</text:p>
          </table:table-cell>
          <table:table-cell table:style-name="ce5" table:formula="of:=[.$D$2]-[.$D$1]+[.D113]" office:value-type="date" office:date-value="2043-02-24" calcext:value-type="date">
            <text:p>24.02.2043</text:p>
          </table:table-cell>
          <table:table-cell table:formula="of:=[.B114]-[.$A$1]" office:value-type="float" office:value="342595.206933592" calcext:value-type="float">
            <text:p>342595,206933592</text:p>
          </table:table-cell>
          <table:table-cell table:formula="of:=[.E114]*[.$F$1]" office:value-type="float" office:value="7194499.34560544" calcext:value-type="float">
            <text:p>7194499,34560544</text:p>
          </table:table-cell>
          <table:table-cell table:formula="of:=[.E114]/[.B114]*100" office:value-type="float" office:value="96.1905104918572" calcext:value-type="float">
            <text:p>96,1905104918572</text:p>
          </table:table-cell>
          <table:table-cell table:formula="of:=[.D114]-[.$D$1]" office:value-type="float" office:value="7910" calcext:value-type="float">
            <text:p>7910</text:p>
          </table:table-cell>
        </table:table-row>
        <table:table-row table:style-name="ro1">
          <table:table-cell table:formula="of:=[.B114]*[.C114]" office:value-type="float" office:value="10446.9104909696" calcext:value-type="float">
            <text:p>10446,9104909696</text:p>
          </table:table-cell>
          <table:table-cell table:formula="of:=[.B114]+[.A115]" office:value-type="float" office:value="366610.117424562" calcext:value-type="float">
            <text:p>366610,117424562</text:p>
          </table:table-cell>
          <table:table-cell table:formula="of:=[.C114]" office:value-type="float" office:value="0.0293318071254829" calcext:value-type="float">
            <text:p>0,029331807125483</text:p>
          </table:table-cell>
          <table:table-cell table:style-name="ce5" table:formula="of:=[.$D$2]-[.$D$1]+[.D114]" office:value-type="date" office:date-value="2043-05-05" calcext:value-type="date">
            <text:p>05.05.2043</text:p>
          </table:table-cell>
          <table:table-cell table:formula="of:=[.B115]-[.$A$1]" office:value-type="float" office:value="353042.117424562" calcext:value-type="float">
            <text:p>353042,117424562</text:p>
          </table:table-cell>
          <table:table-cell table:formula="of:=[.E115]*[.$F$1]" office:value-type="float" office:value="7413884.4659158" calcext:value-type="float">
            <text:p>7413884,4659158</text:p>
          </table:table-cell>
          <table:table-cell table:formula="of:=[.E115]/[.B115]*100" office:value-type="float" office:value="96.299065586265" calcext:value-type="float">
            <text:p>96,299065586265</text:p>
          </table:table-cell>
          <table:table-cell table:formula="of:=[.D115]-[.$D$1]" office:value-type="float" office:value="7980" calcext:value-type="float">
            <text:p>7980</text:p>
          </table:table-cell>
        </table:table-row>
        <table:table-row table:style-name="ro1">
          <table:table-cell table:formula="of:=[.B115]*[.C115]" office:value-type="float" office:value="10753.3372545479" calcext:value-type="float">
            <text:p>10753,3372545479</text:p>
          </table:table-cell>
          <table:table-cell table:formula="of:=[.B115]+[.A116]" office:value-type="float" office:value="377363.45467911" calcext:value-type="float">
            <text:p>377363,45467911</text:p>
          </table:table-cell>
          <table:table-cell table:formula="of:=[.C115]" office:value-type="float" office:value="0.0293318071254829" calcext:value-type="float">
            <text:p>0,029331807125483</text:p>
          </table:table-cell>
          <table:table-cell table:style-name="ce5" table:formula="of:=[.$D$2]-[.$D$1]+[.D115]" office:value-type="date" office:date-value="2043-07-14" calcext:value-type="date">
            <text:p>14.07.2043</text:p>
          </table:table-cell>
          <table:table-cell table:formula="of:=[.B116]-[.$A$1]" office:value-type="float" office:value="363795.45467911" calcext:value-type="float">
            <text:p>363795,45467911</text:p>
          </table:table-cell>
          <table:table-cell table:formula="of:=[.E116]*[.$F$1]" office:value-type="float" office:value="7639704.5482613" calcext:value-type="float">
            <text:p>7639704,5482613</text:p>
          </table:table-cell>
          <table:table-cell table:formula="of:=[.E116]/[.B116]*100" office:value-type="float" office:value="96.4045272980826" calcext:value-type="float">
            <text:p>96,4045272980826</text:p>
          </table:table-cell>
          <table:table-cell table:formula="of:=[.D116]-[.$D$1]" office:value-type="float" office:value="8050" calcext:value-type="float">
            <text:p>8050</text:p>
          </table:table-cell>
        </table:table-row>
        <table:table-row table:style-name="ro1">
          <table:table-cell table:formula="of:=[.B116]*[.C116]" office:value-type="float" office:value="11068.7520688536" calcext:value-type="float">
            <text:p>11068,7520688536</text:p>
          </table:table-cell>
          <table:table-cell table:formula="of:=[.B116]+[.A117]" office:value-type="float" office:value="388432.206747963" calcext:value-type="float">
            <text:p>388432,206747963</text:p>
          </table:table-cell>
          <table:table-cell table:formula="of:=[.C116]" office:value-type="float" office:value="0.0293318071254829" calcext:value-type="float">
            <text:p>0,029331807125483</text:p>
          </table:table-cell>
          <table:table-cell table:style-name="ce5" table:formula="of:=[.$D$2]-[.$D$1]+[.D116]" office:value-type="date" office:date-value="2043-09-22" calcext:value-type="date">
            <text:p>22.09.2043</text:p>
          </table:table-cell>
          <table:table-cell table:formula="of:=[.B117]-[.$A$1]" office:value-type="float" office:value="374864.206747963" calcext:value-type="float">
            <text:p>374864,206747963</text:p>
          </table:table-cell>
          <table:table-cell table:formula="of:=[.E117]*[.$F$1]" office:value-type="float" office:value="7872148.34170723" calcext:value-type="float">
            <text:p>7872148,34170723</text:p>
          </table:table-cell>
          <table:table-cell table:formula="of:=[.E117]/[.B117]*100" office:value-type="float" office:value="96.5069837762439" calcext:value-type="float">
            <text:p>96,5069837762439</text:p>
          </table:table-cell>
          <table:table-cell table:formula="of:=[.D117]-[.$D$1]" office:value-type="float" office:value="8120" calcext:value-type="float">
            <text:p>8120</text:p>
          </table:table-cell>
        </table:table-row>
        <table:table-row table:style-name="ro1">
          <table:table-cell table:formula="of:=[.B117]*[.C117]" office:value-type="float" office:value="11393.418569657" calcext:value-type="float">
            <text:p>11393,418569657</text:p>
          </table:table-cell>
          <table:table-cell table:formula="of:=[.B117]+[.A118]" office:value-type="float" office:value="399825.62531762" calcext:value-type="float">
            <text:p>399825,62531762</text:p>
          </table:table-cell>
          <table:table-cell table:formula="of:=[.C117]" office:value-type="float" office:value="0.0293318071254829" calcext:value-type="float">
            <text:p>0,029331807125483</text:p>
          </table:table-cell>
          <table:table-cell table:style-name="ce5" table:formula="of:=[.$D$2]-[.$D$1]+[.D117]" office:value-type="date" office:date-value="2043-12-01" calcext:value-type="date">
            <text:p>01.12.2043</text:p>
          </table:table-cell>
          <table:table-cell table:formula="of:=[.B118]-[.$A$1]" office:value-type="float" office:value="386257.62531762" calcext:value-type="float">
            <text:p>386257,62531762</text:p>
          </table:table-cell>
          <table:table-cell table:formula="of:=[.E118]*[.$F$1]" office:value-type="float" office:value="8111410.13167002" calcext:value-type="float">
            <text:p>8111410,13167002</text:p>
          </table:table-cell>
          <table:table-cell table:formula="of:=[.E118]/[.B118]*100" office:value-type="float" office:value="96.6065206577938" calcext:value-type="float">
            <text:p>96,6065206577938</text:p>
          </table:table-cell>
          <table:table-cell table:formula="of:=[.D118]-[.$D$1]" office:value-type="float" office:value="8190" calcext:value-type="float">
            <text:p>8190</text:p>
          </table:table-cell>
        </table:table-row>
        <table:table-row table:style-name="ro1">
          <table:table-cell table:formula="of:=[.B118]*[.C118]" office:value-type="float" office:value="11727.608125642" calcext:value-type="float">
            <text:p>11727,608125642</text:p>
          </table:table-cell>
          <table:table-cell table:formula="of:=[.B118]+[.A119]" office:value-type="float" office:value="411553.233443262" calcext:value-type="float">
            <text:p>411553,233443262</text:p>
          </table:table-cell>
          <table:table-cell table:formula="of:=[.C118]" office:value-type="float" office:value="0.0293318071254829" calcext:value-type="float">
            <text:p>0,029331807125483</text:p>
          </table:table-cell>
          <table:table-cell table:style-name="ce5" table:formula="of:=[.$D$2]-[.$D$1]+[.D118]" office:value-type="date" office:date-value="2044-02-09" calcext:value-type="date">
            <text:p>09.02.2044</text:p>
          </table:table-cell>
          <table:table-cell table:formula="of:=[.B119]-[.$A$1]" office:value-type="float" office:value="397985.233443262" calcext:value-type="float">
            <text:p>397985,233443262</text:p>
          </table:table-cell>
          <table:table-cell table:formula="of:=[.E119]*[.$F$1]" office:value-type="float" office:value="8357689.90230851" calcext:value-type="float">
            <text:p>8357689,90230851</text:p>
          </table:table-cell>
          <table:table-cell table:formula="of:=[.E119]/[.B119]*100" office:value-type="float" office:value="96.7032211394664" calcext:value-type="float">
            <text:p>96,7032211394664</text:p>
          </table:table-cell>
          <table:table-cell table:formula="of:=[.D119]-[.$D$1]" office:value-type="float" office:value="8260" calcext:value-type="float">
            <text:p>8260</text:p>
          </table:table-cell>
        </table:table-row>
        <table:table-row table:style-name="ro1">
          <table:table-cell table:formula="of:=[.B119]*[.C119]" office:value-type="float" office:value="12071.6000652266" calcext:value-type="float">
            <text:p>12071,6000652266</text:p>
          </table:table-cell>
          <table:table-cell table:formula="of:=[.B119]+[.A120]" office:value-type="float" office:value="423624.833508489" calcext:value-type="float">
            <text:p>423624,833508489</text:p>
          </table:table-cell>
          <table:table-cell table:formula="of:=[.C119]" office:value-type="float" office:value="0.0293318071254829" calcext:value-type="float">
            <text:p>0,029331807125483</text:p>
          </table:table-cell>
          <table:table-cell table:style-name="ce5" table:formula="of:=[.$D$2]-[.$D$1]+[.D119]" office:value-type="date" office:date-value="2044-04-19" calcext:value-type="date">
            <text:p>19.04.2044</text:p>
          </table:table-cell>
          <table:table-cell table:formula="of:=[.B120]-[.$A$1]" office:value-type="float" office:value="410056.833508489" calcext:value-type="float">
            <text:p>410056,833508489</text:p>
          </table:table-cell>
          <table:table-cell table:formula="of:=[.E120]*[.$F$1]" office:value-type="float" office:value="8611193.50367826" calcext:value-type="float">
            <text:p>8611193,50367826</text:p>
          </table:table-cell>
          <table:table-cell table:formula="of:=[.E120]/[.B120]*100" office:value-type="float" office:value="96.7971660472242" calcext:value-type="float">
            <text:p>96,7971660472242</text:p>
          </table:table-cell>
          <table:table-cell table:formula="of:=[.D120]-[.$D$1]" office:value-type="float" office:value="8330" calcext:value-type="float">
            <text:p>8330</text:p>
          </table:table-cell>
        </table:table-row>
        <table:table-row table:style-name="ro1">
          <table:table-cell table:formula="of:=[.B120]*[.C120]" office:value-type="float" office:value="12425.6819100358" calcext:value-type="float">
            <text:p>12425,6819100358</text:p>
          </table:table-cell>
          <table:table-cell table:formula="of:=[.B120]+[.A121]" office:value-type="float" office:value="436050.515418525" calcext:value-type="float">
            <text:p>436050,515418525</text:p>
          </table:table-cell>
          <table:table-cell table:formula="of:=[.C120]" office:value-type="float" office:value="0.0293318071254829" calcext:value-type="float">
            <text:p>0,029331807125483</text:p>
          </table:table-cell>
          <table:table-cell table:style-name="ce5" table:formula="of:=[.$D$2]-[.$D$1]+[.D120]" office:value-type="date" office:date-value="2044-06-28" calcext:value-type="date">
            <text:p>28.06.2044</text:p>
          </table:table-cell>
          <table:table-cell table:formula="of:=[.B121]-[.$A$1]" office:value-type="float" office:value="422482.515418525" calcext:value-type="float">
            <text:p>422482,515418525</text:p>
          </table:table-cell>
          <table:table-cell table:formula="of:=[.E121]*[.$F$1]" office:value-type="float" office:value="8872132.82378902" calcext:value-type="float">
            <text:p>8872132,82378902</text:p>
          </table:table-cell>
          <table:table-cell table:formula="of:=[.E121]/[.B121]*100" office:value-type="float" office:value="96.8884339038156" calcext:value-type="float">
            <text:p>96,8884339038156</text:p>
          </table:table-cell>
          <table:table-cell table:formula="of:=[.D121]-[.$D$1]" office:value-type="float" office:value="8400" calcext:value-type="float">
            <text:p>8400</text:p>
          </table:table-cell>
        </table:table-row>
        <table:table-row table:style-name="ro1">
          <table:table-cell table:formula="of:=[.B121]*[.C121]" office:value-type="float" office:value="12790.1496152236" calcext:value-type="float">
            <text:p>12790,1496152236</text:p>
          </table:table-cell>
          <table:table-cell table:formula="of:=[.B121]+[.A122]" office:value-type="float" office:value="448840.665033748" calcext:value-type="float">
            <text:p>448840,665033748</text:p>
          </table:table-cell>
          <table:table-cell table:formula="of:=[.C121]" office:value-type="float" office:value="0.0293318071254829" calcext:value-type="float">
            <text:p>0,029331807125483</text:p>
          </table:table-cell>
          <table:table-cell table:style-name="ce5" table:formula="of:=[.$D$2]-[.$D$1]+[.D121]" office:value-type="date" office:date-value="2044-09-06" calcext:value-type="date">
            <text:p>06.09.2044</text:p>
          </table:table-cell>
          <table:table-cell table:formula="of:=[.B122]-[.$A$1]" office:value-type="float" office:value="435272.665033748" calcext:value-type="float">
            <text:p>435272,665033748</text:p>
          </table:table-cell>
          <table:table-cell table:formula="of:=[.E122]*[.$F$1]" office:value-type="float" office:value="9140725.96570871" calcext:value-type="float">
            <text:p>9140725,96570871</text:p>
          </table:table-cell>
          <table:table-cell table:formula="of:=[.E122]/[.B122]*100" office:value-type="float" office:value="96.9771009944075" calcext:value-type="float">
            <text:p>96,9771009944075</text:p>
          </table:table-cell>
          <table:table-cell table:formula="of:=[.D122]-[.$D$1]" office:value-type="float" office:value="8470" calcext:value-type="float">
            <text:p>8470</text:p>
          </table:table-cell>
        </table:table-row>
        <table:table-row table:style-name="ro1">
          <table:table-cell table:formula="of:=[.B122]*[.C122]" office:value-type="float" office:value="13165.3078168434" calcext:value-type="float">
            <text:p>13165,3078168434</text:p>
          </table:table-cell>
          <table:table-cell table:formula="of:=[.B122]+[.A123]" office:value-type="float" office:value="462005.972850592" calcext:value-type="float">
            <text:p>462005,972850592</text:p>
          </table:table-cell>
          <table:table-cell table:formula="of:=[.C122]" office:value-type="float" office:value="0.0293318071254829" calcext:value-type="float">
            <text:p>0,029331807125483</text:p>
          </table:table-cell>
          <table:table-cell table:style-name="ce5" table:formula="of:=[.$D$2]-[.$D$1]+[.D122]" office:value-type="date" office:date-value="2044-11-15" calcext:value-type="date">
            <text:p>15.11.2044</text:p>
          </table:table-cell>
          <table:table-cell table:formula="of:=[.B123]-[.$A$1]" office:value-type="float" office:value="448437.972850592" calcext:value-type="float">
            <text:p>448437,972850592</text:p>
          </table:table-cell>
          <table:table-cell table:formula="of:=[.E123]*[.$F$1]" office:value-type="float" office:value="9417197.42986242" calcext:value-type="float">
            <text:p>9417197,42986242</text:p>
          </table:table-cell>
          <table:table-cell table:formula="of:=[.E123]/[.B123]*100" office:value-type="float" office:value="97.0632414303467" calcext:value-type="float">
            <text:p>97,0632414303467</text:p>
          </table:table-cell>
          <table:table-cell table:formula="of:=[.D123]-[.$D$1]" office:value-type="float" office:value="8540" calcext:value-type="float">
            <text:p>8540</text:p>
          </table:table-cell>
        </table:table-row>
        <table:table-row table:style-name="ro1">
          <table:table-cell table:formula="of:=[.B123]*[.C123]" office:value-type="float" office:value="13551.4700864746" calcext:value-type="float">
            <text:p>13551,4700864746</text:p>
          </table:table-cell>
          <table:table-cell table:formula="of:=[.B123]+[.A124]" office:value-type="float" office:value="475557.442937066" calcext:value-type="float">
            <text:p>475557,442937066</text:p>
          </table:table-cell>
          <table:table-cell table:formula="of:=[.C123]" office:value-type="float" office:value="0.0293318071254829" calcext:value-type="float">
            <text:p>0,029331807125483</text:p>
          </table:table-cell>
          <table:table-cell table:style-name="ce5" table:formula="of:=[.$D$2]-[.$D$1]+[.D123]" office:value-type="date" office:date-value="2045-01-24" calcext:value-type="date">
            <text:p>24.01.2045</text:p>
          </table:table-cell>
          <table:table-cell table:formula="of:=[.B124]-[.$A$1]" office:value-type="float" office:value="461989.442937066" calcext:value-type="float">
            <text:p>461989,442937066</text:p>
          </table:table-cell>
          <table:table-cell table:formula="of:=[.E124]*[.$F$1]" office:value-type="float" office:value="9701778.30167839" calcext:value-type="float">
            <text:p>9701778,30167839</text:p>
          </table:table-cell>
          <table:table-cell table:formula="of:=[.E124]/[.B124]*100" office:value-type="float" office:value="97.1469272111055" calcext:value-type="float">
            <text:p>97,1469272111055</text:p>
          </table:table-cell>
          <table:table-cell table:formula="of:=[.D124]-[.$D$1]" office:value-type="float" office:value="8610" calcext:value-type="float">
            <text:p>8610</text:p>
          </table:table-cell>
        </table:table-row>
        <table:table-row table:style-name="ro1">
          <table:table-cell table:formula="of:=[.B124]*[.C124]" office:value-type="float" office:value="13948.9591933179" calcext:value-type="float">
            <text:p>13948,9591933179</text:p>
          </table:table-cell>
          <table:table-cell table:formula="of:=[.B124]+[.A125]" office:value-type="float" office:value="489506.402130384" calcext:value-type="float">
            <text:p>489506,402130384</text:p>
          </table:table-cell>
          <table:table-cell table:formula="of:=[.C124]" office:value-type="float" office:value="0.0293318071254829" calcext:value-type="float">
            <text:p>0,029331807125483</text:p>
          </table:table-cell>
          <table:table-cell table:style-name="ce5" table:formula="of:=[.$D$2]-[.$D$1]+[.D124]" office:value-type="date" office:date-value="2045-04-04" calcext:value-type="date">
            <text:p>04.04.2045</text:p>
          </table:table-cell>
          <table:table-cell table:formula="of:=[.B125]-[.$A$1]" office:value-type="float" office:value="475938.402130384" calcext:value-type="float">
            <text:p>475938,402130384</text:p>
          </table:table-cell>
          <table:table-cell table:formula="of:=[.E125]*[.$F$1]" office:value-type="float" office:value="9994706.44473807" calcext:value-type="float">
            <text:p>9994706,44473807</text:p>
          </table:table-cell>
          <table:table-cell table:formula="of:=[.E125]/[.B125]*100" office:value-type="float" office:value="97.2282282844615" calcext:value-type="float">
            <text:p>97,2282282844615</text:p>
          </table:table-cell>
          <table:table-cell table:formula="of:=[.D125]-[.$D$1]" office:value-type="float" office:value="8680" calcext:value-type="float">
            <text:p>8680</text:p>
          </table:table-cell>
        </table:table-row>
        <table:table-row table:style-name="ro1">
          <table:table-cell table:formula="of:=[.B125]*[.C125]" office:value-type="float" office:value="14358.1073739775" calcext:value-type="float">
            <text:p>14358,1073739775</text:p>
          </table:table-cell>
          <table:table-cell table:formula="of:=[.B125]+[.A126]" office:value-type="float" office:value="503864.509504362" calcext:value-type="float">
            <text:p>503864,509504362</text:p>
          </table:table-cell>
          <table:table-cell table:formula="of:=[.C125]" office:value-type="float" office:value="0.0293318071254829" calcext:value-type="float">
            <text:p>0,029331807125483</text:p>
          </table:table-cell>
          <table:table-cell table:style-name="ce5" table:formula="of:=[.$D$2]-[.$D$1]+[.D125]" office:value-type="date" office:date-value="2045-06-13" calcext:value-type="date">
            <text:p>13.06.2045</text:p>
          </table:table-cell>
          <table:table-cell table:formula="of:=[.B126]-[.$A$1]" office:value-type="float" office:value="490296.509504362" calcext:value-type="float">
            <text:p>490296,509504362</text:p>
          </table:table-cell>
          <table:table-cell table:formula="of:=[.E126]*[.$F$1]" office:value-type="float" office:value="10296226.6995916" calcext:value-type="float">
            <text:p>10296226,6995916</text:p>
          </table:table-cell>
          <table:table-cell table:formula="of:=[.E126]/[.B126]*100" office:value-type="float" office:value="97.3072126049627" calcext:value-type="float">
            <text:p>97,3072126049627</text:p>
          </table:table-cell>
          <table:table-cell table:formula="of:=[.D126]-[.$D$1]" office:value-type="float" office:value="8750" calcext:value-type="float">
            <text:p>8750</text:p>
          </table:table-cell>
        </table:table-row>
        <table:table-row table:style-name="ro1">
          <table:table-cell table:formula="of:=[.B126]*[.C126]" office:value-type="float" office:value="14779.256610158" calcext:value-type="float">
            <text:p>14779,256610158</text:p>
          </table:table-cell>
          <table:table-cell table:formula="of:=[.B126]+[.A127]" office:value-type="float" office:value="518643.76611452" calcext:value-type="float">
            <text:p>518643,76611452</text:p>
          </table:table-cell>
          <table:table-cell table:formula="of:=[.C126]" office:value-type="float" office:value="0.0293318071254829" calcext:value-type="float">
            <text:p>0,029331807125483</text:p>
          </table:table-cell>
          <table:table-cell table:style-name="ce5" table:formula="of:=[.$D$2]-[.$D$1]+[.D126]" office:value-type="date" office:date-value="2045-08-22" calcext:value-type="date">
            <text:p>22.08.2045</text:p>
          </table:table-cell>
          <table:table-cell table:formula="of:=[.B127]-[.$A$1]" office:value-type="float" office:value="505075.76611452" calcext:value-type="float">
            <text:p>505075,76611452</text:p>
          </table:table-cell>
          <table:table-cell table:formula="of:=[.E127]*[.$F$1]" office:value-type="float" office:value="10606591.0884049" calcext:value-type="float">
            <text:p>10606591,0884049</text:p>
          </table:table-cell>
          <table:table-cell table:formula="of:=[.E127]/[.B127]*100" office:value-type="float" office:value="97.3839461907262" calcext:value-type="float">
            <text:p>97,3839461907262</text:p>
          </table:table-cell>
          <table:table-cell table:formula="of:=[.D127]-[.$D$1]" office:value-type="float" office:value="8820" calcext:value-type="float">
            <text:p>8820</text:p>
          </table:table-cell>
        </table:table-row>
        <table:table-row table:style-name="ro1">
          <table:table-cell table:formula="of:=[.B127]*[.C127]" office:value-type="float" office:value="15212.7589145052" calcext:value-type="float">
            <text:p>15212,7589145052</text:p>
          </table:table-cell>
          <table:table-cell table:formula="of:=[.B127]+[.A128]" office:value-type="float" office:value="533856.525029025" calcext:value-type="float">
            <text:p>533856,525029025</text:p>
          </table:table-cell>
          <table:table-cell table:formula="of:=[.C127]" office:value-type="float" office:value="0.0293318071254829" calcext:value-type="float">
            <text:p>0,029331807125483</text:p>
          </table:table-cell>
          <table:table-cell table:style-name="ce5" table:formula="of:=[.$D$2]-[.$D$1]+[.D127]" office:value-type="date" office:date-value="2045-10-31" calcext:value-type="date">
            <text:p>31.10.2045</text:p>
          </table:table-cell>
          <table:table-cell table:formula="of:=[.B128]-[.$A$1]" office:value-type="float" office:value="520288.525029025" calcext:value-type="float">
            <text:p>520288,525029025</text:p>
          </table:table-cell>
          <table:table-cell table:formula="of:=[.E128]*[.$F$1]" office:value-type="float" office:value="10926059.0256095" calcext:value-type="float">
            <text:p>10926059,0256095</text:p>
          </table:table-cell>
          <table:table-cell table:formula="of:=[.E128]/[.B128]*100" office:value-type="float" office:value="97.458493178619" calcext:value-type="float">
            <text:p>97,458493178619</text:p>
          </table:table-cell>
          <table:table-cell table:formula="of:=[.D128]-[.$D$1]" office:value-type="float" office:value="8890" calcext:value-type="float">
            <text:p>8890</text:p>
          </table:table-cell>
        </table:table-row>
        <table:table-row table:style-name="ro1">
          <table:table-cell table:formula="of:=[.B128]*[.C128]" office:value-type="float" office:value="15658.9766248319" calcext:value-type="float">
            <text:p>15658,9766248319</text:p>
          </table:table-cell>
          <table:table-cell table:formula="of:=[.B128]+[.A129]" office:value-type="float" office:value="549515.501653857" calcext:value-type="float">
            <text:p>549515,501653857</text:p>
          </table:table-cell>
          <table:table-cell table:formula="of:=[.C128]" office:value-type="float" office:value="0.0293318071254829" calcext:value-type="float">
            <text:p>0,029331807125483</text:p>
          </table:table-cell>
          <table:table-cell table:style-name="ce5" table:formula="of:=[.$D$2]-[.$D$1]+[.D128]" office:value-type="date" office:date-value="2046-01-09" calcext:value-type="date">
            <text:p>09.01.2046</text:p>
          </table:table-cell>
          <table:table-cell table:formula="of:=[.B129]-[.$A$1]" office:value-type="float" office:value="535947.501653857" calcext:value-type="float">
            <text:p>535947,501653857</text:p>
          </table:table-cell>
          <table:table-cell table:formula="of:=[.E129]*[.$F$1]" office:value-type="float" office:value="11254897.534731" calcext:value-type="float">
            <text:p>11254897,534731</text:p>
          </table:table-cell>
          <table:table-cell table:formula="of:=[.E129]/[.B129]*100" office:value-type="float" office:value="97.5309158778661" calcext:value-type="float">
            <text:p>97,5309158778661</text:p>
          </table:table-cell>
          <table:table-cell table:formula="of:=[.D129]-[.$D$1]" office:value-type="float" office:value="8960" calcext:value-type="float">
            <text:p>8960</text:p>
          </table:table-cell>
        </table:table-row>
        <table:table-row table:style-name="ro1">
          <table:table-cell table:formula="of:=[.B129]*[.C129]" office:value-type="float" office:value="16118.2827069739" calcext:value-type="float">
            <text:p>16118,2827069739</text:p>
          </table:table-cell>
          <table:table-cell table:formula="of:=[.B129]+[.A130]" office:value-type="float" office:value="565633.784360831" calcext:value-type="float">
            <text:p>565633,784360831</text:p>
          </table:table-cell>
          <table:table-cell table:formula="of:=[.C129]" office:value-type="float" office:value="0.0293318071254829" calcext:value-type="float">
            <text:p>0,029331807125483</text:p>
          </table:table-cell>
          <table:table-cell table:style-name="ce5" table:formula="of:=[.$D$2]-[.$D$1]+[.D129]" office:value-type="date" office:date-value="2046-03-20" calcext:value-type="date">
            <text:p>20.03.2046</text:p>
          </table:table-cell>
          <table:table-cell table:formula="of:=[.B130]-[.$A$1]" office:value-type="float" office:value="552065.784360831" calcext:value-type="float">
            <text:p>552065,784360831</text:p>
          </table:table-cell>
          <table:table-cell table:formula="of:=[.E130]*[.$F$1]" office:value-type="float" office:value="11593381.4715774" calcext:value-type="float">
            <text:p>11593381,4715774</text:p>
          </table:table-cell>
          <table:table-cell table:formula="of:=[.E130]/[.B130]*100" office:value-type="float" office:value="97.6012748221304" calcext:value-type="float">
            <text:p>97,6012748221304</text:p>
          </table:table-cell>
          <table:table-cell table:formula="of:=[.D130]-[.$D$1]" office:value-type="float" office:value="9030" calcext:value-type="float">
            <text:p>9030</text:p>
          </table:table-cell>
        </table:table-row>
        <table:table-row table:style-name="ro1">
          <table:table-cell table:formula="of:=[.B130]*[.C130]" office:value-type="float" office:value="16591.0610665289" calcext:value-type="float">
            <text:p>16591,0610665289</text:p>
          </table:table-cell>
          <table:table-cell table:formula="of:=[.B130]+[.A131]" office:value-type="float" office:value="582224.84542736" calcext:value-type="float">
            <text:p>582224,84542736</text:p>
          </table:table-cell>
          <table:table-cell table:formula="of:=[.C130]" office:value-type="float" office:value="0.0293318071254829" calcext:value-type="float">
            <text:p>0,029331807125483</text:p>
          </table:table-cell>
          <table:table-cell table:style-name="ce5" table:formula="of:=[.$D$2]-[.$D$1]+[.D130]" office:value-type="date" office:date-value="2046-05-29" calcext:value-type="date">
            <text:p>29.05.2046</text:p>
          </table:table-cell>
          <table:table-cell table:formula="of:=[.B131]-[.$A$1]" office:value-type="float" office:value="568656.845427359" calcext:value-type="float">
            <text:p>568656,845427359</text:p>
          </table:table-cell>
          <table:table-cell table:formula="of:=[.E131]*[.$F$1]" office:value-type="float" office:value="11941793.7539746" calcext:value-type="float">
            <text:p>11941793,7539746</text:p>
          </table:table-cell>
          <table:table-cell table:formula="of:=[.E131]/[.B131]*100" office:value-type="float" office:value="97.6696288201097" calcext:value-type="float">
            <text:p>97,6696288201097</text:p>
          </table:table-cell>
          <table:table-cell table:formula="of:=[.D131]-[.$D$1]" office:value-type="float" office:value="9100" calcext:value-type="float">
            <text:p>9100</text:p>
          </table:table-cell>
        </table:table-row>
        <table:table-row table:style-name="ro1">
          <table:table-cell table:formula="of:=[.B131]*[.C131]" office:value-type="float" office:value="17077.7068697394" calcext:value-type="float">
            <text:p>17077,7068697394</text:p>
          </table:table-cell>
          <table:table-cell table:formula="of:=[.B131]+[.A132]" office:value-type="float" office:value="599302.552297099" calcext:value-type="float">
            <text:p>599302,552297099</text:p>
          </table:table-cell>
          <table:table-cell table:formula="of:=[.C131]" office:value-type="float" office:value="0.0293318071254829" calcext:value-type="float">
            <text:p>0,029331807125483</text:p>
          </table:table-cell>
          <table:table-cell table:style-name="ce5" table:formula="of:=[.$D$2]-[.$D$1]+[.D131]" office:value-type="date" office:date-value="2046-08-07" calcext:value-type="date">
            <text:p>07.08.2046</text:p>
          </table:table-cell>
          <table:table-cell table:formula="of:=[.B132]-[.$A$1]" office:value-type="float" office:value="585734.552297099" calcext:value-type="float">
            <text:p>585734,552297099</text:p>
          </table:table-cell>
          <table:table-cell table:formula="of:=[.E132]*[.$F$1]" office:value-type="float" office:value="12300425.5982391" calcext:value-type="float">
            <text:p>12300425,5982391</text:p>
          </table:table-cell>
          <table:table-cell table:formula="of:=[.E132]/[.B132]*100" office:value-type="float" office:value="97.736035004691" calcext:value-type="float">
            <text:p>97,736035004691</text:p>
          </table:table-cell>
          <table:table-cell table:formula="of:=[.D132]-[.$D$1]" office:value-type="float" office:value="9170" calcext:value-type="float">
            <text:p>9170</text:p>
          </table:table-cell>
        </table:table-row>
        <table:table-row table:style-name="ro1">
          <table:table-cell table:formula="of:=[.B132]*[.C132]" office:value-type="float" office:value="17578.6268737881" calcext:value-type="float">
            <text:p>17578,6268737881</text:p>
          </table:table-cell>
          <table:table-cell table:formula="of:=[.B132]+[.A133]" office:value-type="float" office:value="616881.179170887" calcext:value-type="float">
            <text:p>616881,179170887</text:p>
          </table:table-cell>
          <table:table-cell table:formula="of:=[.C132]" office:value-type="float" office:value="0.0293318071254829" calcext:value-type="float">
            <text:p>0,029331807125483</text:p>
          </table:table-cell>
          <table:table-cell table:style-name="ce5" table:formula="of:=[.$D$2]-[.$D$1]+[.D132]" office:value-type="date" office:date-value="2046-10-16" calcext:value-type="date">
            <text:p>16.10.2046</text:p>
          </table:table-cell>
          <table:table-cell table:formula="of:=[.B133]-[.$A$1]" office:value-type="float" office:value="603313.179170887" calcext:value-type="float">
            <text:p>603313,179170887</text:p>
          </table:table-cell>
          <table:table-cell table:formula="of:=[.E133]*[.$F$1]" office:value-type="float" office:value="12669576.7625886" calcext:value-type="float">
            <text:p>12669576,7625886</text:p>
          </table:table-cell>
          <table:table-cell table:formula="of:=[.E133]/[.B133]*100" office:value-type="float" office:value="97.8005488807041" calcext:value-type="float">
            <text:p>97,8005488807041</text:p>
          </table:table-cell>
          <table:table-cell table:formula="of:=[.D133]-[.$D$1]" office:value-type="float" office:value="9240" calcext:value-type="float">
            <text:p>9240</text:p>
          </table:table-cell>
        </table:table-row>
        <table:table-row table:style-name="ro1">
          <table:table-cell table:formula="of:=[.B133]*[.C133]" office:value-type="float" office:value="18094.2397667809" calcext:value-type="float">
            <text:p>18094,2397667809</text:p>
          </table:table-cell>
          <table:table-cell table:formula="of:=[.B133]+[.A134]" office:value-type="float" office:value="634975.418937668" calcext:value-type="float">
            <text:p>634975,418937668</text:p>
          </table:table-cell>
          <table:table-cell table:formula="of:=[.C133]" office:value-type="float" office:value="0.0293318071254829" calcext:value-type="float">
            <text:p>0,029331807125483</text:p>
          </table:table-cell>
          <table:table-cell table:style-name="ce5" table:formula="of:=[.$D$2]-[.$D$1]+[.D133]" office:value-type="date" office:date-value="2046-12-25" calcext:value-type="date">
            <text:p>25.12.2046</text:p>
          </table:table-cell>
          <table:table-cell table:formula="of:=[.B134]-[.$A$1]" office:value-type="float" office:value="621407.418937668" calcext:value-type="float">
            <text:p>621407,418937668</text:p>
          </table:table-cell>
          <table:table-cell table:formula="of:=[.E134]*[.$F$1]" office:value-type="float" office:value="13049555.797691" calcext:value-type="float">
            <text:p>13049555,797691</text:p>
          </table:table-cell>
          <table:table-cell table:formula="of:=[.E134]/[.B134]*100" office:value-type="float" office:value="97.8632243713151" calcext:value-type="float">
            <text:p>97,8632243713151</text:p>
          </table:table-cell>
          <table:table-cell table:formula="of:=[.D134]-[.$D$1]" office:value-type="float" office:value="9310" calcext:value-type="float">
            <text:p>9310</text:p>
          </table:table-cell>
        </table:table-row>
        <table:table-row table:style-name="ro1">
          <table:table-cell table:formula="of:=[.B134]*[.C134]" office:value-type="float" office:value="18624.9765177024" calcext:value-type="float">
            <text:p>18624,9765177024</text:p>
          </table:table-cell>
          <table:table-cell table:formula="of:=[.B134]+[.A135]" office:value-type="float" office:value="653600.39545537" calcext:value-type="float">
            <text:p>653600,39545537</text:p>
          </table:table-cell>
          <table:table-cell table:formula="of:=[.C134]" office:value-type="float" office:value="0.0293318071254829" calcext:value-type="float">
            <text:p>0,029331807125483</text:p>
          </table:table-cell>
          <table:table-cell table:style-name="ce5" table:formula="of:=[.$D$2]-[.$D$1]+[.D134]" office:value-type="date" office:date-value="2047-03-05" calcext:value-type="date">
            <text:p>05.03.2047</text:p>
          </table:table-cell>
          <table:table-cell table:formula="of:=[.B135]-[.$A$1]" office:value-type="float" office:value="640032.39545537" calcext:value-type="float">
            <text:p>640032,39545537</text:p>
          </table:table-cell>
          <table:table-cell table:formula="of:=[.E135]*[.$F$1]" office:value-type="float" office:value="13440680.3045628" calcext:value-type="float">
            <text:p>13440680,3045628</text:p>
          </table:table-cell>
          <table:table-cell table:formula="of:=[.E135]/[.B135]*100" office:value-type="float" office:value="97.9241138630972" calcext:value-type="float">
            <text:p>97,9241138630972</text:p>
          </table:table-cell>
          <table:table-cell table:formula="of:=[.D135]-[.$D$1]" office:value-type="float" office:value="9380" calcext:value-type="float">
            <text:p>9380</text:p>
          </table:table-cell>
        </table:table-row>
        <table:table-row table:style-name="ro1">
          <table:table-cell table:formula="of:=[.B135]*[.C135]" office:value-type="float" office:value="19171.2807366363" calcext:value-type="float">
            <text:p>19171,2807366363</text:p>
          </table:table-cell>
          <table:table-cell table:formula="of:=[.B135]+[.A136]" office:value-type="float" office:value="672771.676192007" calcext:value-type="float">
            <text:p>672771,676192007</text:p>
          </table:table-cell>
          <table:table-cell table:formula="of:=[.C135]" office:value-type="float" office:value="0.0293318071254829" calcext:value-type="float">
            <text:p>0,029331807125483</text:p>
          </table:table-cell>
          <table:table-cell table:style-name="ce5" table:formula="of:=[.$D$2]-[.$D$1]+[.D135]" office:value-type="date" office:date-value="2047-05-14" calcext:value-type="date">
            <text:p>14.05.2047</text:p>
          </table:table-cell>
          <table:table-cell table:formula="of:=[.B136]-[.$A$1]" office:value-type="float" office:value="659203.676192007" calcext:value-type="float">
            <text:p>659203,676192007</text:p>
          </table:table-cell>
          <table:table-cell table:formula="of:=[.E136]*[.$F$1]" office:value-type="float" office:value="13843277.2000321" calcext:value-type="float">
            <text:p>13843277,2000321</text:p>
          </table:table-cell>
          <table:table-cell table:formula="of:=[.E136]/[.B136]*100" office:value-type="float" office:value="97.9832682498174" calcext:value-type="float">
            <text:p>97,9832682498174</text:p>
          </table:table-cell>
          <table:table-cell table:formula="of:=[.D136]-[.$D$1]" office:value-type="float" office:value="9450" calcext:value-type="float">
            <text:p>9450</text:p>
          </table:table-cell>
        </table:table-row>
        <table:table-row table:style-name="ro1">
          <table:table-cell table:formula="of:=[.B136]*[.C136]" office:value-type="float" office:value="19733.6090455518" calcext:value-type="float">
            <text:p>19733,6090455518</text:p>
          </table:table-cell>
          <table:table-cell table:formula="of:=[.B136]+[.A137]" office:value-type="float" office:value="692505.285237558" calcext:value-type="float">
            <text:p>692505,285237558</text:p>
          </table:table-cell>
          <table:table-cell table:formula="of:=[.C136]" office:value-type="float" office:value="0.0293318071254829" calcext:value-type="float">
            <text:p>0,029331807125483</text:p>
          </table:table-cell>
          <table:table-cell table:style-name="ce5" table:formula="of:=[.$D$2]-[.$D$1]+[.D136]" office:value-type="date" office:date-value="2047-07-23" calcext:value-type="date">
            <text:p>23.07.2047</text:p>
          </table:table-cell>
          <table:table-cell table:formula="of:=[.B137]-[.$A$1]" office:value-type="float" office:value="678937.285237558" calcext:value-type="float">
            <text:p>678937,285237558</text:p>
          </table:table-cell>
          <table:table-cell table:formula="of:=[.E137]*[.$F$1]" office:value-type="float" office:value="14257682.9899887" calcext:value-type="float">
            <text:p>14257682,9899887</text:p>
          </table:table-cell>
          <table:table-cell table:formula="of:=[.E137]/[.B137]*100" office:value-type="float" office:value="98.0407369749755" calcext:value-type="float">
            <text:p>98,0407369749755</text:p>
          </table:table-cell>
          <table:table-cell table:formula="of:=[.D137]-[.$D$1]" office:value-type="float" office:value="9520" calcext:value-type="float">
            <text:p>9520</text:p>
          </table:table-cell>
        </table:table-row>
        <table:table-row table:style-name="ro1">
          <table:table-cell table:formula="of:=[.B137]*[.C137]" office:value-type="float" office:value="20312.4314599656" calcext:value-type="float">
            <text:p>20312,4314599656</text:p>
          </table:table-cell>
          <table:table-cell table:formula="of:=[.B137]+[.A138]" office:value-type="float" office:value="712817.716697524" calcext:value-type="float">
            <text:p>712817,716697524</text:p>
          </table:table-cell>
          <table:table-cell table:formula="of:=[.C137]" office:value-type="float" office:value="0.0293318071254829" calcext:value-type="float">
            <text:p>0,029331807125483</text:p>
          </table:table-cell>
          <table:table-cell table:style-name="ce5" table:formula="of:=[.$D$2]-[.$D$1]+[.D137]" office:value-type="date" office:date-value="2047-10-01" calcext:value-type="date">
            <text:p>01.10.2047</text:p>
          </table:table-cell>
          <table:table-cell table:formula="of:=[.B138]-[.$A$1]" office:value-type="float" office:value="699249.716697524" calcext:value-type="float">
            <text:p>699249,716697524</text:p>
          </table:table-cell>
          <table:table-cell table:formula="of:=[.E138]*[.$F$1]" office:value-type="float" office:value="14684244.050648" calcext:value-type="float">
            <text:p>14684244,050648</text:p>
          </table:table-cell>
          <table:table-cell table:formula="of:=[.E138]/[.B138]*100" office:value-type="float" office:value="98.0965680731309" calcext:value-type="float">
            <text:p>98,0965680731309</text:p>
          </table:table-cell>
          <table:table-cell table:formula="of:=[.D138]-[.$D$1]" office:value-type="float" office:value="9590" calcext:value-type="float">
            <text:p>9590</text:p>
          </table:table-cell>
        </table:table-row>
        <table:table-row table:style-name="ro1">
          <table:table-cell table:formula="of:=[.B138]*[.C138]" office:value-type="float" office:value="20908.2317817989" calcext:value-type="float">
            <text:p>20908,2317817989</text:p>
          </table:table-cell>
          <table:table-cell table:formula="of:=[.B138]+[.A139]" office:value-type="float" office:value="733725.948479323" calcext:value-type="float">
            <text:p>733725,948479323</text:p>
          </table:table-cell>
          <table:table-cell table:formula="of:=[.C138]" office:value-type="float" office:value="0.0293318071254829" calcext:value-type="float">
            <text:p>0,029331807125483</text:p>
          </table:table-cell>
          <table:table-cell table:style-name="ce5" table:formula="of:=[.$D$2]-[.$D$1]+[.D138]" office:value-type="date" office:date-value="2047-12-10" calcext:value-type="date">
            <text:p>10.12.2047</text:p>
          </table:table-cell>
          <table:table-cell table:formula="of:=[.B139]-[.$A$1]" office:value-type="float" office:value="720157.948479323" calcext:value-type="float">
            <text:p>720157,948479323</text:p>
          </table:table-cell>
          <table:table-cell table:formula="of:=[.E139]*[.$F$1]" office:value-type="float" office:value="15123316.9180658" calcext:value-type="float">
            <text:p>15123316,9180658</text:p>
          </table:table-cell>
          <table:table-cell table:formula="of:=[.E139]/[.B139]*100" office:value-type="float" office:value="98.1508082100517" calcext:value-type="float">
            <text:p>98,1508082100517</text:p>
          </table:table-cell>
          <table:table-cell table:formula="of:=[.D139]-[.$D$1]" office:value-type="float" office:value="9660" calcext:value-type="float">
            <text:p>9660</text:p>
          </table:table-cell>
        </table:table-row>
        <table:table-row table:style-name="ro1">
          <table:table-cell table:formula="of:=[.B139]*[.C139]" office:value-type="float" office:value="21521.5080037575" calcext:value-type="float">
            <text:p>21521,5080037575</text:p>
          </table:table-cell>
          <table:table-cell table:formula="of:=[.B139]+[.A140]" office:value-type="float" office:value="755247.45648308" calcext:value-type="float">
            <text:p>755247,45648308</text:p>
          </table:table-cell>
          <table:table-cell table:formula="of:=[.C139]" office:value-type="float" office:value="0.0293318071254829" calcext:value-type="float">
            <text:p>0,029331807125483</text:p>
          </table:table-cell>
          <table:table-cell table:style-name="ce5" table:formula="of:=[.$D$2]-[.$D$1]+[.D139]" office:value-type="date" office:date-value="2048-02-18" calcext:value-type="date">
            <text:p>18.02.2048</text:p>
          </table:table-cell>
          <table:table-cell table:formula="of:=[.B140]-[.$A$1]" office:value-type="float" office:value="741679.45648308" calcext:value-type="float">
            <text:p>741679,45648308</text:p>
          </table:table-cell>
          <table:table-cell table:formula="of:=[.E140]*[.$F$1]" office:value-type="float" office:value="15575268.5861447" calcext:value-type="float">
            <text:p>15575268,5861447</text:p>
          </table:table-cell>
          <table:table-cell table:formula="of:=[.E140]/[.B140]*100" office:value-type="float" office:value="98.2035027217197" calcext:value-type="float">
            <text:p>98,2035027217197</text:p>
          </table:table-cell>
          <table:table-cell table:formula="of:=[.D140]-[.$D$1]" office:value-type="float" office:value="9730" calcext:value-type="float">
            <text:p>9730</text:p>
          </table:table-cell>
        </table:table-row>
        <table:table-row table:style-name="ro1">
          <table:table-cell table:formula="of:=[.B140]*[.C140]" office:value-type="float" office:value="22152.7727255732" calcext:value-type="float">
            <text:p>22152,7727255732</text:p>
          </table:table-cell>
          <table:table-cell table:formula="of:=[.B140]+[.A141]" office:value-type="float" office:value="777400.229208654" calcext:value-type="float">
            <text:p>777400,229208654</text:p>
          </table:table-cell>
          <table:table-cell table:formula="of:=[.C140]" office:value-type="float" office:value="0.0293318071254829" calcext:value-type="float">
            <text:p>0,029331807125483</text:p>
          </table:table-cell>
          <table:table-cell table:style-name="ce5" table:formula="of:=[.$D$2]-[.$D$1]+[.D140]" office:value-type="date" office:date-value="2048-04-28" calcext:value-type="date">
            <text:p>28.04.2048</text:p>
          </table:table-cell>
          <table:table-cell table:formula="of:=[.B141]-[.$A$1]" office:value-type="float" office:value="763832.229208653" calcext:value-type="float">
            <text:p>763832,229208653</text:p>
          </table:table-cell>
          <table:table-cell table:formula="of:=[.E141]*[.$F$1]" office:value-type="float" office:value="16040476.8133817" calcext:value-type="float">
            <text:p>16040476,8133817</text:p>
          </table:table-cell>
          <table:table-cell table:formula="of:=[.E141]/[.B141]*100" office:value-type="float" office:value="98.2546956522239" calcext:value-type="float">
            <text:p>98,2546956522239</text:p>
          </table:table-cell>
          <table:table-cell table:formula="of:=[.D141]-[.$D$1]" office:value-type="float" office:value="9800" calcext:value-type="float">
            <text:p>9800</text:p>
          </table:table-cell>
        </table:table-row>
        <table:table-row table:style-name="ro1">
          <table:table-cell table:formula="of:=[.B141]*[.C141]" office:value-type="float" office:value="22802.5535824544" calcext:value-type="float">
            <text:p>22802,5535824544</text:p>
          </table:table-cell>
          <table:table-cell table:formula="of:=[.B141]+[.A142]" office:value-type="float" office:value="800202.782791108" calcext:value-type="float">
            <text:p>800202,782791108</text:p>
          </table:table-cell>
          <table:table-cell table:formula="of:=[.C141]" office:value-type="float" office:value="0.0293318071254829" calcext:value-type="float">
            <text:p>0,029331807125483</text:p>
          </table:table-cell>
          <table:table-cell table:style-name="ce5" table:formula="of:=[.$D$2]-[.$D$1]+[.D141]" office:value-type="date" office:date-value="2048-07-07" calcext:value-type="date">
            <text:p>07.07.2048</text:p>
          </table:table-cell>
          <table:table-cell table:formula="of:=[.B142]-[.$A$1]" office:value-type="float" office:value="786634.782791108" calcext:value-type="float">
            <text:p>786634,782791108</text:p>
          </table:table-cell>
          <table:table-cell table:formula="of:=[.E142]*[.$F$1]" office:value-type="float" office:value="16519330.4386133" calcext:value-type="float">
            <text:p>16519330,4386133</text:p>
          </table:table-cell>
          <table:table-cell table:formula="of:=[.E142]/[.B142]*100" office:value-type="float" office:value="98.3044297905745" calcext:value-type="float">
            <text:p>98,3044297905745</text:p>
          </table:table-cell>
          <table:table-cell table:formula="of:=[.D142]-[.$D$1]" office:value-type="float" office:value="9870" calcext:value-type="float">
            <text:p>9870</text:p>
          </table:table-cell>
        </table:table-row>
        <table:table-row table:style-name="ro1">
          <table:table-cell table:formula="of:=[.B142]*[.C142]" office:value-type="float" office:value="23471.3936861035" calcext:value-type="float">
            <text:p>23471,3936861035</text:p>
          </table:table-cell>
          <table:table-cell table:formula="of:=[.B142]+[.A143]" office:value-type="float" office:value="823674.176477211" calcext:value-type="float">
            <text:p>823674,176477211</text:p>
          </table:table-cell>
          <table:table-cell table:formula="of:=[.C142]" office:value-type="float" office:value="0.0293318071254829" calcext:value-type="float">
            <text:p>0,029331807125483</text:p>
          </table:table-cell>
          <table:table-cell table:style-name="ce5" table:formula="of:=[.$D$2]-[.$D$1]+[.D142]" office:value-type="date" office:date-value="2048-09-15" calcext:value-type="date">
            <text:p>15.09.2048</text:p>
          </table:table-cell>
          <table:table-cell table:formula="of:=[.B143]-[.$A$1]" office:value-type="float" office:value="810106.176477211" calcext:value-type="float">
            <text:p>810106,176477211</text:p>
          </table:table-cell>
          <table:table-cell table:formula="of:=[.E143]*[.$F$1]" office:value-type="float" office:value="17012229.7060214" calcext:value-type="float">
            <text:p>17012229,7060214</text:p>
          </table:table-cell>
          <table:table-cell table:formula="of:=[.E143]/[.B143]*100" office:value-type="float" office:value="98.3527467064672" calcext:value-type="float">
            <text:p>98,3527467064672</text:p>
          </table:table-cell>
          <table:table-cell table:formula="of:=[.D143]-[.$D$1]" office:value-type="float" office:value="9940" calcext:value-type="float">
            <text:p>9940</text:p>
          </table:table-cell>
        </table:table-row>
        <table:table-row table:style-name="ro1">
          <table:table-cell table:formula="of:=[.B143]*[.C143]" office:value-type="float" office:value="24159.8520786705" calcext:value-type="float">
            <text:p>24159,8520786705</text:p>
          </table:table-cell>
          <table:table-cell table:formula="of:=[.B143]+[.A144]" office:value-type="float" office:value="847834.028555882" calcext:value-type="float">
            <text:p>847834,028555882</text:p>
          </table:table-cell>
          <table:table-cell table:formula="of:=[.C143]" office:value-type="float" office:value="0.0293318071254829" calcext:value-type="float">
            <text:p>0,029331807125483</text:p>
          </table:table-cell>
          <table:table-cell table:style-name="ce5" table:formula="of:=[.$D$2]-[.$D$1]+[.D143]" office:value-type="date" office:date-value="2048-11-24" calcext:value-type="date">
            <text:p>24.11.2048</text:p>
          </table:table-cell>
          <table:table-cell table:formula="of:=[.B144]-[.$A$1]" office:value-type="float" office:value="834266.028555882" calcext:value-type="float">
            <text:p>834266,028555882</text:p>
          </table:table-cell>
          <table:table-cell table:formula="of:=[.E144]*[.$F$1]" office:value-type="float" office:value="17519586.5996735" calcext:value-type="float">
            <text:p>17519586,5996735</text:p>
          </table:table-cell>
          <table:table-cell table:formula="of:=[.E144]/[.B144]*100" office:value-type="float" office:value="98.3996867850291" calcext:value-type="float">
            <text:p>98,3996867850291</text:p>
          </table:table-cell>
          <table:table-cell table:formula="of:=[.D144]-[.$D$1]" office:value-type="float" office:value="10010" calcext:value-type="float">
            <text:p>10010</text:p>
          </table:table-cell>
        </table:table-row>
        <table:table-row table:style-name="ro1">
          <table:table-cell table:formula="of:=[.B144]*[.C144]" office:value-type="float" office:value="24868.5042000223" calcext:value-type="float">
            <text:p>24868,5042000223</text:p>
          </table:table-cell>
          <table:table-cell table:formula="of:=[.B144]+[.A145]" office:value-type="float" office:value="872702.532755904" calcext:value-type="float">
            <text:p>872702,532755904</text:p>
          </table:table-cell>
          <table:table-cell table:formula="of:=[.C144]" office:value-type="float" office:value="0.0293318071254829" calcext:value-type="float">
            <text:p>0,029331807125483</text:p>
          </table:table-cell>
          <table:table-cell table:style-name="ce5" table:formula="of:=[.$D$2]-[.$D$1]+[.D144]" office:value-type="date" office:date-value="2049-02-02" calcext:value-type="date">
            <text:p>02.02.2049</text:p>
          </table:table-cell>
          <table:table-cell table:formula="of:=[.B145]-[.$A$1]" office:value-type="float" office:value="859134.532755904" calcext:value-type="float">
            <text:p>859134,532755904</text:p>
          </table:table-cell>
          <table:table-cell table:formula="of:=[.E145]*[.$F$1]" office:value-type="float" office:value="18041825.187874" calcext:value-type="float">
            <text:p>18041825,187874</text:p>
          </table:table-cell>
          <table:table-cell table:formula="of:=[.E145]/[.B145]*100" office:value-type="float" office:value="98.4452892605739" calcext:value-type="float">
            <text:p>98,4452892605739</text:p>
          </table:table-cell>
          <table:table-cell table:formula="of:=[.D145]-[.$D$1]" office:value-type="float" office:value="10080" calcext:value-type="float">
            <text:p>10080</text:p>
          </table:table-cell>
        </table:table-row>
        <table:table-row table:style-name="ro1">
          <table:table-cell table:formula="of:=[.B145]*[.C145]" office:value-type="float" office:value="25597.9423687166" calcext:value-type="float">
            <text:p>25597,9423687166</text:p>
          </table:table-cell>
          <table:table-cell table:formula="of:=[.B145]+[.A146]" office:value-type="float" office:value="898300.475124621" calcext:value-type="float">
            <text:p>898300,475124621</text:p>
          </table:table-cell>
          <table:table-cell table:formula="of:=[.C145]" office:value-type="float" office:value="0.0293318071254829" calcext:value-type="float">
            <text:p>0,029331807125483</text:p>
          </table:table-cell>
          <table:table-cell table:style-name="ce5" table:formula="of:=[.$D$2]-[.$D$1]+[.D145]" office:value-type="date" office:date-value="2049-04-13" calcext:value-type="date">
            <text:p>13.04.2049</text:p>
          </table:table-cell>
          <table:table-cell table:formula="of:=[.B146]-[.$A$1]" office:value-type="float" office:value="884732.475124621" calcext:value-type="float">
            <text:p>884732,475124621</text:p>
          </table:table-cell>
          <table:table-cell table:formula="of:=[.E146]*[.$F$1]" office:value-type="float" office:value="18579381.977617" calcext:value-type="float">
            <text:p>18579381,977617</text:p>
          </table:table-cell>
          <table:table-cell table:formula="of:=[.E146]/[.B146]*100" office:value-type="float" office:value="98.4895922493954" calcext:value-type="float">
            <text:p>98,4895922493954</text:p>
          </table:table-cell>
          <table:table-cell table:formula="of:=[.D146]-[.$D$1]" office:value-type="float" office:value="10150" calcext:value-type="float">
            <text:p>10150</text:p>
          </table:table-cell>
        </table:table-row>
        <table:table-row table:style-name="ro1">
          <table:table-cell table:formula="of:=[.B146]*[.C146]" office:value-type="float" office:value="26348.776277085" calcext:value-type="float">
            <text:p>26348,776277085</text:p>
          </table:table-cell>
          <table:table-cell table:formula="of:=[.B146]+[.A147]" office:value-type="float" office:value="924649.251401706" calcext:value-type="float">
            <text:p>924649,251401706</text:p>
          </table:table-cell>
          <table:table-cell table:formula="of:=[.C146]" office:value-type="float" office:value="0.0293318071254829" calcext:value-type="float">
            <text:p>0,029331807125483</text:p>
          </table:table-cell>
          <table:table-cell table:style-name="ce5" table:formula="of:=[.$D$2]-[.$D$1]+[.D146]" office:value-type="date" office:date-value="2049-06-22" calcext:value-type="date">
            <text:p>22.06.2049</text:p>
          </table:table-cell>
          <table:table-cell table:formula="of:=[.B147]-[.$A$1]" office:value-type="float" office:value="911081.251401706" calcext:value-type="float">
            <text:p>911081,251401706</text:p>
          </table:table-cell>
          <table:table-cell table:formula="of:=[.E147]*[.$F$1]" office:value-type="float" office:value="19132706.2794358" calcext:value-type="float">
            <text:p>19132706,2794358</text:p>
          </table:table-cell>
          <table:table-cell table:formula="of:=[.E147]/[.B147]*100" office:value-type="float" office:value="98.532632781627" calcext:value-type="float">
            <text:p>98,532632781627</text:p>
          </table:table-cell>
          <table:table-cell table:formula="of:=[.D147]-[.$D$1]" office:value-type="float" office:value="10220" calcext:value-type="float">
            <text:p>10220</text:p>
          </table:table-cell>
        </table:table-row>
        <table:table-row table:style-name="ro1">
          <table:table-cell table:formula="of:=[.B147]*[.C147]" office:value-type="float" office:value="27121.633500837" calcext:value-type="float">
            <text:p>27121,633500837</text:p>
          </table:table-cell>
          <table:table-cell table:formula="of:=[.B147]+[.A148]" office:value-type="float" office:value="951770.884902543" calcext:value-type="float">
            <text:p>951770,884902543</text:p>
          </table:table-cell>
          <table:table-cell table:formula="of:=[.C147]" office:value-type="float" office:value="0.0293318071254829" calcext:value-type="float">
            <text:p>0,029331807125483</text:p>
          </table:table-cell>
          <table:table-cell table:style-name="ce5" table:formula="of:=[.$D$2]-[.$D$1]+[.D147]" office:value-type="date" office:date-value="2049-08-31" calcext:value-type="date">
            <text:p>31.08.2049</text:p>
          </table:table-cell>
          <table:table-cell table:formula="of:=[.B148]-[.$A$1]" office:value-type="float" office:value="938202.884902543" calcext:value-type="float">
            <text:p>938202,884902543</text:p>
          </table:table-cell>
          <table:table-cell table:formula="of:=[.E148]*[.$F$1]" office:value-type="float" office:value="19702260.5829534" calcext:value-type="float">
            <text:p>19702260,5829534</text:p>
          </table:table-cell>
          <table:table-cell table:formula="of:=[.E148]/[.B148]*100" office:value-type="float" office:value="98.5744468321922" calcext:value-type="float">
            <text:p>98,5744468321922</text:p>
          </table:table-cell>
          <table:table-cell table:formula="of:=[.D148]-[.$D$1]" office:value-type="float" office:value="10290" calcext:value-type="float">
            <text:p>10290</text:p>
          </table:table-cell>
        </table:table-row>
        <table:table-row table:style-name="ro1">
          <table:table-cell table:formula="of:=[.B148]*[.C148]" office:value-type="float" office:value="27917.1600236116" calcext:value-type="float">
            <text:p>27917,1600236116</text:p>
          </table:table-cell>
          <table:table-cell table:formula="of:=[.B148]+[.A149]" office:value-type="float" office:value="979688.044926155" calcext:value-type="float">
            <text:p>979688,044926155</text:p>
          </table:table-cell>
          <table:table-cell table:formula="of:=[.C148]" office:value-type="float" office:value="0.0293318071254829" calcext:value-type="float">
            <text:p>0,029331807125483</text:p>
          </table:table-cell>
          <table:table-cell table:style-name="ce5" table:formula="of:=[.$D$2]-[.$D$1]+[.D148]" office:value-type="date" office:date-value="2049-11-09" calcext:value-type="date">
            <text:p>09.11.2049</text:p>
          </table:table-cell>
          <table:table-cell table:formula="of:=[.B149]-[.$A$1]" office:value-type="float" office:value="966120.044926155" calcext:value-type="float">
            <text:p>966120,044926155</text:p>
          </table:table-cell>
          <table:table-cell table:formula="of:=[.E149]*[.$F$1]" office:value-type="float" office:value="20288520.9434492" calcext:value-type="float">
            <text:p>20288520,9434492</text:p>
          </table:table-cell>
          <table:table-cell table:formula="of:=[.E149]/[.B149]*100" office:value-type="float" office:value="98.6150693508746" calcext:value-type="float">
            <text:p>98,6150693508746</text:p>
          </table:table-cell>
          <table:table-cell table:formula="of:=[.D149]-[.$D$1]" office:value-type="float" office:value="10360" calcext:value-type="float">
            <text:p>10360</text:p>
          </table:table-cell>
        </table:table-row>
        <table:table-row table:style-name="ro1">
          <table:table-cell table:formula="of:=[.B149]*[.C149]" office:value-type="float" office:value="28736.0207769154" calcext:value-type="float">
            <text:p>28736,0207769154</text:p>
          </table:table-cell>
          <table:table-cell table:formula="of:=[.B149]+[.A150]" office:value-type="float" office:value="1008424.06570307" calcext:value-type="float">
            <text:p>1008424,06570307</text:p>
          </table:table-cell>
          <table:table-cell table:formula="of:=[.C149]" office:value-type="float" office:value="0.0293318071254829" calcext:value-type="float">
            <text:p>0,029331807125483</text:p>
          </table:table-cell>
          <table:table-cell table:style-name="ce5" table:formula="of:=[.$D$2]-[.$D$1]+[.D149]" office:value-type="date" office:date-value="2050-01-18" calcext:value-type="date">
            <text:p>18.01.2050</text:p>
          </table:table-cell>
          <table:table-cell table:formula="of:=[.B150]-[.$A$1]" office:value-type="float" office:value="994856.06570307" calcext:value-type="float">
            <text:p>994856,06570307</text:p>
          </table:table-cell>
          <table:table-cell table:formula="of:=[.E150]*[.$F$1]" office:value-type="float" office:value="20891977.3797645" calcext:value-type="float">
            <text:p>20891977,3797645</text:p>
          </table:table-cell>
          <table:table-cell table:formula="of:=[.E150]/[.B150]*100" office:value-type="float" office:value="98.6545342915294" calcext:value-type="float">
            <text:p>98,6545342915294</text:p>
          </table:table-cell>
          <table:table-cell table:formula="of:=[.D150]-[.$D$1]" office:value-type="float" office:value="10430" calcext:value-type="float">
            <text:p>10430</text:p>
          </table:table-cell>
        </table:table-row>
        <table:table-row table:style-name="ro1">
          <table:table-cell table:formula="of:=[.B150]*[.C150]" office:value-type="float" office:value="29578.9001958977" calcext:value-type="float">
            <text:p>29578,9001958977</text:p>
          </table:table-cell>
          <table:table-cell table:formula="of:=[.B150]+[.A151]" office:value-type="float" office:value="1038002.96589897" calcext:value-type="float">
            <text:p>1038002,96589897</text:p>
          </table:table-cell>
          <table:table-cell table:formula="of:=[.C150]" office:value-type="float" office:value="0.0293318071254829" calcext:value-type="float">
            <text:p>0,029331807125483</text:p>
          </table:table-cell>
          <table:table-cell table:style-name="ce5" table:formula="of:=[.$D$2]-[.$D$1]+[.D150]" office:value-type="date" office:date-value="2050-03-29" calcext:value-type="date">
            <text:p>29.03.2050</text:p>
          </table:table-cell>
          <table:table-cell table:formula="of:=[.B151]-[.$A$1]" office:value-type="float" office:value="1024434.96589897" calcext:value-type="float">
            <text:p>1024434,96589897</text:p>
          </table:table-cell>
          <table:table-cell table:formula="of:=[.E151]*[.$F$1]" office:value-type="float" office:value="21513134.2838783" calcext:value-type="float">
            <text:p>21513134,2838783</text:p>
          </table:table-cell>
          <table:table-cell table:formula="of:=[.E151]/[.B151]*100" office:value-type="float" office:value="98.6928746404641" calcext:value-type="float">
            <text:p>98,6928746404641</text:p>
          </table:table-cell>
          <table:table-cell table:formula="of:=[.D151]-[.$D$1]" office:value-type="float" office:value="10500" calcext:value-type="float">
            <text:p>10500</text:p>
          </table:table-cell>
        </table:table-row>
        <table:table-row table:style-name="ro1">
          <table:table-cell table:formula="of:=[.B151]*[.C151]" office:value-type="float" office:value="30446.5027914277" calcext:value-type="float">
            <text:p>30446,5027914277</text:p>
          </table:table-cell>
          <table:table-cell table:formula="of:=[.B151]+[.A152]" office:value-type="float" office:value="1068449.4686904" calcext:value-type="float">
            <text:p>1068449,4686904</text:p>
          </table:table-cell>
          <table:table-cell table:formula="of:=[.C151]" office:value-type="float" office:value="0.0293318071254829" calcext:value-type="float">
            <text:p>0,029331807125483</text:p>
          </table:table-cell>
          <table:table-cell table:style-name="ce5" table:formula="of:=[.$D$2]-[.$D$1]+[.D151]" office:value-type="date" office:date-value="2050-06-07" calcext:value-type="date">
            <text:p>07.06.2050</text:p>
          </table:table-cell>
          <table:table-cell table:formula="of:=[.B152]-[.$A$1]" office:value-type="float" office:value="1054881.4686904" calcext:value-type="float">
            <text:p>1054881,4686904</text:p>
          </table:table-cell>
          <table:table-cell table:formula="of:=[.E152]*[.$F$1]" office:value-type="float" office:value="22152510.8424983" calcext:value-type="float">
            <text:p>22152510,8424983</text:p>
          </table:table-cell>
          <table:table-cell table:formula="of:=[.E152]/[.B152]*100" office:value-type="float" office:value="98.7301224440094" calcext:value-type="float">
            <text:p>98,7301224440094</text:p>
          </table:table-cell>
          <table:table-cell table:formula="of:=[.D152]-[.$D$1]" office:value-type="float" office:value="10570" calcext:value-type="float">
            <text:p>10570</text:p>
          </table:table-cell>
        </table:table-row>
        <table:table-row table:style-name="ro1">
          <table:table-cell table:formula="of:=[.B152]*[.C152]" office:value-type="float" office:value="31339.5537389514" calcext:value-type="float">
            <text:p>31339,5537389514</text:p>
          </table:table-cell>
          <table:table-cell table:formula="of:=[.B152]+[.A153]" office:value-type="float" office:value="1099789.02242935" calcext:value-type="float">
            <text:p>1099789,02242935</text:p>
          </table:table-cell>
          <table:table-cell table:formula="of:=[.C152]" office:value-type="float" office:value="0.0293318071254829" calcext:value-type="float">
            <text:p>0,029331807125483</text:p>
          </table:table-cell>
          <table:table-cell table:style-name="ce5" table:formula="of:=[.$D$2]-[.$D$1]+[.D152]" office:value-type="date" office:date-value="2050-08-16" calcext:value-type="date">
            <text:p>16.08.2050</text:p>
          </table:table-cell>
          <table:table-cell table:formula="of:=[.B153]-[.$A$1]" office:value-type="float" office:value="1086221.02242935" calcext:value-type="float">
            <text:p>1086221,02242935</text:p>
          </table:table-cell>
          <table:table-cell table:formula="of:=[.E153]*[.$F$1]" office:value-type="float" office:value="22810641.4710163" calcext:value-type="float">
            <text:p>22810641,4710163</text:p>
          </table:table-cell>
          <table:table-cell table:formula="of:=[.E153]/[.B153]*100" office:value-type="float" office:value="98.7663088353047" calcext:value-type="float">
            <text:p>98,7663088353047</text:p>
          </table:table-cell>
          <table:table-cell table:formula="of:=[.D153]-[.$D$1]" office:value-type="float" office:value="10640" calcext:value-type="float">
            <text:p>10640</text:p>
          </table:table-cell>
        </table:table-row>
        <table:table-row table:style-name="ro1">
          <table:table-cell table:formula="of:=[.B153]*[.C153]" office:value-type="float" office:value="32258.799484621" calcext:value-type="float">
            <text:p>32258,799484621</text:p>
          </table:table-cell>
          <table:table-cell table:formula="of:=[.B153]+[.A154]" office:value-type="float" office:value="1132047.82191397" calcext:value-type="float">
            <text:p>1132047,82191397</text:p>
          </table:table-cell>
          <table:table-cell table:formula="of:=[.C153]" office:value-type="float" office:value="0.0293318071254829" calcext:value-type="float">
            <text:p>0,029331807125483</text:p>
          </table:table-cell>
          <table:table-cell table:style-name="ce5" table:formula="of:=[.$D$2]-[.$D$1]+[.D153]" office:value-type="date" office:date-value="2050-10-25" calcext:value-type="date">
            <text:p>25.10.2050</text:p>
          </table:table-cell>
          <table:table-cell table:formula="of:=[.B154]-[.$A$1]" office:value-type="float" office:value="1118479.82191397" calcext:value-type="float">
            <text:p>1118479,82191397</text:p>
          </table:table-cell>
          <table:table-cell table:formula="of:=[.E154]*[.$F$1]" office:value-type="float" office:value="23488076.2601933" calcext:value-type="float">
            <text:p>23488076,2601933</text:p>
          </table:table-cell>
          <table:table-cell table:formula="of:=[.E154]/[.B154]*100" office:value-type="float" office:value="98.8014640603203" calcext:value-type="float">
            <text:p>98,8014640603203</text:p>
          </table:table-cell>
          <table:table-cell table:formula="of:=[.D154]-[.$D$1]" office:value-type="float" office:value="10710" calcext:value-type="float">
            <text:p>10710</text:p>
          </table:table-cell>
        </table:table-row>
        <table:table-row table:style-name="ro1">
          <table:table-cell table:formula="of:=[.B154]*[.C154]" office:value-type="float" office:value="33205.0083692035" calcext:value-type="float">
            <text:p>33205,0083692035</text:p>
          </table:table-cell>
          <table:table-cell table:formula="of:=[.B154]+[.A155]" office:value-type="float" office:value="1165252.83028317" calcext:value-type="float">
            <text:p>1165252,83028317</text:p>
          </table:table-cell>
          <table:table-cell table:formula="of:=[.C154]" office:value-type="float" office:value="0.0293318071254829" calcext:value-type="float">
            <text:p>0,029331807125483</text:p>
          </table:table-cell>
          <table:table-cell table:style-name="ce5" table:formula="of:=[.$D$2]-[.$D$1]+[.D154]" office:value-type="date" office:date-value="2051-01-03" calcext:value-type="date">
            <text:p>03.01.2051</text:p>
          </table:table-cell>
          <table:table-cell table:formula="of:=[.B155]-[.$A$1]" office:value-type="float" office:value="1151684.83028317" calcext:value-type="float">
            <text:p>1151684,83028317</text:p>
          </table:table-cell>
          <table:table-cell table:formula="of:=[.E155]*[.$F$1]" office:value-type="float" office:value="24185381.4359466" calcext:value-type="float">
            <text:p>24185381,4359466</text:p>
          </table:table-cell>
          <table:table-cell table:formula="of:=[.E155]/[.B155]*100" office:value-type="float" office:value="98.8356175031385" calcext:value-type="float">
            <text:p>98,8356175031385</text:p>
          </table:table-cell>
          <table:table-cell table:formula="of:=[.D155]-[.$D$1]" office:value-type="float" office:value="10780" calcext:value-type="float">
            <text:p>10780</text:p>
          </table:table-cell>
        </table:table-row>
        <table:table-row table:style-name="ro1">
          <table:table-cell table:formula="of:=[.B155]*[.C155]" office:value-type="float" office:value="34178.971270289" calcext:value-type="float">
            <text:p>34178,971270289</text:p>
          </table:table-cell>
          <table:table-cell table:formula="of:=[.B155]+[.A156]" office:value-type="float" office:value="1199431.80155346" calcext:value-type="float">
            <text:p>1199431,80155346</text:p>
          </table:table-cell>
          <table:table-cell table:formula="of:=[.C155]" office:value-type="float" office:value="0.0293318071254829" calcext:value-type="float">
            <text:p>0,029331807125483</text:p>
          </table:table-cell>
          <table:table-cell table:style-name="ce5" table:formula="of:=[.$D$2]-[.$D$1]+[.D155]" office:value-type="date" office:date-value="2051-03-14" calcext:value-type="date">
            <text:p>14.03.2051</text:p>
          </table:table-cell>
          <table:table-cell table:formula="of:=[.B156]-[.$A$1]" office:value-type="float" office:value="1185863.80155346" calcext:value-type="float">
            <text:p>1185863,80155346</text:p>
          </table:table-cell>
          <table:table-cell table:formula="of:=[.E156]*[.$F$1]" office:value-type="float" office:value="24903139.8326227" calcext:value-type="float">
            <text:p>24903139,8326227</text:p>
          </table:table-cell>
          <table:table-cell table:formula="of:=[.E156]/[.B156]*100" office:value-type="float" office:value="98.8687977105137" calcext:value-type="float">
            <text:p>98,8687977105137</text:p>
          </table:table-cell>
          <table:table-cell table:formula="of:=[.D156]-[.$D$1]" office:value-type="float" office:value="10850" calcext:value-type="float">
            <text:p>10850</text:p>
          </table:table-cell>
        </table:table-row>
        <table:table-row table:style-name="ro1">
          <table:table-cell table:formula="of:=[.B156]*[.C156]" office:value-type="float" office:value="35181.5022633366" calcext:value-type="float">
            <text:p>35181,5022633366</text:p>
          </table:table-cell>
          <table:table-cell table:formula="of:=[.B156]+[.A157]" office:value-type="float" office:value="1234613.3038168" calcext:value-type="float">
            <text:p>1234613,3038168</text:p>
          </table:table-cell>
          <table:table-cell table:formula="of:=[.C156]" office:value-type="float" office:value="0.0293318071254829" calcext:value-type="float">
            <text:p>0,029331807125483</text:p>
          </table:table-cell>
          <table:table-cell table:style-name="ce5" table:formula="of:=[.$D$2]-[.$D$1]+[.D156]" office:value-type="date" office:date-value="2051-05-23" calcext:value-type="date">
            <text:p>23.05.2051</text:p>
          </table:table-cell>
          <table:table-cell table:formula="of:=[.B157]-[.$A$1]" office:value-type="float" office:value="1221045.3038168" calcext:value-type="float">
            <text:p>1221045,3038168</text:p>
          </table:table-cell>
          <table:table-cell table:formula="of:=[.E157]*[.$F$1]" office:value-type="float" office:value="25641951.3801527" calcext:value-type="float">
            <text:p>25641951,3801527</text:p>
          </table:table-cell>
          <table:table-cell table:formula="of:=[.E157]/[.B157]*100" office:value-type="float" office:value="98.9010324157325" calcext:value-type="float">
            <text:p>98,9010324157325</text:p>
          </table:table-cell>
          <table:table-cell table:formula="of:=[.D157]-[.$D$1]" office:value-type="float" office:value="10920" calcext:value-type="float">
            <text:p>10920</text:p>
          </table:table-cell>
        </table:table-row>
        <table:table-row table:style-name="ro1">
          <table:table-cell table:formula="of:=[.B157]*[.C157]" office:value-type="float" office:value="36213.4393021095" calcext:value-type="float">
            <text:p>36213,4393021095</text:p>
          </table:table-cell>
          <table:table-cell table:formula="of:=[.B157]+[.A158]" office:value-type="float" office:value="1270826.74311891" calcext:value-type="float">
            <text:p>1270826,74311891</text:p>
          </table:table-cell>
          <table:table-cell table:formula="of:=[.C157]" office:value-type="float" office:value="0.0293318071254829" calcext:value-type="float">
            <text:p>0,029331807125483</text:p>
          </table:table-cell>
          <table:table-cell table:style-name="ce5" table:formula="of:=[.$D$2]-[.$D$1]+[.D157]" office:value-type="date" office:date-value="2051-08-01" calcext:value-type="date">
            <text:p>01.08.2051</text:p>
          </table:table-cell>
          <table:table-cell table:formula="of:=[.B158]-[.$A$1]" office:value-type="float" office:value="1257258.74311891" calcext:value-type="float">
            <text:p>1257258,74311891</text:p>
          </table:table-cell>
          <table:table-cell table:formula="of:=[.E158]*[.$F$1]" office:value-type="float" office:value="26402433.605497" calcext:value-type="float">
            <text:p>26402433,605497</text:p>
          </table:table-cell>
          <table:table-cell table:formula="of:=[.E158]/[.B158]*100" office:value-type="float" office:value="98.9323485617952" calcext:value-type="float">
            <text:p>98,9323485617952</text:p>
          </table:table-cell>
          <table:table-cell table:formula="of:=[.D158]-[.$D$1]" office:value-type="float" office:value="10990" calcext:value-type="float">
            <text:p>10990</text:p>
          </table:table-cell>
        </table:table-row>
        <table:table-row table:style-name="ro1">
          <table:table-cell table:formula="of:=[.B158]*[.C158]" office:value-type="float" office:value="37275.6449190694" calcext:value-type="float">
            <text:p>37275,6449190694</text:p>
          </table:table-cell>
          <table:table-cell table:formula="of:=[.B158]+[.A159]" office:value-type="float" office:value="1308102.38803798" calcext:value-type="float">
            <text:p>1308102,38803798</text:p>
          </table:table-cell>
          <table:table-cell table:formula="of:=[.C158]" office:value-type="float" office:value="0.0293318071254829" calcext:value-type="float">
            <text:p>0,029331807125483</text:p>
          </table:table-cell>
          <table:table-cell table:style-name="ce5" table:formula="of:=[.$D$2]-[.$D$1]+[.D158]" office:value-type="date" office:date-value="2051-10-10" calcext:value-type="date">
            <text:p>10.10.2051</text:p>
          </table:table-cell>
          <table:table-cell table:formula="of:=[.B159]-[.$A$1]" office:value-type="float" office:value="1294534.38803798" calcext:value-type="float">
            <text:p>1294534,38803798</text:p>
          </table:table-cell>
          <table:table-cell table:formula="of:=[.E159]*[.$F$1]" office:value-type="float" office:value="27185222.1487975" calcext:value-type="float">
            <text:p>27185222,1487975</text:p>
          </table:table-cell>
          <table:table-cell table:formula="of:=[.E159]/[.B159]*100" office:value-type="float" office:value="98.9627723239348" calcext:value-type="float">
            <text:p>98,9627723239348</text:p>
          </table:table-cell>
          <table:table-cell table:formula="of:=[.D159]-[.$D$1]" office:value-type="float" office:value="11060" calcext:value-type="float">
            <text:p>11060</text:p>
          </table:table-cell>
        </table:table-row>
        <table:table-row table:style-name="ro1">
          <table:table-cell table:formula="of:=[.B159]*[.C159]" office:value-type="float" office:value="38369.0069463135" calcext:value-type="float">
            <text:p>38369,0069463135</text:p>
          </table:table-cell>
          <table:table-cell table:formula="of:=[.B159]+[.A160]" office:value-type="float" office:value="1346471.39498429" calcext:value-type="float">
            <text:p>1346471,39498429</text:p>
          </table:table-cell>
          <table:table-cell table:formula="of:=[.C159]" office:value-type="float" office:value="0.0293318071254829" calcext:value-type="float">
            <text:p>0,029331807125483</text:p>
          </table:table-cell>
          <table:table-cell table:style-name="ce5" table:formula="of:=[.$D$2]-[.$D$1]+[.D159]" office:value-type="date" office:date-value="2051-12-19" calcext:value-type="date">
            <text:p>19.12.2051</text:p>
          </table:table-cell>
          <table:table-cell table:formula="of:=[.B160]-[.$A$1]" office:value-type="float" office:value="1332903.39498429" calcext:value-type="float">
            <text:p>1332903,39498429</text:p>
          </table:table-cell>
          <table:table-cell table:formula="of:=[.E160]*[.$F$1]" office:value-type="float" office:value="27990971.2946701" calcext:value-type="float">
            <text:p>27990971,2946701</text:p>
          </table:table-cell>
          <table:table-cell table:formula="of:=[.E160]/[.B160]*100" office:value-type="float" office:value="98.9923291314957" calcext:value-type="float">
            <text:p>98,9923291314957</text:p>
          </table:table-cell>
          <table:table-cell table:formula="of:=[.D160]-[.$D$1]" office:value-type="float" office:value="11130" calcext:value-type="float">
            <text:p>11130</text:p>
          </table:table-cell>
        </table:table-row>
        <table:table-row table:style-name="ro1">
          <table:table-cell table:formula="of:=[.B160]*[.C160]" office:value-type="float" office:value="39494.4392576591" calcext:value-type="float">
            <text:p>39494,4392576591</text:p>
          </table:table-cell>
          <table:table-cell table:formula="of:=[.B160]+[.A161]" office:value-type="float" office:value="1385965.83424195" calcext:value-type="float">
            <text:p>1385965,83424195</text:p>
          </table:table-cell>
          <table:table-cell table:formula="of:=[.C160]" office:value-type="float" office:value="0.0293318071254829" calcext:value-type="float">
            <text:p>0,029331807125483</text:p>
          </table:table-cell>
          <table:table-cell table:style-name="ce5" table:formula="of:=[.$D$2]-[.$D$1]+[.D160]" office:value-type="date" office:date-value="2052-02-27" calcext:value-type="date">
            <text:p>27.02.2052</text:p>
          </table:table-cell>
          <table:table-cell table:formula="of:=[.B161]-[.$A$1]" office:value-type="float" office:value="1372397.83424195" calcext:value-type="float">
            <text:p>1372397,83424195</text:p>
          </table:table-cell>
          <table:table-cell table:formula="of:=[.E161]*[.$F$1]" office:value-type="float" office:value="28820354.5190809" calcext:value-type="float">
            <text:p>28820354,5190809</text:p>
          </table:table-cell>
          <table:table-cell table:formula="of:=[.E161]/[.B161]*100" office:value-type="float" office:value="99.0210436891887" calcext:value-type="float">
            <text:p>99,0210436891887</text:p>
          </table:table-cell>
          <table:table-cell table:formula="of:=[.D161]-[.$D$1]" office:value-type="float" office:value="11200" calcext:value-type="float">
            <text:p>11200</text:p>
          </table:table-cell>
        </table:table-row>
        <table:table-row table:style-name="ro1">
          <table:table-cell table:formula="of:=[.B161]*[.C161]" office:value-type="float" office:value="40652.8825324938" calcext:value-type="float">
            <text:p>40652,8825324938</text:p>
          </table:table-cell>
          <table:table-cell table:formula="of:=[.B161]+[.A162]" office:value-type="float" office:value="1426618.71677444" calcext:value-type="float">
            <text:p>1426618,71677444</text:p>
          </table:table-cell>
          <table:table-cell table:formula="of:=[.C161]" office:value-type="float" office:value="0.0293318071254829" calcext:value-type="float">
            <text:p>0,029331807125483</text:p>
          </table:table-cell>
          <table:table-cell table:style-name="ce5" table:formula="of:=[.$D$2]-[.$D$1]+[.D161]" office:value-type="date" office:date-value="2052-05-07" calcext:value-type="date">
            <text:p>07.05.2052</text:p>
          </table:table-cell>
          <table:table-cell table:formula="of:=[.B162]-[.$A$1]" office:value-type="float" office:value="1413050.71677444" calcext:value-type="float">
            <text:p>1413050,71677444</text:p>
          </table:table-cell>
          <table:table-cell table:formula="of:=[.E162]*[.$F$1]" office:value-type="float" office:value="29674065.0522633" calcext:value-type="float">
            <text:p>29674065,0522633</text:p>
          </table:table-cell>
          <table:table-cell table:formula="of:=[.E162]/[.B162]*100" office:value-type="float" office:value="99.0489399977398" calcext:value-type="float">
            <text:p>99,0489399977398</text:p>
          </table:table-cell>
          <table:table-cell table:formula="of:=[.D162]-[.$D$1]" office:value-type="float" office:value="11270" calcext:value-type="float">
            <text:p>11270</text:p>
          </table:table-cell>
        </table:table-row>
        <table:table-row table:style-name="ro1">
          <table:table-cell table:formula="of:=[.B162]*[.C162]" office:value-type="float" office:value="41845.3050420319" calcext:value-type="float">
            <text:p>41845,3050420319</text:p>
          </table:table-cell>
          <table:table-cell table:formula="of:=[.B162]+[.A163]" office:value-type="float" office:value="1468464.02181647" calcext:value-type="float">
            <text:p>1468464,02181647</text:p>
          </table:table-cell>
          <table:table-cell table:formula="of:=[.C162]" office:value-type="float" office:value="0.0293318071254829" calcext:value-type="float">
            <text:p>0,029331807125483</text:p>
          </table:table-cell>
          <table:table-cell table:style-name="ce5" table:formula="of:=[.$D$2]-[.$D$1]+[.D162]" office:value-type="date" office:date-value="2052-07-16" calcext:value-type="date">
            <text:p>16.07.2052</text:p>
          </table:table-cell>
          <table:table-cell table:formula="of:=[.B163]-[.$A$1]" office:value-type="float" office:value="1454896.02181647" calcext:value-type="float">
            <text:p>1454896,02181647</text:p>
          </table:table-cell>
          <table:table-cell table:formula="of:=[.E163]*[.$F$1]" office:value-type="float" office:value="30552816.458146" calcext:value-type="float">
            <text:p>30552816,458146</text:p>
          </table:table-cell>
          <table:table-cell table:formula="of:=[.E163]/[.B163]*100" office:value-type="float" office:value="99.076041373951" calcext:value-type="float">
            <text:p>99,076041373951</text:p>
          </table:table-cell>
          <table:table-cell table:formula="of:=[.D163]-[.$D$1]" office:value-type="float" office:value="11340" calcext:value-type="float">
            <text:p>11340</text:p>
          </table:table-cell>
        </table:table-row>
        <table:table-row table:style-name="ro1">
          <table:table-cell table:formula="of:=[.B163]*[.C163]" office:value-type="float" office:value="43072.7034586317" calcext:value-type="float">
            <text:p>43072,7034586317</text:p>
          </table:table-cell>
          <table:table-cell table:formula="of:=[.B163]+[.A164]" office:value-type="float" office:value="1511536.72527511" calcext:value-type="float">
            <text:p>1511536,72527511</text:p>
          </table:table-cell>
          <table:table-cell table:formula="of:=[.C163]" office:value-type="float" office:value="0.0293318071254829" calcext:value-type="float">
            <text:p>0,029331807125483</text:p>
          </table:table-cell>
          <table:table-cell table:style-name="ce5" table:formula="of:=[.$D$2]-[.$D$1]+[.D163]" office:value-type="date" office:date-value="2052-09-24" calcext:value-type="date">
            <text:p>24.09.2052</text:p>
          </table:table-cell>
          <table:table-cell table:formula="of:=[.B164]-[.$A$1]" office:value-type="float" office:value="1497968.72527511" calcext:value-type="float">
            <text:p>1497968,72527511</text:p>
          </table:table-cell>
          <table:table-cell table:formula="of:=[.E164]*[.$F$1]" office:value-type="float" office:value="31457343.2307772" calcext:value-type="float">
            <text:p>31457343,2307772</text:p>
          </table:table-cell>
          <table:table-cell table:formula="of:=[.E164]/[.B164]*100" office:value-type="float" office:value="99.1023704701895" calcext:value-type="float">
            <text:p>99,1023704701895</text:p>
          </table:table-cell>
          <table:table-cell table:formula="of:=[.D164]-[.$D$1]" office:value-type="float" office:value="11410" calcext:value-type="float">
            <text:p>11410</text:p>
          </table:table-cell>
        </table:table-row>
        <table:table-row table:style-name="ro1">
          <table:table-cell table:formula="of:=[.B164]*[.C164]" office:value-type="float" office:value="44336.1036888534" calcext:value-type="float">
            <text:p>44336,1036888534</text:p>
          </table:table-cell>
          <table:table-cell table:formula="of:=[.B164]+[.A165]" office:value-type="float" office:value="1555872.82896396" calcext:value-type="float">
            <text:p>1555872,82896396</text:p>
          </table:table-cell>
          <table:table-cell table:formula="of:=[.C164]" office:value-type="float" office:value="0.0293318071254829" calcext:value-type="float">
            <text:p>0,029331807125483</text:p>
          </table:table-cell>
          <table:table-cell table:style-name="ce5" table:formula="of:=[.$D$2]-[.$D$1]+[.D164]" office:value-type="date" office:date-value="2052-12-03" calcext:value-type="date">
            <text:p>03.12.2052</text:p>
          </table:table-cell>
          <table:table-cell table:formula="of:=[.B165]-[.$A$1]" office:value-type="float" office:value="1542304.82896396" calcext:value-type="float">
            <text:p>1542304,82896396</text:p>
          </table:table-cell>
          <table:table-cell table:formula="of:=[.E165]*[.$F$1]" office:value-type="float" office:value="32388401.4082431" calcext:value-type="float">
            <text:p>32388401,4082431</text:p>
          </table:table-cell>
          <table:table-cell table:formula="of:=[.E165]/[.B165]*100" office:value-type="float" office:value="99.1279492933214" calcext:value-type="float">
            <text:p>99,1279492933214</text:p>
          </table:table-cell>
          <table:table-cell table:formula="of:=[.D165]-[.$D$1]" office:value-type="float" office:value="11480" calcext:value-type="float">
            <text:p>11480</text:p>
          </table:table-cell>
        </table:table-row>
        <table:table-row table:style-name="ro1">
          <table:table-cell table:formula="of:=[.B165]*[.C165]" office:value-type="float" office:value="45636.5617309503" calcext:value-type="float">
            <text:p>45636,5617309503</text:p>
          </table:table-cell>
          <table:table-cell table:formula="of:=[.B165]+[.A166]" office:value-type="float" office:value="1601509.39069491" calcext:value-type="float">
            <text:p>1601509,39069491</text:p>
          </table:table-cell>
          <table:table-cell table:formula="of:=[.C165]" office:value-type="float" office:value="0.0293318071254829" calcext:value-type="float">
            <text:p>0,029331807125483</text:p>
          </table:table-cell>
          <table:table-cell table:style-name="ce5" table:formula="of:=[.$D$2]-[.$D$1]+[.D165]" office:value-type="date" office:date-value="2053-02-11" calcext:value-type="date">
            <text:p>11.02.2053</text:p>
          </table:table-cell>
          <table:table-cell table:formula="of:=[.B166]-[.$A$1]" office:value-type="float" office:value="1587941.39069491" calcext:value-type="float">
            <text:p>1587941,39069491</text:p>
          </table:table-cell>
          <table:table-cell table:formula="of:=[.E166]*[.$F$1]" office:value-type="float" office:value="33346769.2045931" calcext:value-type="float">
            <text:p>33346769,2045931</text:p>
          </table:table-cell>
          <table:table-cell table:formula="of:=[.E166]/[.B166]*100" office:value-type="float" office:value="99.1527992231059" calcext:value-type="float">
            <text:p>99,1527992231059</text:p>
          </table:table-cell>
          <table:table-cell table:formula="of:=[.D166]-[.$D$1]" office:value-type="float" office:value="11550" calcext:value-type="float">
            <text:p>11550</text:p>
          </table:table-cell>
        </table:table-row>
        <table:table-row table:style-name="ro1">
          <table:table-cell table:formula="of:=[.B166]*[.C166]" office:value-type="float" office:value="46975.1645575127" calcext:value-type="float">
            <text:p>46975,1645575127</text:p>
          </table:table-cell>
          <table:table-cell table:formula="of:=[.B166]+[.A167]" office:value-type="float" office:value="1648484.55525242" calcext:value-type="float">
            <text:p>1648484,55525242</text:p>
          </table:table-cell>
          <table:table-cell table:formula="of:=[.C166]" office:value-type="float" office:value="0.0293318071254829" calcext:value-type="float">
            <text:p>0,029331807125483</text:p>
          </table:table-cell>
          <table:table-cell table:style-name="ce5" table:formula="of:=[.$D$2]-[.$D$1]+[.D166]" office:value-type="date" office:date-value="2053-04-22" calcext:value-type="date">
            <text:p>22.04.2053</text:p>
          </table:table-cell>
          <table:table-cell table:formula="of:=[.B167]-[.$A$1]" office:value-type="float" office:value="1634916.55525242" calcext:value-type="float">
            <text:p>1634916,55525242</text:p>
          </table:table-cell>
          <table:table-cell table:formula="of:=[.E167]*[.$F$1]" office:value-type="float" office:value="34333247.6603009" calcext:value-type="float">
            <text:p>34333247,6603009</text:p>
          </table:table-cell>
          <table:table-cell table:formula="of:=[.E167]/[.B167]*100" office:value-type="float" office:value="99.1769410300649" calcext:value-type="float">
            <text:p>99,1769410300649</text:p>
          </table:table-cell>
          <table:table-cell table:formula="of:=[.D167]-[.$D$1]" office:value-type="float" office:value="11620" calcext:value-type="float">
            <text:p>11620</text:p>
          </table:table-cell>
        </table:table-row>
        <table:table-row table:style-name="ro1">
          <table:table-cell table:formula="of:=[.B167]*[.C167]" office:value-type="float" office:value="48353.0310240015" calcext:value-type="float">
            <text:p>48353,0310240015</text:p>
          </table:table-cell>
          <table:table-cell table:formula="of:=[.B167]+[.A168]" office:value-type="float" office:value="1696837.58627642" calcext:value-type="float">
            <text:p>1696837,58627642</text:p>
          </table:table-cell>
          <table:table-cell table:formula="of:=[.C167]" office:value-type="float" office:value="0.0293318071254829" calcext:value-type="float">
            <text:p>0,029331807125483</text:p>
          </table:table-cell>
          <table:table-cell table:style-name="ce5" table:formula="of:=[.$D$2]-[.$D$1]+[.D167]" office:value-type="date" office:date-value="2053-07-01" calcext:value-type="date">
            <text:p>01.07.2053</text:p>
          </table:table-cell>
          <table:table-cell table:formula="of:=[.B168]-[.$A$1]" office:value-type="float" office:value="1683269.58627642" calcext:value-type="float">
            <text:p>1683269,58627642</text:p>
          </table:table-cell>
          <table:table-cell table:formula="of:=[.E168]*[.$F$1]" office:value-type="float" office:value="35348661.3118049" calcext:value-type="float">
            <text:p>35348661,3118049</text:p>
          </table:table-cell>
          <table:table-cell table:formula="of:=[.E168]/[.B168]*100" office:value-type="float" office:value="99.2003948928445" calcext:value-type="float">
            <text:p>99,2003948928445</text:p>
          </table:table-cell>
          <table:table-cell table:formula="of:=[.D168]-[.$D$1]" office:value-type="float" office:value="11690" calcext:value-type="float">
            <text:p>11690</text:p>
          </table:table-cell>
        </table:table-row>
        <table:table-row table:style-name="ro1">
          <table:table-cell table:formula="of:=[.B168]*[.C168]" office:value-type="float" office:value="49771.31280393" calcext:value-type="float">
            <text:p>49771,31280393</text:p>
          </table:table-cell>
          <table:table-cell table:formula="of:=[.B168]+[.A169]" office:value-type="float" office:value="1746608.89908035" calcext:value-type="float">
            <text:p>1746608,89908035</text:p>
          </table:table-cell>
          <table:table-cell table:formula="of:=[.C168]" office:value-type="float" office:value="0.0293318071254829" calcext:value-type="float">
            <text:p>0,029331807125483</text:p>
          </table:table-cell>
          <table:table-cell table:style-name="ce5" table:formula="of:=[.$D$2]-[.$D$1]+[.D168]" office:value-type="date" office:date-value="2053-09-09" calcext:value-type="date">
            <text:p>09.09.2053</text:p>
          </table:table-cell>
          <table:table-cell table:formula="of:=[.B169]-[.$A$1]" office:value-type="float" office:value="1733040.89908035" calcext:value-type="float">
            <text:p>1733040,89908035</text:p>
          </table:table-cell>
          <table:table-cell table:formula="of:=[.E169]*[.$F$1]" office:value-type="float" office:value="36393858.8806874" calcext:value-type="float">
            <text:p>36393858,8806874</text:p>
          </table:table-cell>
          <table:table-cell table:formula="of:=[.E169]/[.B169]*100" office:value-type="float" office:value="99.2231804150807" calcext:value-type="float">
            <text:p>99,2231804150807</text:p>
          </table:table-cell>
          <table:table-cell table:formula="of:=[.D169]-[.$D$1]" office:value-type="float" office:value="11760" calcext:value-type="float">
            <text:p>11760</text:p>
          </table:table-cell>
        </table:table-row>
        <table:table-row table:style-name="ro1">
          <table:table-cell table:formula="of:=[.B169]*[.C169]" office:value-type="float" office:value="51231.195351477" calcext:value-type="float">
            <text:p>51231,195351477</text:p>
          </table:table-cell>
          <table:table-cell table:formula="of:=[.B169]+[.A170]" office:value-type="float" office:value="1797840.09443183" calcext:value-type="float">
            <text:p>1797840,09443183</text:p>
          </table:table-cell>
          <table:table-cell table:formula="of:=[.C169]" office:value-type="float" office:value="0.0293318071254829" calcext:value-type="float">
            <text:p>0,029331807125483</text:p>
          </table:table-cell>
          <table:table-cell table:style-name="ce5" table:formula="of:=[.$D$2]-[.$D$1]+[.D169]" office:value-type="date" office:date-value="2053-11-18" calcext:value-type="date">
            <text:p>18.11.2053</text:p>
          </table:table-cell>
          <table:table-cell table:formula="of:=[.B170]-[.$A$1]" office:value-type="float" office:value="1784272.09443183" calcext:value-type="float">
            <text:p>1784272,09443183</text:p>
          </table:table-cell>
          <table:table-cell table:formula="of:=[.E170]*[.$F$1]" office:value-type="float" office:value="37469713.9830684" calcext:value-type="float">
            <text:p>37469713,9830684</text:p>
          </table:table-cell>
          <table:table-cell table:formula="of:=[.E170]/[.B170]*100" office:value-type="float" office:value="99.2453166417847" calcext:value-type="float">
            <text:p>99,2453166417847</text:p>
          </table:table-cell>
          <table:table-cell table:formula="of:=[.D170]-[.$D$1]" office:value-type="float" office:value="11830" calcext:value-type="float">
            <text:p>11830</text:p>
          </table:table-cell>
        </table:table-row>
        <table:table-row table:style-name="ro1">
          <table:table-cell table:formula="of:=[.B170]*[.C170]" office:value-type="float" office:value="52733.8988923344" calcext:value-type="float">
            <text:p>52733,8988923344</text:p>
          </table:table-cell>
          <table:table-cell table:formula="of:=[.B170]+[.A171]" office:value-type="float" office:value="1850573.99332417" calcext:value-type="float">
            <text:p>1850573,99332417</text:p>
          </table:table-cell>
          <table:table-cell table:formula="of:=[.C170]" office:value-type="float" office:value="0.0293318071254829" calcext:value-type="float">
            <text:p>0,029331807125483</text:p>
          </table:table-cell>
          <table:table-cell table:style-name="ce5" table:formula="of:=[.$D$2]-[.$D$1]+[.D170]" office:value-type="date" office:date-value="2054-01-27" calcext:value-type="date">
            <text:p>27.01.2054</text:p>
          </table:table-cell>
          <table:table-cell table:formula="of:=[.B171]-[.$A$1]" office:value-type="float" office:value="1837005.99332417" calcext:value-type="float">
            <text:p>1837005,99332417</text:p>
          </table:table-cell>
          <table:table-cell table:formula="of:=[.E171]*[.$F$1]" office:value-type="float" office:value="38577125.8598075" calcext:value-type="float">
            <text:p>38577125,8598075</text:p>
          </table:table-cell>
          <table:table-cell table:formula="of:=[.E171]/[.B171]*100" office:value-type="float" office:value="99.2668220752617" calcext:value-type="float">
            <text:p>99,2668220752617</text:p>
          </table:table-cell>
          <table:table-cell table:formula="of:=[.D171]-[.$D$1]" office:value-type="float" office:value="11900" calcext:value-type="float">
            <text:p>11900</text:p>
          </table:table-cell>
        </table:table-row>
        <table:table-row table:style-name="ro1">
          <table:table-cell table:formula="of:=[.B171]*[.C171]" office:value-type="float" office:value="54280.6794436191" calcext:value-type="float">
            <text:p>54280,6794436191</text:p>
          </table:table-cell>
          <table:table-cell table:formula="of:=[.B171]+[.A172]" office:value-type="float" office:value="1904854.67276778" calcext:value-type="float">
            <text:p>1904854,67276778</text:p>
          </table:table-cell>
          <table:table-cell table:formula="of:=[.C171]" office:value-type="float" office:value="0.0293318071254829" calcext:value-type="float">
            <text:p>0,029331807125483</text:p>
          </table:table-cell>
          <table:table-cell table:style-name="ce5" table:formula="of:=[.$D$2]-[.$D$1]+[.D171]" office:value-type="date" office:date-value="2054-04-07" calcext:value-type="date">
            <text:p>07.04.2054</text:p>
          </table:table-cell>
          <table:table-cell table:formula="of:=[.B172]-[.$A$1]" office:value-type="float" office:value="1891286.67276778" calcext:value-type="float">
            <text:p>1891286,67276778</text:p>
          </table:table-cell>
          <table:table-cell table:formula="of:=[.E172]*[.$F$1]" office:value-type="float" office:value="39717020.1281235" calcext:value-type="float">
            <text:p>39717020,1281235</text:p>
          </table:table-cell>
          <table:table-cell table:formula="of:=[.E172]/[.B172]*100" office:value-type="float" office:value="99.2877146905761" calcext:value-type="float">
            <text:p>99,2877146905761</text:p>
          </table:table-cell>
          <table:table-cell table:formula="of:=[.D172]-[.$D$1]" office:value-type="float" office:value="11970" calcext:value-type="float">
            <text:p>11970</text:p>
          </table:table-cell>
        </table:table-row>
        <table:table-row table:style-name="ro1">
          <table:table-cell table:formula="of:=[.B172]*[.C172]" office:value-type="float" office:value="55872.8298636995" calcext:value-type="float">
            <text:p>55872,8298636995</text:p>
          </table:table-cell>
          <table:table-cell table:formula="of:=[.B172]+[.A173]" office:value-type="float" office:value="1960727.50263148" calcext:value-type="float">
            <text:p>1960727,50263148</text:p>
          </table:table-cell>
          <table:table-cell table:formula="of:=[.C172]" office:value-type="float" office:value="0.0293318071254829" calcext:value-type="float">
            <text:p>0,029331807125483</text:p>
          </table:table-cell>
          <table:table-cell table:style-name="ce5" table:formula="of:=[.$D$2]-[.$D$1]+[.D172]" office:value-type="date" office:date-value="2054-06-16" calcext:value-type="date">
            <text:p>16.06.2054</text:p>
          </table:table-cell>
          <table:table-cell table:formula="of:=[.B173]-[.$A$1]" office:value-type="float" office:value="1947159.50263148" calcext:value-type="float">
            <text:p>1947159,50263148</text:p>
          </table:table-cell>
          <table:table-cell table:formula="of:=[.E173]*[.$F$1]" office:value-type="float" office:value="40890349.5552612" calcext:value-type="float">
            <text:p>40890349,5552612</text:p>
          </table:table-cell>
          <table:table-cell table:formula="of:=[.E173]/[.B173]*100" office:value-type="float" office:value="99.308011950575" calcext:value-type="float">
            <text:p>99,308011950575</text:p>
          </table:table-cell>
          <table:table-cell table:formula="of:=[.D173]-[.$D$1]" office:value-type="float" office:value="12040" calcext:value-type="float">
            <text:p>12040</text:p>
          </table:table-cell>
        </table:table-row>
        <table:table-row table:style-name="ro1">
          <table:table-cell table:formula="of:=[.B173]*[.C173]" office:value-type="float" office:value="57511.6809328164" calcext:value-type="float">
            <text:p>57511,6809328164</text:p>
          </table:table-cell>
          <table:table-cell table:formula="of:=[.B173]+[.A174]" office:value-type="float" office:value="2018239.1835643" calcext:value-type="float">
            <text:p>2018239,1835643</text:p>
          </table:table-cell>
          <table:table-cell table:formula="of:=[.C173]" office:value-type="float" office:value="0.0293318071254829" calcext:value-type="float">
            <text:p>0,029331807125483</text:p>
          </table:table-cell>
          <table:table-cell table:style-name="ce5" table:formula="of:=[.$D$2]-[.$D$1]+[.D173]" office:value-type="date" office:date-value="2054-08-25" calcext:value-type="date">
            <text:p>25.08.2054</text:p>
          </table:table-cell>
          <table:table-cell table:formula="of:=[.B174]-[.$A$1]" office:value-type="float" office:value="2004671.1835643" calcext:value-type="float">
            <text:p>2004671,1835643</text:p>
          </table:table-cell>
          <table:table-cell table:formula="of:=[.E174]*[.$F$1]" office:value-type="float" office:value="42098094.8548503" calcext:value-type="float">
            <text:p>42098094,8548503</text:p>
          </table:table-cell>
          <table:table-cell table:formula="of:=[.E174]/[.B174]*100" office:value-type="float" office:value="99.3277308204849" calcext:value-type="float">
            <text:p>99,3277308204849</text:p>
          </table:table-cell>
          <table:table-cell table:formula="of:=[.D174]-[.$D$1]" office:value-type="float" office:value="12110" calcext:value-type="float">
            <text:p>12110</text:p>
          </table:table-cell>
        </table:table-row>
        <table:table-row table:style-name="ro1">
          <table:table-cell table:formula="of:=[.B174]*[.C174]" office:value-type="float" office:value="59198.6024654001" calcext:value-type="float">
            <text:p>59198,6024654001</text:p>
          </table:table-cell>
          <table:table-cell table:formula="of:=[.B174]+[.A175]" office:value-type="float" office:value="2077437.7860297" calcext:value-type="float">
            <text:p>2077437,7860297</text:p>
          </table:table-cell>
          <table:table-cell table:formula="of:=[.C174]" office:value-type="float" office:value="0.0293318071254829" calcext:value-type="float">
            <text:p>0,029331807125483</text:p>
          </table:table-cell>
          <table:table-cell table:style-name="ce5" table:formula="of:=[.$D$2]-[.$D$1]+[.D174]" office:value-type="date" office:date-value="2054-11-03" calcext:value-type="date">
            <text:p>03.11.2054</text:p>
          </table:table-cell>
          <table:table-cell table:formula="of:=[.B175]-[.$A$1]" office:value-type="float" office:value="2063869.7860297" calcext:value-type="float">
            <text:p>2063869,7860297</text:p>
          </table:table-cell>
          <table:table-cell table:formula="of:=[.E175]*[.$F$1]" office:value-type="float" office:value="43341265.5066237" calcext:value-type="float">
            <text:p>43341265,5066237</text:p>
          </table:table-cell>
          <table:table-cell table:formula="of:=[.E175]/[.B175]*100" office:value-type="float" office:value="99.3468877820919" calcext:value-type="float">
            <text:p>99,3468877820919</text:p>
          </table:table-cell>
          <table:table-cell table:formula="of:=[.D175]-[.$D$1]" office:value-type="float" office:value="12180" calcext:value-type="float">
            <text:p>12180</text:p>
          </table:table-cell>
        </table:table-row>
        <table:table-row table:style-name="ro1">
          <table:table-cell table:formula="of:=[.B175]*[.C175]" office:value-type="float" office:value="60935.0044550134" calcext:value-type="float">
            <text:p>60935,0044550134</text:p>
          </table:table-cell>
          <table:table-cell table:formula="of:=[.B175]+[.A176]" office:value-type="float" office:value="2138372.79048471" calcext:value-type="float">
            <text:p>2138372,79048471</text:p>
          </table:table-cell>
          <table:table-cell table:formula="of:=[.C175]" office:value-type="float" office:value="0.0293318071254829" calcext:value-type="float">
            <text:p>0,029331807125483</text:p>
          </table:table-cell>
          <table:table-cell table:style-name="ce5" table:formula="of:=[.$D$2]-[.$D$1]+[.D175]" office:value-type="date" office:date-value="2055-01-12" calcext:value-type="date">
            <text:p>12.01.2055</text:p>
          </table:table-cell>
          <table:table-cell table:formula="of:=[.B176]-[.$A$1]" office:value-type="float" office:value="2124804.79048471" calcext:value-type="float">
            <text:p>2124804,79048471</text:p>
          </table:table-cell>
          <table:table-cell table:formula="of:=[.E176]*[.$F$1]" office:value-type="float" office:value="44620900.600179" calcext:value-type="float">
            <text:p>44620900,600179</text:p>
          </table:table-cell>
          <table:table-cell table:formula="of:=[.E176]/[.B176]*100" office:value-type="float" office:value="99.3654988475174" calcext:value-type="float">
            <text:p>99,3654988475174</text:p>
          </table:table-cell>
          <table:table-cell table:formula="of:=[.D176]-[.$D$1]" office:value-type="float" office:value="12250" calcext:value-type="float">
            <text:p>12250</text:p>
          </table:table-cell>
        </table:table-row>
        <table:table-row table:style-name="ro1">
          <table:table-cell table:formula="of:=[.B176]*[.C176]" office:value-type="float" office:value="62722.3382528783" calcext:value-type="float">
            <text:p>62722,3382528783</text:p>
          </table:table-cell>
          <table:table-cell table:formula="of:=[.B176]+[.A177]" office:value-type="float" office:value="2201095.12873759" calcext:value-type="float">
            <text:p>2201095,12873759</text:p>
          </table:table-cell>
          <table:table-cell table:formula="of:=[.C176]" office:value-type="float" office:value="0.0293318071254829" calcext:value-type="float">
            <text:p>0,029331807125483</text:p>
          </table:table-cell>
          <table:table-cell table:style-name="ce5" table:formula="of:=[.$D$2]-[.$D$1]+[.D176]" office:value-type="date" office:date-value="2055-03-23" calcext:value-type="date">
            <text:p>23.03.2055</text:p>
          </table:table-cell>
          <table:table-cell table:formula="of:=[.B177]-[.$A$1]" office:value-type="float" office:value="2187527.12873759" calcext:value-type="float">
            <text:p>2187527,12873759</text:p>
          </table:table-cell>
          <table:table-cell table:formula="of:=[.E177]*[.$F$1]" office:value-type="float" office:value="45938069.7034894" calcext:value-type="float">
            <text:p>45938069,7034894</text:p>
          </table:table-cell>
          <table:table-cell table:formula="of:=[.E177]/[.B177]*100" office:value-type="float" office:value="99.383579572602" calcext:value-type="float">
            <text:p>99,383579572602</text:p>
          </table:table-cell>
          <table:table-cell table:formula="of:=[.D177]-[.$D$1]" office:value-type="float" office:value="12320" calcext:value-type="float">
            <text:p>12320</text:p>
          </table:table-cell>
        </table:table-row>
        <table:table-row table:style-name="ro1">
          <table:table-cell table:formula="of:=[.B177]*[.C177]" office:value-type="float" office:value="64562.097780971" calcext:value-type="float">
            <text:p>64562,097780971</text:p>
          </table:table-cell>
          <table:table-cell table:formula="of:=[.B177]+[.A178]" office:value-type="float" office:value="2265657.22651856" calcext:value-type="float">
            <text:p>2265657,22651856</text:p>
          </table:table-cell>
          <table:table-cell table:formula="of:=[.C177]" office:value-type="float" office:value="0.0293318071254829" calcext:value-type="float">
            <text:p>0,029331807125483</text:p>
          </table:table-cell>
          <table:table-cell table:style-name="ce5" table:formula="of:=[.$D$2]-[.$D$1]+[.D177]" office:value-type="date" office:date-value="2055-06-01" calcext:value-type="date">
            <text:p>01.06.2055</text:p>
          </table:table-cell>
          <table:table-cell table:formula="of:=[.B178]-[.$A$1]" office:value-type="float" office:value="2252089.22651856" calcext:value-type="float">
            <text:p>2252089,22651856</text:p>
          </table:table-cell>
          <table:table-cell table:formula="of:=[.E178]*[.$F$1]" office:value-type="float" office:value="47293873.7568898" calcext:value-type="float">
            <text:p>47293873,7568898</text:p>
          </table:table-cell>
          <table:table-cell table:formula="of:=[.E178]/[.B178]*100" office:value-type="float" office:value="99.4011450699076" calcext:value-type="float">
            <text:p>99,4011450699076</text:p>
          </table:table-cell>
          <table:table-cell table:formula="of:=[.D178]-[.$D$1]" office:value-type="float" office:value="12390" calcext:value-type="float">
            <text:p>12390</text:p>
          </table:table-cell>
        </table:table-row>
        <table:table-row table:style-name="ro1">
          <table:table-cell table:formula="of:=[.B178]*[.C178]" office:value-type="float" office:value="66455.820780699" calcext:value-type="float">
            <text:p>66455,820780699</text:p>
          </table:table-cell>
          <table:table-cell table:formula="of:=[.B178]+[.A179]" office:value-type="float" office:value="2332113.04729926" calcext:value-type="float">
            <text:p>2332113,04729926</text:p>
          </table:table-cell>
          <table:table-cell table:formula="of:=[.C178]" office:value-type="float" office:value="0.0293318071254829" calcext:value-type="float">
            <text:p>0,029331807125483</text:p>
          </table:table-cell>
          <table:table-cell table:style-name="ce5" table:formula="of:=[.$D$2]-[.$D$1]+[.D178]" office:value-type="date" office:date-value="2055-08-10" calcext:value-type="date">
            <text:p>10.08.2055</text:p>
          </table:table-cell>
          <table:table-cell table:formula="of:=[.B179]-[.$A$1]" office:value-type="float" office:value="2318545.04729926" calcext:value-type="float">
            <text:p>2318545,04729926</text:p>
          </table:table-cell>
          <table:table-cell table:formula="of:=[.E179]*[.$F$1]" office:value-type="float" office:value="48689445.9932845" calcext:value-type="float">
            <text:p>48689445,9932845</text:p>
          </table:table-cell>
          <table:table-cell table:formula="of:=[.E179]/[.B179]*100" office:value-type="float" office:value="99.418210021349" calcext:value-type="float">
            <text:p>99,418210021349</text:p>
          </table:table-cell>
          <table:table-cell table:formula="of:=[.D179]-[.$D$1]" office:value-type="float" office:value="12460" calcext:value-type="float">
            <text:p>12460</text:p>
          </table:table-cell>
        </table:table-row>
        <table:table-row table:style-name="ro1">
          <table:table-cell table:formula="of:=[.B179]*[.C179]" office:value-type="float" office:value="68405.0900982041" calcext:value-type="float">
            <text:p>68405,0900982041</text:p>
          </table:table-cell>
          <table:table-cell table:formula="of:=[.B179]+[.A180]" office:value-type="float" office:value="2400518.13739747" calcext:value-type="float">
            <text:p>2400518,13739747</text:p>
          </table:table-cell>
          <table:table-cell table:formula="of:=[.C179]" office:value-type="float" office:value="0.0293318071254829" calcext:value-type="float">
            <text:p>0,029331807125483</text:p>
          </table:table-cell>
          <table:table-cell table:style-name="ce5" table:formula="of:=[.$D$2]-[.$D$1]+[.D179]" office:value-type="date" office:date-value="2055-10-19" calcext:value-type="date">
            <text:p>19.10.2055</text:p>
          </table:table-cell>
          <table:table-cell table:formula="of:=[.B180]-[.$A$1]" office:value-type="float" office:value="2386950.13739746" calcext:value-type="float">
            <text:p>2386950,13739746</text:p>
          </table:table-cell>
          <table:table-cell table:formula="of:=[.E180]*[.$F$1]" office:value-type="float" office:value="50125952.8853468" calcext:value-type="float">
            <text:p>50125952,8853468</text:p>
          </table:table-cell>
          <table:table-cell table:formula="of:=[.E180]/[.B180]*100" office:value-type="float" office:value="99.4347886904654" calcext:value-type="float">
            <text:p>99,4347886904654</text:p>
          </table:table-cell>
          <table:table-cell table:formula="of:=[.D180]-[.$D$1]" office:value-type="float" office:value="12530" calcext:value-type="float">
            <text:p>12530</text:p>
          </table:table-cell>
        </table:table-row>
        <table:table-row table:style-name="ro1">
          <table:table-cell table:formula="of:=[.B180]*[.C180]" office:value-type="float" office:value="70411.5350073659" calcext:value-type="float">
            <text:p>70411,5350073659</text:p>
          </table:table-cell>
          <table:table-cell table:formula="of:=[.B180]+[.A181]" office:value-type="float" office:value="2470929.67240483" calcext:value-type="float">
            <text:p>2470929,67240483</text:p>
          </table:table-cell>
          <table:table-cell table:formula="of:=[.C180]" office:value-type="float" office:value="0.0293318071254829" calcext:value-type="float">
            <text:p>0,029331807125483</text:p>
          </table:table-cell>
          <table:table-cell table:style-name="ce5" table:formula="of:=[.$D$2]-[.$D$1]+[.D180]" office:value-type="date" office:date-value="2055-12-28" calcext:value-type="date">
            <text:p>28.12.2055</text:p>
          </table:table-cell>
          <table:table-cell table:formula="of:=[.B181]-[.$A$1]" office:value-type="float" office:value="2457361.67240483" calcext:value-type="float">
            <text:p>2457361,67240483</text:p>
          </table:table-cell>
          <table:table-cell table:formula="of:=[.E181]*[.$F$1]" office:value-type="float" office:value="51604595.1205015" calcext:value-type="float">
            <text:p>51604595,1205015</text:p>
          </table:table-cell>
          <table:table-cell table:formula="of:=[.E181]/[.B181]*100" office:value-type="float" office:value="99.4508949343429" calcext:value-type="float">
            <text:p>99,4508949343429</text:p>
          </table:table-cell>
          <table:table-cell table:formula="of:=[.D181]-[.$D$1]" office:value-type="float" office:value="12600" calcext:value-type="float">
            <text:p>12600</text:p>
          </table:table-cell>
        </table:table-row>
        <table:table-row table:style-name="ro1">
          <table:table-cell table:formula="of:=[.B181]*[.C181]" office:value-type="float" office:value="72476.8325716112" calcext:value-type="float">
            <text:p>72476,8325716112</text:p>
          </table:table-cell>
          <table:table-cell table:formula="of:=[.B181]+[.A182]" office:value-type="float" office:value="2543406.50497644" calcext:value-type="float">
            <text:p>2543406,50497644</text:p>
          </table:table-cell>
          <table:table-cell table:formula="of:=[.C181]" office:value-type="float" office:value="0.0293318071254829" calcext:value-type="float">
            <text:p>0,029331807125483</text:p>
          </table:table-cell>
          <table:table-cell table:style-name="ce5" table:formula="of:=[.$D$2]-[.$D$1]+[.D181]" office:value-type="date" office:date-value="2056-03-07" calcext:value-type="date">
            <text:p>07.03.2056</text:p>
          </table:table-cell>
          <table:table-cell table:formula="of:=[.B182]-[.$A$1]" office:value-type="float" office:value="2529838.50497644" calcext:value-type="float">
            <text:p>2529838,50497644</text:p>
          </table:table-cell>
          <table:table-cell table:formula="of:=[.E182]*[.$F$1]" office:value-type="float" office:value="53126608.6045053" calcext:value-type="float">
            <text:p>53126608,6045053</text:p>
          </table:table-cell>
          <table:table-cell table:formula="of:=[.E182]/[.B182]*100" office:value-type="float" office:value="99.4665422151963" calcext:value-type="float">
            <text:p>99,4665422151963</text:p>
          </table:table-cell>
          <table:table-cell table:formula="of:=[.D182]-[.$D$1]" office:value-type="float" office:value="12670" calcext:value-type="float">
            <text:p>12670</text:p>
          </table:table-cell>
        </table:table-row>
        <table:table-row table:style-name="ro1">
          <table:table-cell table:formula="of:=[.B182]*[.C182]" office:value-type="float" office:value="74602.7090456676" calcext:value-type="float">
            <text:p>74602,7090456676</text:p>
          </table:table-cell>
          <table:table-cell table:formula="of:=[.B182]+[.A183]" office:value-type="float" office:value="2618009.21402211" calcext:value-type="float">
            <text:p>2618009,21402211</text:p>
          </table:table-cell>
          <table:table-cell table:formula="of:=[.C182]" office:value-type="float" office:value="0.0293318071254829" calcext:value-type="float">
            <text:p>0,029331807125483</text:p>
          </table:table-cell>
          <table:table-cell table:style-name="ce5" table:formula="of:=[.$D$2]-[.$D$1]+[.D182]" office:value-type="date" office:date-value="2056-05-16" calcext:value-type="date">
            <text:p>16.05.2056</text:p>
          </table:table-cell>
          <table:table-cell table:formula="of:=[.B183]-[.$A$1]" office:value-type="float" office:value="2604441.21402211" calcext:value-type="float">
            <text:p>2604441,21402211</text:p>
          </table:table-cell>
          <table:table-cell table:formula="of:=[.E183]*[.$F$1]" office:value-type="float" office:value="54693265.4944643" calcext:value-type="float">
            <text:p>54693265,4944643</text:p>
          </table:table-cell>
          <table:table-cell table:formula="of:=[.E183]/[.B183]*100" office:value-type="float" office:value="99.4817436116218" calcext:value-type="float">
            <text:p>99,4817436116218</text:p>
          </table:table-cell>
          <table:table-cell table:formula="of:=[.D183]-[.$D$1]" office:value-type="float" office:value="12740" calcext:value-type="float">
            <text:p>12740</text:p>
          </table:table-cell>
        </table:table-row>
        <table:table-row table:style-name="ro1">
          <table:table-cell/>
          <table:table-cell table:formula="of:=([.B183]-2000)*21" office:value-type="float" office:value="54936193.4944643" calcext:value-type="float">
            <text:p>54936193,4944643</text:p>
          </table:table-cell>
          <table:table-cell table:formula="of:=[.B183]/2000" office:value-type="float" office:value="1309.00460701106" calcext:value-type="float">
            <text:p>1309,00460701106</text:p>
          </table:table-cell>
          <table:table-cell table:style-name="ce5" table:formula="of:=[.$D$2]-[.$D$1]+[.D183]" office:value-type="date" office:date-value="2056-07-25" calcext:value-type="date">
            <text:p>25.07.2056</text:p>
          </table:table-cell>
          <table:table-cell table:formula="of:=[.B184]-[.$A$1]" office:value-type="float" office:value="54922625.4944643" calcext:value-type="float">
            <text:p>54922625,4944643</text:p>
          </table:table-cell>
          <table:table-cell table:number-columns-repeated="3"/>
        </table:table-row>
        <table:table-row table:style-name="ro1" table:number-rows-repeated="1048391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List1.H1:List1.H1048576">
            <calcext:condition calcext:apply-style-name="Error" calcext:value="&gt;=365" calcext:base-cell-address="List1.H1"/>
          </calcext:conditional-format>
        </calcext:conditional-formats>
      </table:table>
      <table:table table:name="List2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JeppKirkBonde</text:p>
          </table:table-cell>
          <table:table-cell table:formula="of:=[.C3]*[.C$1]+[.D3]*[.D$1]+[.E$1]*[.E3]+[.F$1]*[.F3]" office:value-type="float" office:value="62.3" calcext:value-type="float">
            <text:p>62,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-12" calcext:value-type="float">
            <text:p>-12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rubymza</text:p>
          </table:table-cell>
          <table:table-cell table:formula="of:=[.C4]*[.C$1]+[.D4]*[.D$1]+[.E$1]*[.E4]+[.F$1]*[.F4]"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l3y</text:p>
          </table:table-cell>
          <table:table-cell table:formula="of:=[.C5]*[.C$1]+[.D5]*[.D$1]+[.E$1]*[.E5]+[.F$1]*[.F5]" office:value-type="float" office:value="52.9" calcext:value-type="float">
            <text:p>52,9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PHequities</text:p>
          </table:table-cell>
          <table:table-cell table:formula="of:=[.C6]*[.C$1]+[.D6]*[.D$1]+[.E$1]*[.E6]+[.F$1]*[.F6]" office:value-type="float" office:value="114.6" calcext:value-type="float">
            <text:p>114,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ichardstroud</text:p>
          </table:table-cell>
          <table:table-cell table:formula="of:=[.C7]*[.C$1]+[.D7]*[.D$1]+[.E$1]*[.E7]+[.F$1]*[.F7]" office:value-type="float" office:value="65.1" calcext:value-type="float">
            <text:p>65,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dyb123</text:p>
          </table:table-cell>
          <table:table-cell table:formula="of:=[.C8]*[.C$1]+[.D8]*[.D$1]+[.E$1]*[.E8]+[.F$1]*[.F8]" office:value-type="float" office:value="62.5" calcext:value-type="float">
            <text:p>62,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541" calcext:value-type="float">
            <text:p>54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MarianiPardo</text:p>
          </table:table-cell>
          <table:table-cell table:style-name="ce20" table:formula="of:=[.C9]*[.C$1]+[.D9]*[.D$1]+[.E$1]*[.E9]+[.F$1]*[.F9]" office:value-type="float" office:value="107.5" calcext:value-type="float">
            <text:p>107,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GrreenbullInvest</text:p>
          </table:table-cell>
          <table:table-cell table:formula="of:=[.C10]*[.C$1]+[.D10]*[.D$1]+[.E$1]*[.E10]+[.F$1]*[.F10]" office:value-type="float" office:value="61.6" calcext:value-type="float">
            <text:p>61,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sgstjc</text:p>
          </table:table-cell>
          <table:table-cell table:formula="of:=[.C11]*[.C$1]+[.D11]*[.D$1]+[.E$1]*[.E11]+[.F$1]*[.F11]" office:value-type="float" office:value="127.2" calcext:value-type="float">
            <text:p>127,2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Miyoshi</text:p>
          </table:table-cell>
          <table:table-cell table:formula="of:=[.C12]*[.C$1]+[.D12]*[.D$1]+[.E$1]*[.E12]+[.F$1]*[.F12]" office:value-type="float" office:value="129.7" calcext:value-type="float">
            <text:p>129,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k Liang</text:p>
          </table:table-cell>
          <table:table-cell table:formula="of:=[.C13]*[.C$1]+[.D13]*[.D$1]+[.E$1]*[.E13]+[.F$1]*[.F13]" office:value-type="float" office:value="86.3" calcext:value-type="float">
            <text:p>86,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CanZhao</text:p>
          </table:table-cell>
          <table:table-cell table:formula="of:=[.C14]*[.C$1]+[.D14]*[.D$1]+[.E$1]*[.E14]+[.F$1]*[.F14]" office:value-type="float" office:value="108.6" calcext:value-type="float">
            <text:p>108,6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o428</text:p>
          </table:table-cell>
          <table:table-cell table:formula="of:=[.C15]*[.C$1]+[.D15]*[.D$1]+[.E$1]*[.E15]+[.F$1]*[.F15]" office:value-type="float" office:value="72.4" calcext:value-type="float">
            <text:p>72,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ertMERC</text:p>
          </table:table-cell>
          <table:table-cell table:formula="of:=[.C16]*[.C$1]+[.D16]*[.D$1]+[.E$1]*[.E16]+[.F$1]*[.F16]" office:value-type="float" office:value="68.6" calcext:value-type="float">
            <text:p>68,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w500</text:p>
          </table:table-cell>
          <table:table-cell table:formula="of:=[.C17]*[.C$1]+[.D17]*[.D$1]+[.E$1]*[.E17]+[.F$1]*[.F17]" office:value-type="float" office:value="66.1" calcext:value-type="float">
            <text:p>66,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-10" calcext:value-type="float">
            <text:p>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ial-Investor</text:p>
          </table:table-cell>
          <table:table-cell table:formula="of:=[.C18]*[.C$1]+[.D18]*[.D$1]+[.E$1]*[.E18]+[.F$1]*[.F18]" office:value-type="float" office:value="33.4" calcext:value-type="float">
            <text:p>33,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vest</text:p>
          </table:table-cell>
          <table:table-cell table:formula="of:=[.C19]*[.C$1]+[.D19]*[.D$1]+[.E$1]*[.E19]+[.F$1]*[.F19]" office:value-type="float" office:value="105.1" calcext:value-type="float">
            <text:p>105,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orvasa</text:p>
          </table:table-cell>
          <table:table-cell table:formula="of:=[.C20]*[.C$1]+[.D20]*[.D$1]+[.E$1]*[.E20]+[.F$1]*[.F20]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_and_Ste</text:p>
          </table:table-cell>
          <table:table-cell table:formula="of:=[.C21]*[.C$1]+[.D21]*[.D$1]+[.E$1]*[.E21]+[.F$1]*[.F21]" office:value-type="float" office:value="20.7" calcext:value-type="float">
            <text:p>20,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3:.C21])*2" office:value-type="float" office:value="28.6315789473684" calcext:value-type="float">
            <text:p>28,6315789473684</text:p>
          </table:table-cell>
          <table:table-cell table:formula="of:=AVERAGE([.D3:.D21])" office:value-type="float" office:value="56.1052631578947" calcext:value-type="float">
            <text:p>56,1052631578947</text:p>
          </table:table-cell>
          <table:table-cell table:formula="of:=AVERAGE([.E3:.E21])" office:value-type="float" office:value="28.6315789473684" calcext:value-type="float">
            <text:p>28,6315789473684</text:p>
          </table:table-cell>
          <table:table-cell table:number-columns-repeated="6"/>
        </table:table-row>
      </table:table>
      <table:table table:name="test algoritmu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TNT</text:p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98.86" calcext:value-type="float">
            <text:p>98,86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FB</text:p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99.32" calcext:value-type="float">
            <text:p>99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.00.0000</text:date>, <text:time style:data-style-name="N2" text:time-value="15:47:35.603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6:31:54.988000000</meta:creation-date>
    <dc:date>2021-09-11T12:02:44.336000000</dc:date>
    <meta:editing-duration>PT17H46M15S</meta:editing-duration>
    <meta:editing-cycles>39</meta:editing-cycles>
    <meta:generator>LibreOffice/7.0.1.2$Windows_X86_64 LibreOffice_project/7cbcfc562f6eb6708b5ff7d7397325de9e764452</meta:generator>
    <meta:document-statistic meta:table-count="3" meta:cell-count="1610" meta:object-count="0"/>
  </office:meta>
</office:document-meta>
</file>